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style style:name="gr1" style:family="graphic" style:parent-style-name="objectwithoutfill">
      <style:graphic-properties svg:stroke-width="0.02cm" draw:marker-start-width="0.26cm" draw:marker-end="Small_20_Arrow" draw:marker-end-width="0.15cm" draw:fill="none" draw:textarea-vertical-align="middle" fo:padding-top="0.135cm" fo:padding-bottom="0.135cm" fo:padding-left="0.26cm" fo:padding-right="0.26cm"/>
    </style:style>
    <style:style style:name="gr2" style:family="graphic" style:parent-style-name="standard">
      <style:graphic-properties draw:stroke="none" svg:stroke-width="0.035cm" draw:stroke-linejoin="miter" draw:fill="solid" draw:fill-color="#ffffff" draw:opacity="0%"/>
    </style:style>
    <style:style style:name="gr3" style:family="graphic" style:parent-style-name="standard">
      <style:graphic-properties draw:stroke="none" svg:stroke-width="0.035cm" draw:stroke-linejoin="miter" draw:fill="solid" draw:fill-color="#000000"/>
    </style:style>
    <style:style style:name="gr4" style:family="graphic" style:parent-style-name="objectwithoutfill">
      <style:graphic-properties svg:stroke-width="0.02cm" svg:stroke-color="#4c4c4c" draw:marker-start-width="0.26cm" draw:marker-end="Small_20_Arrow" draw:marker-end-width="0.15cm" draw:fill="none" draw:textarea-vertical-align="middle" fo:padding-top="0.135cm" fo:padding-bottom="0.135cm" fo:padding-left="0.26cm" fo:padding-right="0.26cm"/>
    </style:style>
    <style:style style:name="gr5" style:family="graphic" style:parent-style-name="objectwithoutfill">
      <style:graphic-properties draw:fill="none" draw:textarea-vertical-align="middle"/>
    </style:style>
    <style:style style:name="gr6" style:family="graphic" style:parent-style-name="objectwithoutfill">
      <style:graphic-properties svg:stroke-width="0.025cm" svg:stroke-color="#dc2300" draw:marker-start-width="0.274cm" draw:marker-end-width="0.274cm" draw:fill="none" draw:textarea-vertical-align="middle" fo:padding-top="0.137cm" fo:padding-bottom="0.137cm" fo:padding-left="0.262cm" fo:padding-right="0.262cm"/>
    </style:style>
    <style:style style:name="gr7" style:family="graphic" style:parent-style-name="objectwithoutfill">
      <style:graphic-properties svg:stroke-width="0.025cm" svg:stroke-color="#dc2300" draw:marker-start-width="0.281cm" draw:marker-end-width="0.281cm" draw:fill="none" draw:textarea-vertical-align="middle" fo:padding-top="0.137cm" fo:padding-bottom="0.137cm" fo:padding-left="0.262cm" fo:padding-right="0.262cm"/>
    </style:style>
    <style:style style:name="gr8" style:family="graphic" style:parent-style-name="objectwithoutfill">
      <style:graphic-properties draw:stroke="dash" draw:stroke-dash="Fine_20_Dashed" svg:stroke-width="0.02cm" draw:marker-start-width="0.26cm" draw:marker-end-width="0.26cm" draw:fill="none" draw:textarea-vertical-align="middle" fo:padding-top="0.135cm" fo:padding-bottom="0.135cm" fo:padding-left="0.26cm" fo:padding-right="0.26cm"/>
    </style:style>
    <style:style style:name="gr9" style:family="graphic" style:parent-style-name="objectwithoutfill">
      <style:graphic-properties svg:stroke-width="0.03cm" draw:marker-start="Small_20_Arrow" draw:marker-start-width="0.1cm" draw:marker-end="Small_20_Arrow" draw:marker-end-width="0.1cm" draw:fill="none" draw:textarea-vertical-align="middle" fo:padding-top="0.14cm" fo:padding-bottom="0.14cm" fo:padding-left="0.265cm" fo:padding-right="0.265cm"/>
    </style:style>
    <style:style style:name="gr10" style:family="graphic" style:parent-style-name="objectwithoutfill">
      <style:graphic-properties svg:stroke-width="0.02cm" svg:stroke-color="#808080" draw:marker-start-width="0.26cm" draw:marker-end="Small_20_Arrow" draw:marker-end-width="0.1cm" draw:fill="none" draw:textarea-vertical-align="middle" fo:padding-top="0.135cm" fo:padding-bottom="0.135cm" fo:padding-left="0.26cm" fo:padding-right="0.26cm"/>
    </style:style>
    <style:style style:name="gr11" style:family="graphic" style:parent-style-name="standard">
      <style:graphic-properties draw:textarea-horizontal-align="justify" draw:textarea-vertical-align="middle" draw:auto-grow-height="false" fo:min-height="0.641cm" fo:min-width="1.687cm"/>
    </style:style>
    <style:style style:name="gr12" style:family="graphic" style:parent-style-name="objectwithoutfill">
      <style:graphic-properties svg:stroke-width="0.02cm" draw:marker-start-width="0.26cm" draw:marker-end="Small_20_Arrow" draw:marker-end-width="0.05cm" draw:fill="none" draw:textarea-vertical-align="middle" fo:padding-top="0.135cm" fo:padding-bottom="0.135cm" fo:padding-left="0.26cm" fo:padding-right="0.26cm"/>
    </style:style>
    <style:style style:name="gr13" style:family="graphic" style:parent-style-name="objectwithoutfill">
      <style:graphic-properties svg:stroke-width="0.02cm" draw:marker-start-width="0.26cm" draw:marker-end="Small_20_Arrow" draw:marker-end-width="0.1cm" draw:fill="none" draw:textarea-vertical-align="middle" fo:padding-top="0.135cm" fo:padding-bottom="0.135cm" fo:padding-left="0.26cm" fo:padding-right="0.26cm"/>
    </style:style>
    <style:style style:name="gr14" style:family="graphic" style:parent-style-name="objectwithoutfill">
      <style:graphic-properties draw:stroke="dash" draw:stroke-dash="Fine_20_Dashed" svg:stroke-width="0.02cm" draw:marker-start="Circle" draw:marker-start-width="0.05cm" draw:marker-end="Circle" draw:marker-end-width="0.05cm" draw:fill="none" draw:textarea-vertical-align="middle" fo:padding-top="0.135cm" fo:padding-bottom="0.135cm" fo:padding-left="0.26cm" fo:padding-right="0.26cm"/>
    </style:style>
    <style:style style:name="gr15" style:family="graphic" style:parent-style-name="standard">
      <style:graphic-properties svg:stroke-width="0.025cm" svg:stroke-color="#280099" draw:marker-start-width="0.276cm" draw:marker-end-width="0.276cm" draw:textarea-horizontal-align="justify" draw:textarea-vertical-align="middle" draw:auto-grow-height="false" fo:min-height="0cm" fo:min-width="0cm" fo:padding-top="0.138cm" fo:padding-bottom="0.138cm" fo:padding-left="0.263cm" fo:padding-right="0.263cm"/>
    </style:style>
    <style:style style:name="gr16" style:family="graphic" style:parent-style-name="objectwithoutfill">
      <style:graphic-properties svg:stroke-width="0.02cm" draw:marker-start="Small_20_Arrow" draw:marker-start-width="0.15cm" draw:marker-end="" draw:marker-end-width="0.15cm" draw:fill="none" draw:textarea-vertical-align="middle" fo:padding-top="0.135cm" fo:padding-bottom="0.135cm" fo:padding-left="0.26cm" fo:padding-right="0.26cm"/>
    </style:style>
    <style:style style:name="gr17" style:family="graphic" style:parent-style-name="standard">
      <style:graphic-properties draw:stroke="none" svg:stroke-width="0.035cm" draw:stroke-linejoin="miter" draw:fill="solid" draw:fill-color="#ffffff"/>
    </style:style>
    <style:style style:name="gr18" style:family="graphic" style:parent-style-name="standard">
      <style:graphic-properties svg:stroke-color="#000000" draw:fill-color="#000000" draw:textarea-horizontal-align="justify" draw:textarea-vertical-align="middle" draw:auto-grow-height="false" fo:min-height="0cm" fo:min-width="0cm"/>
    </style:style>
    <style:style style:name="gr19" style:family="graphic" style:parent-style-name="objectwithoutfill">
      <style:graphic-properties svg:stroke-width="0.04cm" svg:stroke-color="#009900" draw:marker-start-width="0.32cm" draw:marker-end-width="0.32cm" draw:fill="none" draw:textarea-vertical-align="middle" fo:padding-top="0.145cm" fo:padding-bottom="0.145cm" fo:padding-left="0.27cm" fo:padding-right="0.27cm"/>
    </style:style>
    <style:style style:name="gr20" style:family="graphic" style:parent-style-name="objectwithoutfill">
      <style:graphic-properties svg:stroke-width="0.025cm" svg:stroke-color="#66ccff" draw:marker-start-width="0.276cm" draw:marker-end="Arrowheads_20_2" draw:marker-end-width="0.136cm" draw:fill="none" draw:textarea-vertical-align="middle" fo:padding-top="0.138cm" fo:padding-bottom="0.138cm" fo:padding-left="0.263cm" fo:padding-right="0.263cm"/>
    </style:style>
    <style:style style:name="gr21" style:family="graphic" style:parent-style-name="objectwithoutfill">
      <style:graphic-properties draw:stroke="solid" draw:stroke-dash="Fine_20_Dashed" svg:stroke-width="0.05cm" svg:stroke-color="#ff3333" draw:marker-start="Circle" draw:marker-start-width="0cm" draw:marker-end="Small_20_Arrow" draw:marker-end-width="0.13cm" draw:fill="none" draw:textarea-vertical-align="middle" fo:padding-top="0.15cm" fo:padding-bottom="0.15cm" fo:padding-left="0.275cm" fo:padding-right="0.275cm"/>
    </style:style>
    <style:style style:name="gr22" style:family="graphic" style:parent-style-name="objectwithoutfill">
      <style:graphic-properties svg:stroke-width="0.025cm" svg:stroke-color="#808080" draw:marker-start-width="0.274cm" draw:marker-end="Arrowheads_20_1" draw:marker-end-width="0.15cm" draw:fill="none" draw:textarea-vertical-align="middle" fo:padding-top="0.137cm" fo:padding-bottom="0.137cm" fo:padding-left="0.262cm" fo:padding-right="0.262cm"/>
    </style:style>
    <style:style style:name="gr23" style:family="graphic" style:parent-style-name="standard">
      <style:graphic-properties svg:stroke-width="0.025cm" svg:stroke-color="#000000" draw:marker-start-width="0.276cm" draw:marker-end-width="0.276cm" draw:fill-color="#666666" draw:textarea-horizontal-align="justify" draw:textarea-vertical-align="middle" draw:auto-grow-height="false" fo:min-height="0cm" fo:min-width="0cm" fo:padding-top="0.138cm" fo:padding-bottom="0.138cm" fo:padding-left="0.263cm" fo:padding-right="0.263cm"/>
    </style:style>
    <style:style style:name="gr24" style:family="graphic" style:parent-style-name="standard">
      <style:graphic-properties svg:stroke-width="0.025cm" svg:stroke-color="#000000" draw:marker-start-width="0.313cm" draw:marker-end-width="0.313cm" draw:fill-color="#666666" draw:textarea-horizontal-align="justify" draw:textarea-vertical-align="middle" draw:auto-grow-height="false" fo:min-height="0cm" fo:min-width="0cm" fo:padding-top="0.138cm" fo:padding-bottom="0.138cm" fo:padding-left="0.263cm" fo:padding-right="0.263cm"/>
    </style:style>
    <style:style style:name="gr25" style:family="graphic" style:parent-style-name="standard">
      <style:graphic-properties svg:stroke-width="0.025cm" svg:stroke-color="#000000" draw:marker-start-width="0.313cm" draw:marker-end-width="0.313cm" draw:fill="solid" draw:fill-color="#666666" draw:textarea-horizontal-align="justify" draw:textarea-vertical-align="middle" draw:auto-grow-height="false" fo:min-height="0cm" fo:min-width="0cm" fo:padding-top="0.138cm" fo:padding-bottom="0.138cm" fo:padding-left="0.263cm" fo:padding-right="0.263cm"/>
    </style:style>
    <style:style style:name="gr26" style:family="graphic" style:parent-style-name="objectwithoutfill">
      <style:graphic-properties svg:stroke-width="0.03cm" svg:stroke-color="#ff3333" draw:marker-start="Circle" draw:marker-start-width="0.1cm" draw:marker-end="Small_20_Arrow" draw:marker-end-width="0.1cm" draw:fill="none" draw:textarea-vertical-align="middle" fo:padding-top="0.14cm" fo:padding-bottom="0.14cm" fo:padding-left="0.265cm" fo:padding-right="0.265cm"/>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10.598cm"/>
    </style:style>
    <style:style style:name="gr28" style:family="graphic" style:parent-style-name="objectwithoutfill">
      <style:graphic-properties svg:stroke-width="0.03cm" svg:stroke-color="#0066cc" draw:marker-start-width="0.29cm" draw:marker-end="Arrowheads_20_2" draw:marker-end-width="0.15cm" draw:fill="none" draw:textarea-vertical-align="middle" fo:padding-top="0.14cm" fo:padding-bottom="0.14cm" fo:padding-left="0.265cm" fo:padding-right="0.265cm"/>
    </style:style>
    <style:style style:name="gr29" style:family="graphic" style:parent-style-name="objectwithoutfill">
      <style:graphic-properties svg:stroke-width="0.03cm" svg:stroke-color="#0066cc" draw:marker-start="Circle" draw:marker-start-width="0.1cm" draw:marker-end="Arrowheads_20_2" draw:marker-end-width="0.15cm" draw:fill="none" draw:textarea-vertical-align="middle" fo:padding-top="0.14cm" fo:padding-bottom="0.14cm" fo:padding-left="0.265cm" fo:padding-right="0.265cm"/>
    </style:style>
    <style:style style:name="gr30" style:family="graphic" style:parent-style-name="standard">
      <style:graphic-properties draw:stroke="none" svg:stroke-width="0.044cm" draw:stroke-linejoin="miter" draw:fill="solid" draw:fill-color="#ffffff" draw:opacity="0%"/>
    </style:style>
    <style:style style:name="gr31" style:family="graphic" style:parent-style-name="standard">
      <style:graphic-properties draw:stroke="none" svg:stroke-width="0.044cm" draw:stroke-linejoin="miter" draw:fill="solid" draw:fill-color="#000000"/>
    </style:style>
    <style:style style:name="gr32" style:family="graphic" style:parent-style-name="standard">
      <style:graphic-properties draw:stroke="none" svg:stroke-width="0.044cm" draw:stroke-linejoin="miter" draw:fill="solid" draw:fill-color="#ffffff"/>
    </style:style>
    <style:style style:name="gr33" style:family="graphic" style:parent-style-name="objectwithoutfill">
      <style:graphic-properties svg:stroke-width="0.025cm" svg:stroke-color="#0066cc" draw:marker-start-width="0.275cm" draw:marker-end="Arrowheads_20_2" draw:marker-end-width="0.085cm" draw:fill="none" draw:textarea-vertical-align="middle" fo:padding-top="0.138cm" fo:padding-bottom="0.138cm" fo:padding-left="0.263cm" fo:padding-right="0.263cm"/>
    </style:style>
    <style:style style:name="gr34" style:family="graphic" style:parent-style-name="objectwithoutfill">
      <style:graphic-properties svg:stroke-width="0.03cm" svg:stroke-color="#ff3333" draw:marker-start="Circle" draw:marker-start-width="0.05cm" draw:marker-end="Arrowheads_20_2" draw:marker-end-width="0.125cm" draw:fill="none" draw:textarea-vertical-align="middle" fo:padding-top="0.14cm" fo:padding-bottom="0.14cm" fo:padding-left="0.265cm" fo:padding-right="0.265cm"/>
    </style:style>
    <style:style style:name="gr35" style:family="graphic" style:parent-style-name="objectwithoutfill">
      <style:graphic-properties svg:stroke-width="0.025cm" svg:stroke-color="#0066cc" draw:marker-start-width="0.268cm" draw:marker-end="Arrowheads_20_2" draw:marker-end-width="0.078cm" draw:fill="none" draw:textarea-vertical-align="middle" fo:padding-top="0.138cm" fo:padding-bottom="0.138cm" fo:padding-left="0.263cm" fo:padding-right="0.263cm"/>
    </style:style>
    <style:style style:name="gr36" style:family="graphic" style:parent-style-name="objectwithoutfill">
      <style:graphic-properties draw:stroke="dash" draw:stroke-dash="Fine_20_Dashed" svg:stroke-width="0.03cm" svg:stroke-color="#ff3333" draw:marker-start="Circle" draw:marker-start-width="0.025cm" draw:marker-end="Arrowheads_20_2" draw:marker-end-width="0.125cm" draw:fill="none" draw:textarea-vertical-align="middle" fo:padding-top="0.14cm" fo:padding-bottom="0.14cm" fo:padding-left="0.265cm" fo:padding-right="0.265cm"/>
    </style:style>
    <style:style style:name="gr37" style:family="graphic" style:parent-style-name="objectwithoutfill">
      <style:graphic-properties svg:stroke-width="0.04cm" svg:stroke-color="#009900" draw:marker-start-width="0.38cm" draw:marker-end="" draw:marker-end-width="0.38cm" draw:fill="none" draw:textarea-vertical-align="middle" fo:padding-top="0.145cm" fo:padding-bottom="0.145cm" fo:padding-left="0.27cm" fo:padding-right="0.27cm"/>
    </style:style>
    <style:style style:name="gr38" style:family="graphic" style:parent-style-name="objectwithoutfill">
      <style:graphic-properties svg:stroke-width="0.03cm" svg:stroke-color="#999999" draw:marker-start="Circle" draw:marker-start-width="0.1cm" draw:marker-end="Arrowheads_20_2" draw:marker-end-width="0.15cm" draw:fill="none" draw:textarea-vertical-align="middle" fo:padding-top="0.14cm" fo:padding-bottom="0.14cm" fo:padding-left="0.265cm" fo:padding-right="0.265cm"/>
    </style:style>
    <style:style style:name="gr39" style:family="graphic" style:parent-style-name="objectwithoutfill">
      <style:graphic-properties draw:stroke="solid" draw:stroke-dash="Fine_20_Dashed" svg:stroke-width="0.05cm" svg:stroke-color="#ff3333" draw:marker-start="Circle" draw:marker-start-width="0.03cm" draw:marker-end="Small_20_Arrow" draw:marker-end-width="0.16cm" draw:fill="none" draw:textarea-vertical-align="middle" fo:padding-top="0.15cm" fo:padding-bottom="0.15cm" fo:padding-left="0.275cm" fo:padding-right="0.275cm"/>
    </style:style>
    <style:style style:name="gr40" style:family="graphic" style:parent-style-name="objectwithoutfill">
      <style:graphic-properties svg:stroke-width="0.025cm" svg:stroke-color="#666666" draw:marker-start-width="0.276cm" draw:marker-end="Arrowheads_20_2" draw:marker-end-width="0.1cm" draw:fill="none" draw:textarea-vertical-align="middle" fo:padding-top="0.138cm" fo:padding-bottom="0.138cm" fo:padding-left="0.263cm" fo:padding-right="0.263cm"/>
    </style:style>
    <style:style style:name="gr41" style:family="graphic" style:parent-style-name="standard">
      <style:graphic-properties draw:stroke="none" svg:stroke-width="0.044cm" draw:stroke-linejoin="miter" draw:fill="solid" draw:fill-color="#0000ff"/>
    </style:style>
    <style:style style:name="gr42" style:family="graphic" style:parent-style-name="objectwithoutfill">
      <style:graphic-properties svg:stroke-width="0.005cm" svg:stroke-color="#000000" draw:marker-start-width="0.214cm" draw:marker-end="Arrowheads_20_3" draw:marker-end-width="0.064cm" draw:fill="none" draw:textarea-vertical-align="middle" fo:padding-top="0.127cm" fo:padding-bottom="0.127cm" fo:padding-left="0.252cm" fo:padding-right="0.252cm"/>
    </style:style>
    <style:style style:name="gr43" style:family="graphic" style:parent-style-name="objectwithoutfill">
      <style:graphic-properties svg:stroke-width="0.03cm" svg:stroke-color="#999999" draw:marker-start-width="0.29cm" draw:marker-end="Arrowheads_20_2" draw:marker-end-width="0.15cm" draw:fill="none" draw:textarea-vertical-align="middle" fo:padding-top="0.14cm" fo:padding-bottom="0.14cm" fo:padding-left="0.265cm" fo:padding-right="0.265cm"/>
    </style:style>
    <style:style style:name="gr44" style:family="graphic" style:parent-style-name="objectwithoutfill">
      <style:graphic-properties svg:stroke-color="#ff3333" draw:marker-end="Small_20_Arrow" draw:marker-end-width="0.05cm" draw:fill="none" draw:textarea-vertical-align="middle"/>
    </style:style>
    <style:style style:name="gr45" style:family="graphic" style:parent-style-name="objectwithoutfill">
      <style:graphic-properties svg:stroke-color="#ff3333" draw:marker-start="Small_20_Arrow" draw:marker-start-width="0.05cm" draw:marker-end="" draw:marker-end-width="0.05cm" draw:fill="none" draw:textarea-vertical-align="middle"/>
    </style:style>
    <style:style style:name="gr46" style:family="graphic" style:parent-style-name="objectwithoutfill">
      <style:graphic-properties svg:stroke-width="0.03cm" svg:stroke-color="#ff3333" draw:marker-start-width="0.29cm" draw:marker-end="Small_20_Arrow" draw:marker-end-width="0.1cm" draw:fill="none" draw:textarea-vertical-align="middle" fo:padding-top="0.14cm" fo:padding-bottom="0.14cm" fo:padding-left="0.265cm" fo:padding-right="0.265cm"/>
    </style:style>
    <style:style style:name="P1" style:family="paragraph">
      <loext:graphic-properties draw:fill="none"/>
      <style:paragraph-properties fo:text-align="center"/>
    </style:style>
    <style:style style:name="P2" style:family="paragraph">
      <loext:graphic-properties draw:fill="solid" draw:fill-color="#ffffff" draw:opacity="0%"/>
    </style:style>
    <style:style style:name="P3" style:family="paragraph">
      <loext:graphic-properties draw:fill="solid" draw:fill-color="#000000"/>
    </style:style>
    <style:style style:name="P4" style:family="paragraph">
      <style:paragraph-properties fo:text-align="center"/>
    </style:style>
    <style:style style:name="P5" style:family="paragraph">
      <loext:graphic-properties draw:fill="solid" draw:fill-color="#ffffff"/>
    </style:style>
    <style:style style:name="P6" style:family="paragraph">
      <loext:graphic-properties draw:fill-color="#000000"/>
      <style:paragraph-properties fo:text-align="center"/>
    </style:style>
    <style:style style:name="P7" style:family="paragraph">
      <loext:graphic-properties draw:fill-color="#666666"/>
      <style:paragraph-properties fo:text-align="center"/>
    </style:style>
    <style:style style:name="P8" style:family="paragraph">
      <loext:graphic-properties draw:fill="solid" draw:fill-color="#666666"/>
      <style:paragraph-properties fo:text-align="center"/>
    </style:style>
    <style:style style:name="P9" style:family="paragraph">
      <loext:graphic-properties draw:fill="none" draw:fill-color="#ffffff"/>
    </style:style>
    <style:style style:name="P10" style:family="paragraph">
      <loext:graphic-properties draw:fill="solid" draw:fill-color="#0000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0.638cm" svg:y1="10.043cm" svg:x2="14.081cm" svg:y2="4.145cm">
          <text:p/>
        </draw:line>
        <draw:line draw:style-name="gr1" draw:text-style-name="P1" draw:layer="layout" svg:x1="10.636cm" svg:y1="10.049cm" svg:x2="18.814cm" svg:y2="6.879cm">
          <text:p/>
        </draw:line>
        <draw:line draw:style-name="gr1" draw:text-style-name="P1" draw:layer="layout" svg:x1="10.636cm" svg:y1="10.049cm" svg:x2="7.894cm" svg:y2="7.314cm">
          <text:p/>
        </draw:line>
        <draw:line draw:style-name="gr1" draw:text-style-name="P1" draw:layer="layout" svg:x1="10.636cm" svg:y1="10.049cm" svg:x2="8.002cm" svg:y2="1.871cm">
          <text:p/>
        </draw:line>
        <draw:line draw:style-name="gr1" draw:text-style-name="P1" draw:layer="layout" svg:x1="18.816cm" svg:y1="6.886cm" svg:x2="14.078cm" svg:y2="4.154cm">
          <text:p/>
        </draw:line>
        <draw:g>
          <svg:title>TexMaths</svg:title>
          <svg:desc>20§display§R</svg:desc>
          <draw:polygon draw:style-name="gr2" draw:text-style-name="P2" draw:layer="layout" svg:width="0.539cm" svg:height="0.479cm" svg:x="17.111cm" svg:y="7.788cm" svg:viewBox="0 0 540 480" draw:points="270,480 0,480 0,0 540,0 540,480">
            <text:p/>
          </draw:polygon>
          <draw:path draw:style-name="gr3" draw:text-style-name="P3" draw:layer="layout" svg:width="0.503cm" svg:height="0.497cm" svg:x="17.139cm" svg:y="7.786cm" svg:viewBox="0 0 504 498" svg:d="M236 48c4-16 6-24 20-26 6 0 28 0 42 0 50 0 128 0 128 70 0 24-10 72-38 100-18 18-56 40-120 40h-78zM338 242c70-16 154-64 154-136 0-60-62-106-156-106h-200c-14 0-20 0-20 14 0 8 6 8 18 8 2 0 16 0 28 2 12 0 18 2 18 10 0 4 0 6-2 14l-94 378c-8 28-10 34-64 34-14 0-20 0-20 14 0 8 8 8 10 8 20 0 70-2 88-2 20 0 70 2 90 2 6 0 14 0 14-14 0-8-6-8-20-8-26 0-46 0-46-12 0-4 2-8 4-12l46-188h84c64 0 76 40 76 64 0 12-6 34-10 50-4 20-10 46-10 60 0 76 84 76 94 76 60 0 84-72 84-82 0-8-8-8-8-8-6 0-8 4-10 10-18 52-48 64-64 64-24 0-28-16-28-44 0-20 4-56 6-80 2-10 4-22 4-32 0-54-48-76-66-84z">
            <text:p/>
          </draw:path>
        </draw:g>
        <draw:g>
          <svg:title>TexMaths</svg:title>
          <svg:desc>20§display§r'</svg:desc>
          <draw:polygon draw:style-name="gr2" draw:text-style-name="P2" draw:layer="layout" svg:width="0.497cm" svg:height="0.563cm" svg:x="16.637cm" svg:y="4.76cm" svg:viewBox="0 0 498 564" draw:points="250,564 0,564 0,0 498,0 498,564">
            <text:p/>
          </draw:polygon>
          <draw:path draw:style-name="gr3" draw:text-style-name="P3" draw:layer="layout" svg:width="0.287cm" svg:height="0.319cm" svg:x="16.657cm" svg:y="5.012cm" svg:viewBox="0 0 288 320" svg:d="M42 270c-2 12-6 28-6 32 0 12 10 18 20 18 8 0 22-6 26-20 2-2 26-98 28-112 6-22 18-72 24-92 2-8 22-42 38-58 6-4 26-22 58-22 18 0 28 8 30 8-22 4-38 20-38 38 0 12 8 26 28 26 18 0 38-16 38-42 0-24-22-46-58-46-46 0-78 34-92 54-4-32-30-54-64-54-32 0-46 28-52 40-12 24-22 66-22 68 0 8 8 8 8 8 8 0 8 0 12-16 12-50 26-84 52-84 12 0 22 6 22 32 0 14-2 22-12 60z">
            <text:p/>
          </draw:path>
          <draw:path draw:style-name="gr3" draw:text-style-name="P3" draw:layer="layout" svg:width="0.125cm" svg:height="0.255cm" svg:x="16.997cm" svg:y="4.758cm" svg:viewBox="0 0 126 256" svg:d="M120 44c4-10 6-14 6-16 0-16-14-28-30-28-20 0-26 16-28 24l-66 214c0 2-2 8-2 8 0 6 16 10 20 10 2 0 4 0 6-8z">
            <text:p/>
          </draw:path>
        </draw:g>
        <draw:g>
          <svg:title>TexMaths</svg:title>
          <svg:desc>20§display§r</svg:desc>
          <draw:polygon draw:style-name="gr2" draw:text-style-name="P2" draw:layer="layout" svg:width="0.337cm" svg:height="0.303cm" svg:x="12.265cm" svg:y="5.906cm" svg:viewBox="0 0 338 304" draw:points="168,304 0,304 0,0 338,0 338,304">
            <text:p/>
          </draw:polygon>
          <draw:path draw:style-name="gr3" draw:text-style-name="P3" draw:layer="layout" svg:width="0.287cm" svg:height="0.319cm" svg:x="12.285cm" svg:y="5.896cm" svg:viewBox="0 0 288 320" svg:d="M42 270c-2 12-6 28-6 32 0 12 10 18 20 18 8 0 22-6 26-20 2-2 26-98 28-112 6-22 18-72 24-92 2-8 22-42 38-58 6-4 26-22 58-22 18 0 28 8 30 8-22 4-38 20-38 38 0 12 8 26 28 26 18 0 38-16 38-42 0-24-22-46-58-46-46 0-78 34-92 54-4-32-30-54-64-54-32 0-46 28-52 40-12 24-22 66-22 68 0 8 8 8 8 8 8 0 8 0 12-16 12-50 26-84 52-84 12 0 22 6 22 32 0 14-2 22-12 60z">
            <text:p/>
          </draw:path>
        </draw:g>
        <draw:line draw:style-name="gr4" draw:text-style-name="P1" draw:layer="layout" svg:x1="2.21cm" svg:y1="26.194cm" svg:x2="2.21cm" svg:y2="20.543cm">
          <text:p/>
        </draw:line>
        <draw:line draw:style-name="gr4" draw:text-style-name="P1" draw:layer="layout" svg:x1="1.815cm" svg:y1="25.679cm" svg:x2="10.566cm" svg:y2="25.68cm">
          <text:p/>
        </draw:line>
        <draw:g>
          <svg:title>TexMaths</svg:title>
          <svg:desc>20§display§q</svg:desc>
          <draw:polygon draw:style-name="gr2" draw:text-style-name="P2" draw:layer="layout" svg:width="0.339cm" svg:height="0.439cm" svg:x="1.574cm" svg:y="21.024cm" svg:viewBox="0 0 340 440" draw:points="170,440 0,440 0,0 340,0 340,440">
            <text:p/>
          </draw:polygon>
          <draw:path draw:style-name="gr3" draw:text-style-name="P3" draw:layer="layout" svg:width="0.291cm" svg:height="0.449cm" svg:x="1.602cm" svg:y="21.014cm" svg:viewBox="0 0 292 450" svg:d="M292 8c0-4-2-8-8-8-8 0-36 28-48 50-16-38-42-50-66-50-82 0-170 104-170 206 0 70 42 114 94 114 30 0 58-18 82-42-6 24-28 120-30 126-6 20-12 22-52 24-10 0-16 0-16 14 0 0 0 8 10 8 22 0 46-4 70-4s50 4 72 4c4 0 14 0 14-16 0-6-8-6-18-6-34 0-34-6-34-12s0-10 2-16zM96 304c-42 0-46-54-46-66 0-34 20-110 32-140 22-52 60-82 88-82 46 0 56 56 56 62 0 4-38 158-40 162-12 20-50 64-90 64z">
            <text:p/>
          </draw:path>
        </draw:g>
        <draw:g>
          <svg:title>TexMaths</svg:title>
          <svg:desc>20§display§t</svg:desc>
          <draw:polygon draw:style-name="gr2" draw:text-style-name="P2" draw:layer="layout" svg:width="0.253cm" svg:height="0.431cm" svg:x="9.803cm" svg:y="26.007cm" svg:viewBox="0 0 254 432" draw:points="128,432 0,432 0,0 254,0 254,432">
            <text:p/>
          </draw:polygon>
          <draw:path draw:style-name="gr3" draw:text-style-name="P3" draw:layer="layout" svg:width="0.217cm" svg:height="0.449cm" svg:x="9.819cm" svg:y="25.997cm" svg:viewBox="0 0 218 450" svg:d="M130 160h66c14 0 22 0 22-14 0-8-8-8-20-8h-62c26-100 28-114 28-118 0-12-8-20-20-20-2 0-22 0-28 26l-28 112h-66c-14 0-22 0-22 14 0 8 6 8 20 8h62c-50 200-54 212-54 224 0 38 28 66 66 66 72 0 112-104 112-108 0-8-6-8-8-8-6 0-8 2-10 10-32 74-68 90-92 90-16 0-22-8-22-32 0-18 0-22 4-34z">
            <text:p/>
          </draw:path>
        </draw:g>
        <draw:line draw:style-name="gr5" draw:text-style-name="P1" draw:layer="layout" svg:x1="3.464cm" svg:y1="23.125cm" svg:x2="3.464cm" svg:y2="25.665cm">
          <text:p/>
        </draw:line>
        <draw:line draw:style-name="gr5" draw:text-style-name="P1" draw:layer="layout" svg:x1="8.502cm" svg:y1="21.444cm" svg:x2="8.502cm" svg:y2="25.662cm">
          <text:p/>
        </draw:line>
        <draw:path draw:style-name="gr6" draw:text-style-name="P1" draw:layer="layout" svg:width="5.074cm" svg:height="1.757cm" draw:transform="skewX (-0.0205948851735331) rotate (0.602138591938044) translate (3.29814537490015cm 22.8832700562829cm)" svg:viewBox="0 0 5075 1758" svg:d="M0 296c118 38 233-17 355 8 132 26 268-41 402-34 133 6 237-27 374-54 143-28 271-57 400-109 130-52 266-82 402-97 105-11 210-14 323-5 111 9 200 49 303 76 111 28 221 66 327 113 90 40 182 59 271 95 93 37 175 104 267 145 114 50 246 70 342 156 79 70 170 101 259 159 99 67 201 126 300 190 80 51 154 118 196 210 41 87 93 170 155 245 59 70 136 102 198 191 53 76 106 152 201 173">
          <text:p/>
        </draw:path>
        <draw:path draw:style-name="gr7" draw:text-style-name="P1" draw:layer="layout" svg:width="3.672cm" svg:height="3.947cm" draw:transform="skewX (-0.0293215314335047) rotate (-0.514173997637531) translate (5.30489969862027cm 19.6332770398442cm)" svg:viewBox="0 0 3673 3948" svg:d="M0 3946c118 11 233-35 349-50 120-14 215-75 316-126 87-44 187-77 252-150 68-77 106-176 174-252 70-78 92-184 159-263 71-84 120-181 169-279 59-117 133-217 187-334 45-97 163-148 221-239 63-97 163-59 242-117 99-72 257-80 321-186 67-109 115-229 147-351 29-111 40-227 66-338 23-100 133-145 219-191 99-54 199-100 282-185 75-77 156-153 247-214 85-58 156-155 150-259-7-114 89-194 106-302l60-69 6-41">
          <text:p/>
        </draw:path>
        <draw:g>
          <svg:title>TexMaths</svg:title>
          <svg:desc>20§display§t_j</svg:desc>
          <draw:polygon draw:style-name="gr2" draw:text-style-name="P2" draw:layer="layout" svg:width="0.513cm" svg:height="0.633cm" svg:x="5.396cm" svg:y="25.851cm" svg:viewBox="0 0 514 634" draw:points="258,634 0,634 0,0 514,0 514,634">
            <text:p/>
          </draw:polygon>
          <draw:path draw:style-name="gr3" draw:text-style-name="P3" draw:layer="layout" svg:width="0.217cm" svg:height="0.449cm" svg:x="5.412cm" svg:y="25.841cm" svg:viewBox="0 0 218 450" svg:d="M130 160h66c14 0 22 0 22-14 0-8-8-8-20-8h-62c26-100 28-114 28-118 0-12-8-20-20-20-2 0-22 0-28 26l-28 112h-66c-14 0-22 0-22 14 0 8 6 8 20 8h62c-50 200-54 212-54 224 0 38 28 66 66 66 72 0 112-104 112-108 0-8-6-8-8-8-6 0-8 2-10 10-32 74-68 90-92 90-16 0-22-8-22-32 0-18 0-22 4-34z">
            <text:p/>
          </draw:path>
          <draw:path draw:style-name="gr3" draw:text-style-name="P3" draw:layer="layout" svg:width="0.217cm" svg:height="0.427cm" svg:x="5.648cm" svg:y="26.061cm" svg:viewBox="0 0 218 428" svg:d="M218 18c0-8-6-18-20-18s-28 14-28 28c0 8 6 18 20 18s28-12 28-28zM112 352c-8 34-34 62-64 62-6 0-12 0-18-2 14-6 18-18 18-26 0-12-10-18-20-18-16 0-28 14-28 30 0 18 20 30 50 30 28 0 88-18 102-78l46-176c0-6 2-10 2-18 0-26-24-46-54-46-54 0-86 68-86 76 0 6 6 6 8 6 6 0 6-2 10-10 12-28 38-58 68-58 12 0 16 8 16 24 0 6-2 12-2 14z">
            <text:p/>
          </draw:path>
        </draw:g>
        <draw:line draw:style-name="gr8" draw:text-style-name="P1" draw:layer="layout" svg:x1="5.602cm" svg:y1="22.603cm" svg:x2="5.602cm" svg:y2="25.662cm">
          <text:p/>
        </draw:line>
        <draw:line draw:style-name="gr9" draw:text-style-name="P1" draw:layer="layout" svg:x1="5.602cm" svg:y1="21.452cm" svg:x2="5.602cm" svg:y2="22.597cm">
          <text:p/>
        </draw:line>
        <draw:g>
          <svg:title>TexMaths</svg:title>
          <svg:desc>20§display§\delta q_j</svg:desc>
          <draw:polygon draw:style-name="gr2" draw:text-style-name="P2" draw:layer="layout" svg:width="0.731cm" svg:height="0.553cm" svg:x="5.73cm" svg:y="21.671cm" svg:viewBox="0 0 732 554" draw:points="366,554 0,554 0,0 732,0 732,554">
            <text:p/>
          </draw:polygon>
          <draw:path draw:style-name="gr3" draw:text-style-name="P3" draw:layer="layout" svg:width="0.232cm" svg:height="0.408cm" svg:x="5.754cm" svg:y="21.66cm" svg:viewBox="0 0 233 409" svg:d="M127 156c-72 16-127 90-127 159 0 54 37 94 90 94 66 0 114-88 114-167 0-51-23-80-42-106-21-24-54-67-54-91 0-13 11-27 30-27 18 0 29 8 40 16 13 6 24 14 32 14 15 0 23-14 23-22 0-13-10-15-29-20-31-6-39-6-47-6-45 0-65 24-65 58 0 30 17 62 35 98zM133 167c15 27 31 58 31 98 0 37-21 132-74 132-32 0-55-23-55-66 0-37 21-143 98-164z">
            <text:p/>
          </draw:path>
          <draw:path draw:style-name="gr3" draw:text-style-name="P3" draw:layer="layout" svg:width="0.233cm" svg:height="0.36cm" svg:x="6.024cm" svg:y="21.813cm" svg:viewBox="0 0 234 361" svg:d="M234 6c0-3-1-6-6-6-6 0-29 22-39 40-12-30-33-40-53-40-65 0-136 83-136 165 0 57 34 92 75 92 25 0 47-15 66-34-5 19-22 96-24 101-5 16-9 18-42 20-8 0-12 0-12 11 0 0 0 6 8 6 17 0 37-3 56-3s40 3 58 3c3 0 11 0 11-13 0-4-7-4-15-4-27 0-27-5-27-10s0-8 2-13zM77 244c-34 0-37-43-37-53 0-27 16-88 26-112 17-42 48-66 70-66 37 0 45 45 45 50 0 3-30 126-32 130-9 16-40 51-72 51z">
            <text:p/>
          </draw:path>
          <draw:path draw:style-name="gr3" draw:text-style-name="P3" draw:layer="layout" svg:width="0.174cm" svg:height="0.343cm" svg:x="6.252cm" svg:y="21.885cm" svg:viewBox="0 0 175 344" svg:d="M175 14c0-6-5-14-16-14s-23 11-23 22c0 7 5 15 17 15 11 0 22-10 22-23zM90 283c-7 27-27 49-51 49-5 0-10 0-15-1 11-5 15-15 15-21 0-10-9-15-17-15-12 0-22 12-22 24 0 15 16 25 40 25 23 0 71-15 82-63l37-141c0-5 2-8 2-15 0-21-20-37-44-37-43 0-69 55-69 61 0 5 5 5 7 5 4 0 4-2 8-8 9-22 30-46 54-46 10 0 13 6 13 19 0 5-2 9-2 11z">
            <text:p/>
          </draw:path>
        </draw:g>
        <draw:g>
          <svg:title>TexMaths</svg:title>
          <svg:desc>20§display§t_i</svg:desc>
          <draw:polygon draw:style-name="gr2" draw:text-style-name="P2" draw:layer="layout" svg:width="0.453cm" svg:height="0.537cm" svg:x="3.32cm" svg:y="25.95cm" svg:viewBox="0 0 454 538" draw:points="226,538 0,538 0,0 454,0 454,538">
            <text:p/>
          </draw:polygon>
          <draw:path draw:style-name="gr3" draw:text-style-name="P3" draw:layer="layout" svg:width="0.217cm" svg:height="0.449cm" svg:x="3.336cm" svg:y="25.94cm" svg:viewBox="0 0 218 450" svg:d="M130 160h66c14 0 22 0 22-14 0-8-8-8-20-8h-62c26-100 28-114 28-118 0-12-8-20-20-20-2 0-22 0-28 26l-28 112h-66c-14 0-22 0-22 14 0 8 6 8 20 8h62c-50 200-54 212-54 224 0 38 28 66 66 66 72 0 112-104 112-108 0-8-6-8-8-8-6 0-8 2-10 10-32 74-68 90-92 90-16 0-22-8-22-32 0-18 0-22 4-34z">
            <text:p/>
          </draw:path>
          <draw:path draw:style-name="gr3" draw:text-style-name="P3" draw:layer="layout" svg:width="0.151cm" svg:height="0.333cm" svg:x="3.596cm" svg:y="26.16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g>
        <draw:g>
          <svg:title>TexMaths</svg:title>
          <svg:desc>20§display§t_f</svg:desc>
          <draw:polygon draw:style-name="gr2" draw:text-style-name="P2" draw:layer="layout" svg:width="0.581cm" svg:height="0.633cm" svg:x="8.366cm" svg:y="25.931cm" svg:viewBox="0 0 582 634" draw:points="292,634 0,634 0,0 582,0 582,634">
            <text:p/>
          </draw:polygon>
          <draw:path draw:style-name="gr3" draw:text-style-name="P3" draw:layer="layout" svg:width="0.217cm" svg:height="0.449cm" svg:x="8.382cm" svg:y="25.921cm" svg:viewBox="0 0 218 450" svg:d="M130 160h66c14 0 22 0 22-14 0-8-8-8-20-8h-62c26-100 28-114 28-118 0-12-8-20-20-20-2 0-22 0-28 26l-28 112h-66c-14 0-22 0-22 14 0 8 6 8 20 8h62c-50 200-54 212-54 224 0 38 28 66 66 66 72 0 112-104 112-108 0-8-6-8-8-8-6 0-8 2-10 10-32 74-68 90-92 90-16 0-22-8-22-32 0-18 0-22 4-34z">
            <text:p/>
          </draw:path>
          <draw:path draw:style-name="gr3" draw:text-style-name="P3" draw:layer="layout" svg:width="0.263cm" svg:height="0.447cm" svg:x="8.654cm" svg:y="26.121cm" svg:viewBox="0 0 264 448" svg:d="M166 152h48c10 0 16 0 16-10 0-8-6-8-14-8h-46c10-62 14-84 18-98 2-12 14-22 26-22 0 0 14 0 22 6-20 6-20 24-20 26 0 12 8 20 20 20s28-12 28-30c0-24-26-36-50-36-22 0-46 12-60 38-10 18-14 40-24 96h-40c-10 0-16 0-16 12 0 6 6 6 16 6h36c0 4-32 182-44 234-2 12-10 48-34 48 0 0-12 0-22-4 20-8 22-26 22-28 0-12-8-18-20-18-14 0-28 10-28 30 0 22 24 34 48 34 32 0 54-32 60-42 18-34 28-94 30-100z">
            <text:p/>
          </draw:path>
        </draw:g>
        <draw:line draw:style-name="gr5" draw:text-style-name="P1" draw:layer="layout" svg:x1="2.204cm" svg:y1="23.131cm" svg:x2="3.465cm" svg:y2="23.131cm">
          <text:p/>
        </draw:line>
        <draw:line draw:style-name="gr10" draw:text-style-name="P1" draw:layer="layout" svg:x1="3.194cm" svg:y1="16.169cm" svg:x2="6.05cm" svg:y2="13.154cm">
          <text:p/>
        </draw:line>
        <draw:line draw:style-name="gr10" draw:text-style-name="P1" draw:layer="layout" svg:x1="3.194cm" svg:y1="16.172cm" svg:x2="12.323cm" svg:y2="16.229cm">
          <text:p/>
        </draw:line>
        <draw:custom-shape draw:style-name="gr11" draw:text-style-name="P4" draw:layer="layout" svg:width="3.214cm" svg:height="1.211cm" draw:transform="skewX (-0.837408975106879) rotate (-1.40167392227665) translate (8.265cm 10.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 draw:layer="layout" svg:x1="3.192cm" svg:y1="16.175cm" svg:x2="7.994cm" svg:y2="14.237cm">
          <text:p/>
        </draw:line>
        <draw:line draw:style-name="gr10" draw:text-style-name="P1" draw:layer="layout" svg:x1="3.194cm" svg:y1="16.177cm" svg:x2="3.241cm" svg:y2="9.716cm">
          <text:p/>
        </draw:line>
        <draw:line draw:style-name="gr13" draw:text-style-name="P1" draw:layer="layout" svg:x1="8.001cm" svg:y1="12.607cm" svg:x2="7.963cm" svg:y2="9.304cm">
          <text:p/>
        </draw:line>
        <draw:line draw:style-name="gr14" draw:text-style-name="P1" draw:layer="layout" svg:x1="8.001cm" svg:y1="12.592cm" svg:x2="8.011cm" svg:y2="14.255cm">
          <text:p/>
        </draw:line>
        <draw:line draw:style-name="gr13" draw:text-style-name="P1" draw:layer="layout" svg:x1="7.999cm" svg:y1="12.613cm" svg:x2="6.582cm" svg:y2="13.094cm">
          <text:p/>
        </draw:line>
        <draw:line draw:style-name="gr13" draw:text-style-name="P1" draw:layer="layout" svg:x1="7.999cm" svg:y1="12.613cm" svg:x2="6.577cm" svg:y2="12.099cm">
          <text:p/>
        </draw:line>
        <draw:g>
          <svg:title>TexMaths</svg:title>
          <svg:desc>20§display§r</svg:desc>
          <draw:polygon draw:style-name="gr2" draw:text-style-name="P2" draw:layer="layout" svg:width="0.337cm" svg:height="0.303cm" svg:x="9.628cm" svg:y="8.47cm" svg:viewBox="0 0 338 304" draw:points="168,304 0,304 0,0 338,0 338,304">
            <text:p/>
          </draw:polygon>
          <draw:path draw:style-name="gr3" draw:text-style-name="P3" draw:layer="layout" svg:width="0.287cm" svg:height="0.319cm" svg:x="9.648cm" svg:y="8.46cm" svg:viewBox="0 0 288 320" svg:d="M42 270c-2 12-6 28-6 32 0 12 10 18 20 18 8 0 22-6 26-20 2-2 26-98 28-112 6-22 18-72 24-92 2-8 22-42 38-58 6-4 26-22 58-22 18 0 28 8 30 8-22 4-38 20-38 38 0 12 8 26 28 26 18 0 38-16 38-42 0-24-22-46-58-46-46 0-78 34-92 54-4-32-30-54-64-54-32 0-46 28-52 40-12 24-22 66-22 68 0 8 8 8 8 8 8 0 8 0 12-16 12-50 26-84 52-84 12 0 22 6 22 32 0 14-2 22-12 60z">
            <text:p/>
          </draw:path>
        </draw:g>
        <draw:g>
          <svg:title>TexMaths</svg:title>
          <svg:desc>16§display§\hat{3}§svg§600§TRUE</svg:desc>
          <draw:polygon draw:style-name="gr2" draw:text-style-name="P2" draw:layer="layout" svg:width="0.282cm" svg:height="0.512cm" svg:x="6.668cm" svg:y="11.547cm" svg:viewBox="0 0 283 513" draw:points="142,513 0,513 0,0 283,0 283,513">
            <text:p/>
          </draw:polygon>
          <draw:polygon draw:style-name="gr3" draw:text-style-name="P3" draw:layer="layout" svg:width="0.151cm" svg:height="0.087cm" svg:x="6.734cm" svg:y="11.547cm" svg:viewBox="0 0 152 88" draw:points="77,0 0,78 10,88 77,30 142,88 152,78">
            <text:p/>
          </draw:polygon>
          <draw:path draw:style-name="gr3" draw:text-style-name="P3" draw:layer="layout" svg:width="0.234cm" svg:height="0.389cm" svg:x="6.692cm" svg:y="11.683cm" svg:viewBox="0 0 235 390" svg:d="M141 177c46-14 80-54 80-99 0-46-50-78-106-78s-99 34-99 77c0 19 11 30 29 30 17 0 29-13 29-29 0-28-28-28-36-28 18-29 55-36 76-36 24 0 54 13 54 64 0 7-2 39-16 64-16 27-37 29-50 29-4 2-19 2-22 2-5 1-10 1-10 8 0 6 5 6 15 6h25c47 0 67 38 67 93 0 78-39 94-63 94-26 0-68-9-88-43 20 3 38-10 38-32 0-19-16-30-32-30-14 0-32 8-32 32 0 51 53 89 115 89 69 0 120-53 120-110 0-47-35-90-94-103z">
            <text:p/>
          </draw:path>
        </draw:g>
        <draw:g>
          <svg:title>TexMaths</svg:title>
          <svg:desc>16§display§\hat{1}§svg§600§TRUE</svg:desc>
          <draw:polygon draw:style-name="gr2" draw:text-style-name="P2" draw:layer="layout" svg:width="0.282cm" svg:height="0.513cm" svg:x="6.806cm" svg:y="13.092cm" svg:viewBox="0 0 283 514" draw:points="142,514 0,514 0,0 283,0 283,514">
            <text:p/>
          </draw:polygon>
          <draw:polygon draw:style-name="gr3" draw:text-style-name="P3" draw:layer="layout" svg:width="0.151cm" svg:height="0.087cm" svg:x="6.872cm" svg:y="13.092cm" svg:viewBox="0 0 152 88" draw:points="77,0 0,78 10,88 77,30 142,88 152,78">
            <text:p/>
          </draw:polygon>
          <draw:path draw:style-name="gr3" draw:text-style-name="P3" draw:layer="layout" svg:width="0.186cm" svg:height="0.377cm" svg:x="6.856cm" svg:y="13.228cm" svg:viewBox="0 0 187 378" svg:d="M117 14c0-12 0-14-13-14-35 37-86 37-104 37v17c11 0 45 0 75-16v295c0 21-1 27-53 27h-19v18c21-2 71-2 93-2s72 0 91 2v-18h-18c-51 0-52-6-52-27z">
            <text:p/>
          </draw:path>
        </draw:g>
        <draw:g>
          <svg:title>TexMaths</svg:title>
          <svg:desc>16§display§\hat{2}§svg§600§TRUE</svg:desc>
          <draw:polygon draw:style-name="gr2" draw:text-style-name="P2" draw:layer="layout" svg:width="0.282cm" svg:height="0.513cm" svg:x="8.124cm" svg:y="9.618cm" svg:viewBox="0 0 283 514" draw:points="142,514 0,514 0,0 283,0 283,514">
            <text:p/>
          </draw:polygon>
          <draw:polygon draw:style-name="gr3" draw:text-style-name="P3" draw:layer="layout" svg:width="0.151cm" svg:height="0.087cm" svg:x="8.19cm" svg:y="9.618cm" svg:viewBox="0 0 152 88" draw:points="77,0 0,78 10,88 77,30 142,88 152,78">
            <text:p/>
          </draw:polygon>
          <draw:path draw:style-name="gr3" draw:text-style-name="P3" draw:layer="layout" svg:width="0.226cm" svg:height="0.377cm" svg:x="8.153cm" svg:y="9.754cm" svg:viewBox="0 0 227 378" svg:d="M43 335l61-60c88-78 123-108 123-165 0-65-51-110-121-110-64 0-106 53-106 102 0 33 29 33 30 33 10 0 29-7 29-31 0-14-9-29-30-29-3 0-5 0-7 0 13-37 44-57 77-57 51 0 75 46 75 92 0 45-27 90-59 125l-109 122c-6 6-6 6-6 21h211l16-99h-14c-4 17-7 43-13 51-3 5-42 5-55 5z">
            <text:p/>
          </draw:path>
        </draw:g>
        <draw:g>
          <svg:title>TexMaths</svg:title>
          <svg:desc>16§display§a§svg§600§TRUE</svg:desc>
          <draw:polygon draw:style-name="gr2" draw:text-style-name="P2" draw:layer="layout" svg:width="0.298cm" svg:height="0.244cm" svg:x="8.076cm" svg:y="13.232cm" svg:viewBox="0 0 299 245" draw:points="150,245 0,245 0,0 299,0 299,245">
            <text:p/>
          </draw:polygon>
          <draw:path draw:style-name="gr3" draw:text-style-name="P3" draw:layer="layout" svg:width="0.26cm" svg:height="0.257cm" svg:x="8.098cm" svg:y="13.226cm" svg:viewBox="0 0 261 258" svg:d="M189 37c-10-21-26-37-51-37-68 0-138 83-138 167 0 53 32 91 75 91 11 0 40-3 74-43 4 24 25 43 52 43 20 0 32-13 42-32s18-55 18-56c0-5-7-5-8-5-5 0-7 2-8 10-10 37-20 70-44 70-14 0-16-14-16-25 0-13 0-18 7-44 6-24 8-29 13-51l20-79c4-16 4-17 4-19 0-9-7-16-16-16-13 0-23 13-24 26zM152 184c-3 10-3 12-11 21-26 31-48 40-64 40-29 0-37-32-37-53 0-29 19-99 32-125 18-33 43-54 66-54 36 0 44 46 44 49 0 4-1 7-1 10z">
            <text:p/>
          </draw:path>
        </draw:g>
        <draw:custom-shape draw:style-name="gr15" draw:text-style-name="P4" draw:layer="layout" svg:width="0.136cm" svg:height="0.136cm" svg:x="14.834cm" svg:y="17.70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1.455cm" svg:y1="23.656cm" svg:x2="14.898cm" svg:y2="17.758cm">
          <text:p/>
        </draw:line>
        <draw:custom-shape draw:style-name="gr15" draw:text-style-name="P4" draw:layer="layout" svg:width="0.136cm" svg:height="0.136cm" svg:x="19.537cm" svg:y="20.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1.453cm" svg:y1="23.662cm" svg:x2="19.631cm" svg:y2="20.492cm">
          <text:p/>
        </draw:line>
        <draw:line draw:style-name="gr1" draw:text-style-name="P1" draw:layer="layout" svg:x1="11.447cm" svg:y1="23.654cm" svg:x2="17.87cm" svg:y2="19.479cm">
          <text:p/>
        </draw:line>
        <draw:line draw:style-name="gr16" draw:text-style-name="P1" draw:layer="layout" svg:x1="19.633cm" svg:y1="20.499cm" svg:x2="17.862cm" svg:y2="19.478cm">
          <text:p/>
        </draw:line>
        <draw:g>
          <svg:title>TexMaths</svg:title>
          <svg:desc>16§display§\hat{2}§svg§600§TRUE</svg:desc>
          <draw:polygon draw:style-name="gr2" draw:text-style-name="P2" draw:layer="layout" svg:width="0.282cm" svg:height="0.513cm" svg:x="10.13cm" svg:y="23.112cm" svg:viewBox="0 0 283 514" draw:points="142,514 0,514 0,0 283,0 283,514">
            <text:p/>
          </draw:polygon>
          <draw:polygon draw:style-name="gr3" draw:text-style-name="P3" draw:layer="layout" svg:width="0.151cm" svg:height="0.087cm" svg:x="10.196cm" svg:y="23.112cm" svg:viewBox="0 0 152 88" draw:points="77,0 0,78 10,88 77,30 142,88 152,78">
            <text:p/>
          </draw:polygon>
          <draw:path draw:style-name="gr3" draw:text-style-name="P3" draw:layer="layout" svg:width="0.226cm" svg:height="0.377cm" svg:x="10.159cm" svg:y="23.248cm" svg:viewBox="0 0 227 378" svg:d="M43 335l61-60c88-78 123-108 123-165 0-65-51-110-121-110-64 0-106 53-106 102 0 33 29 33 30 33 10 0 29-7 29-31 0-14-9-29-30-29-3 0-5 0-7 0 13-37 44-57 77-57 51 0 75 46 75 92 0 45-27 90-59 125l-109 122c-6 6-6 6-6 21h211l16-99h-14c-4 17-7 43-13 51-3 5-42 5-55 5z">
            <text:p/>
          </draw:path>
        </draw:g>
        <draw:g>
          <svg:title>TexMaths</svg:title>
          <svg:desc>20§display§{\bf r}_1'</svg:desc>
          <draw:polygon draw:style-name="gr2" draw:text-style-name="P2" draw:layer="layout" svg:width="0.613cm" svg:height="0.737cm" svg:x="16.118cm" svg:y="17.801cm" svg:viewBox="0 0 614 738" draw:points="308,738 0,738 0,0 614,0 614,738">
            <text:p/>
          </draw:polygon>
          <draw:path draw:style-name="gr3" draw:text-style-name="P3" draw:layer="layout" svg:width="0.285cm" svg:height="0.317cm" svg:x="16.144cm" svg:y="18.047cm" svg:viewBox="0 0 286 318" svg:d="M118 80v-80l-118 6v32c44 0 48 0 48 28v220h-48v32c24 0 56-2 90-2 26 0 72 0 96 2v-32h-60v-124c0-50 16-136 88-136 0 0-14 12-14 32 0 30 22 44 44 44 20 0 42-16 42-44 0-38-38-58-74-58-50 0-78 36-94 80z">
            <text:p/>
          </draw:path>
          <draw:path draw:style-name="gr3" draw:text-style-name="P3" draw:layer="layout" svg:width="0.125cm" svg:height="0.255cm" svg:x="16.474cm" svg:y="17.799cm" svg:viewBox="0 0 126 256" svg:d="M120 44c4-10 6-14 6-16 0-16-14-28-30-28-20 0-26 16-28 24l-66 214c0 2-2 8-2 8 0 6 16 10 20 10 2 0 4 0 6-8z">
            <text:p/>
          </draw:path>
          <draw:path draw:style-name="gr3" draw:text-style-name="P3" draw:layer="layout" svg:width="0.181cm" svg:height="0.327cm" svg:x="16.504cm" svg:y="18.211cm" svg:viewBox="0 0 182 328" svg:d="M112 14c0-14 0-14-14-14-32 32-78 32-98 32v18c12 0 44 0 72-14v252c0 16 0 22-50 22h-18v18c8 0 70-2 88-2 16 0 78 2 90 2v-18h-20c-50 0-50-6-50-22z">
            <text:p/>
          </draw:path>
        </draw:g>
        <draw:g>
          <svg:title>TexMaths</svg:title>
          <svg:desc>20§display§{\bf r}_2'</svg:desc>
          <draw:polygon draw:style-name="gr2" draw:text-style-name="P2" draw:layer="layout" svg:width="0.613cm" svg:height="0.737cm" svg:x="18.787cm" svg:y="19.244cm" svg:viewBox="0 0 614 738" draw:points="308,738 0,738 0,0 614,0 614,738">
            <text:p/>
          </draw:polygon>
          <draw:path draw:style-name="gr3" draw:text-style-name="P3" draw:layer="layout" svg:width="0.285cm" svg:height="0.317cm" svg:x="18.813cm" svg:y="19.49cm" svg:viewBox="0 0 286 318" svg:d="M118 80v-80l-118 6v32c44 0 48 0 48 28v220h-48v32c24 0 56-2 90-2 26 0 72 0 96 2v-32h-60v-124c0-50 16-136 88-136 0 0-14 12-14 32 0 30 22 44 44 44 20 0 42-16 42-44 0-38-38-58-74-58-50 0-78 36-94 80z">
            <text:p/>
          </draw:path>
          <draw:path draw:style-name="gr3" draw:text-style-name="P3" draw:layer="layout" svg:width="0.125cm" svg:height="0.255cm" svg:x="19.143cm" svg:y="19.242cm" svg:viewBox="0 0 126 256" svg:d="M120 44c4-10 6-14 6-16 0-16-14-28-30-28-20 0-26 16-28 24l-66 214c0 2-2 8-2 8 0 6 16 10 20 10 2 0 4 0 6-8z">
            <text:p/>
          </draw:path>
          <draw:path draw:style-name="gr3" draw:text-style-name="P3" draw:layer="layout" svg:width="0.219cm" svg:height="0.327cm" svg:x="19.151cm" svg:y="19.654cm" svg:viewBox="0 0 220 328" svg:d="M220 238h-18c0 12-6 40-12 46-4 2-42 2-50 2h-90c52-46 68-60 98-82 38-30 72-60 72-108 0-60-54-96-116-96s-104 44-104 88c0 26 22 28 26 28 12 0 26-8 26-26 0-8-2-26-28-26 14-36 48-46 72-46 50 0 76 38 76 78 0 44-32 78-48 96l-120 118c-4 4-4 4-4 18h204z">
            <text:p/>
          </draw:path>
        </draw:g>
        <draw:g>
          <svg:title>TexMaths</svg:title>
          <svg:desc>20§display§{\bf r}_1</svg:desc>
          <draw:polygon draw:style-name="gr17" draw:text-style-name="P5" draw:layer="layout" svg:width="0.613cm" svg:height="0.417cm" svg:x="12.152cm" svg:y="20.682cm" svg:viewBox="0 0 614 418" draw:points="308,418 0,418 0,0 614,0 614,418">
            <text:p/>
          </draw:polygon>
          <draw:path draw:style-name="gr3" draw:text-style-name="P3" draw:layer="layout" svg:width="0.285cm" svg:height="0.317cm" svg:x="12.178cm" svg:y="20.676cm" svg:viewBox="0 0 286 318" svg:d="M118 80v-80l-118 6v32c44 0 48 0 48 28v220h-48v32c24 0 56-2 90-2 26 0 72 0 96 2v-32h-60v-124c0-50 16-136 88-136 0 0-14 12-14 32 0 30 22 44 44 44 20 0 42-16 42-44 0-38-38-58-74-58-50 0-78 36-94 80z">
            <text:p/>
          </draw:path>
          <draw:path draw:style-name="gr3" draw:text-style-name="P3" draw:layer="layout" svg:width="0.181cm" svg:height="0.327cm" svg:x="12.538cm" svg:y="20.772cm" svg:viewBox="0 0 182 328" svg:d="M112 14c0-14 0-14-14-14-32 32-78 32-98 32v18c12 0 44 0 72-14v252c0 16 0 22-50 22h-18v18c8 0 70-2 88-2 16 0 78 2 90 2v-18h-20c-50 0-50-6-50-22z">
            <text:p/>
          </draw:path>
        </draw:g>
        <draw:g>
          <svg:title>TexMaths</svg:title>
          <svg:desc>20§display§{\bf r}_2</svg:desc>
          <draw:polygon draw:style-name="gr2" draw:text-style-name="P2" draw:layer="layout" svg:width="0.613cm" svg:height="0.417cm" svg:x="15.117cm" svg:y="22.462cm" svg:viewBox="0 0 614 418" draw:points="308,418 0,418 0,0 614,0 614,418">
            <text:p/>
          </draw:polygon>
          <draw:path draw:style-name="gr3" draw:text-style-name="P3" draw:layer="layout" svg:width="0.285cm" svg:height="0.317cm" svg:x="15.143cm" svg:y="22.456cm" svg:viewBox="0 0 286 318" svg:d="M118 80v-80l-118 6v32c44 0 48 0 48 28v220h-48v32c24 0 56-2 90-2 26 0 72 0 96 2v-32h-60v-124c0-50 16-136 88-136 0 0-14 12-14 32 0 30 22 44 44 44 20 0 42-16 42-44 0-38-38-58-74-58-50 0-78 36-94 80z">
            <text:p/>
          </draw:path>
          <draw:path draw:style-name="gr3" draw:text-style-name="P3" draw:layer="layout" svg:width="0.219cm" svg:height="0.327cm" svg:x="15.481cm" svg:y="22.552cm" svg:viewBox="0 0 220 328" svg:d="M220 238h-18c0 12-6 40-12 46-4 2-42 2-50 2h-90c52-46 68-60 98-82 38-30 72-60 72-108 0-60-54-96-116-96s-104 44-104 88c0 26 22 28 26 28 12 0 26-8 26-26 0-8-2-26-28-26 14-36 48-46 72-46 50 0 76 38 76 78 0 44-32 78-48 96l-120 118c-4 4-4 4-4 18h204z">
            <text:p/>
          </draw:path>
        </draw:g>
        <draw:line draw:style-name="gr1" draw:text-style-name="P1" draw:layer="layout" svg:x1="17.871cm" svg:y1="19.483cm" svg:x2="14.901cm" svg:y2="17.77cm">
          <text:p/>
        </draw:line>
        <draw:g>
          <svg:title>TexMaths</svg:title>
          <svg:desc>20§display§{\bf R}</svg:desc>
          <draw:polygon draw:style-name="gr17" draw:text-style-name="P5" draw:layer="layout" svg:width="0.605cm" svg:height="0.481cm" svg:x="14.919cm" svg:y="20.311cm" svg:viewBox="0 0 606 482" draw:points="304,482 0,482 0,0 606,0 606,482">
            <text:p/>
          </draw:polygon>
          <draw:path draw:style-name="gr3" draw:text-style-name="P3" draw:layer="layout" svg:width="0.577cm" svg:height="0.491cm" svg:x="14.947cm" svg:y="20.309cm" svg:viewBox="0 0 578 492" svg:d="M172 230v-196h84c112 0 114 54 114 98 0 38 0 98-116 98zM360 244c82-20 118-66 118-114 0-70-78-130-210-130h-268v34h76v416h-76v34c26-2 94-2 124-2s98 0 124 2v-34h-76v-196h82c10 0 42 0 64 24 22 26 22 38 22 90 0 48 0 82 50 106 30 16 74 18 104 18 74 0 84-64 84-74 0-16-10-16-18-16-14 0-14 6-16 16-2 32-24 48-44 48-42 0-50-50-52-80-2-6-8-56-8-60-10-48-50-70-80-82z">
            <text:p/>
          </draw:path>
        </draw:g>
        <draw:custom-shape draw:style-name="gr18" draw:text-style-name="P6" draw:layer="layout" svg:width="0.054cm" svg:height="0.054cm" svg:x="17.842cm" svg:y="19.4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20§display§m_1</svg:desc>
          <draw:polygon draw:style-name="gr2" draw:text-style-name="P2" draw:layer="layout" svg:width="0.895cm" svg:height="0.407cm" svg:x="14.06cm" svg:y="17.148cm" svg:viewBox="0 0 896 408" draw:points="448,408 0,408 0,0 896,0 896,408">
            <text:p/>
          </draw:polygon>
          <draw:path draw:style-name="gr3" draw:text-style-name="P3" draw:layer="layout" svg:width="0.577cm" svg:height="0.319cm" svg:x="14.08cm" svg:y="17.138cm" svg:viewBox="0 0 578 320" svg:d="M42 270c-2 12-6 28-6 32 0 12 10 18 20 18 8 0 20-6 26-20 0 0 8-34 14-52l14-64c4-14 10-30 12-46 4-12 10-34 10-36 10-22 48-86 114-86 32 0 38 26 38 50 0 16-4 36-10 58l-20 82-14 54c-2 14-8 38-8 42 0 12 10 18 20 18 22 0 26-18 32-40 10-40 36-142 42-170 2-10 40-94 116-94 30 0 38 24 38 50 0 40-30 120-44 158-6 16-8 24-8 38 0 34 24 58 58 58 66 0 92-102 92-108 0-8-6-8-8-8-8 0-8 2-12 14-10 36-32 86-72 86-12 0-16-6-16-22 0-18 6-36 12-50 14-38 44-116 44-156 0-46-28-76-82-76-52 0-88 32-114 68-2-8-4-32-24-50-16-14-40-18-58-18-62 0-98 46-110 62-2-40-32-62-64-62s-46 28-52 40c-12 26-22 66-22 68 0 8 8 8 8 8 8 0 8 0 12-16 12-50 26-84 52-84 12 0 22 6 22 32 0 14-2 22-12 60z">
            <text:p/>
          </draw:path>
          <draw:path draw:style-name="gr3" draw:text-style-name="P3" draw:layer="layout" svg:width="0.181cm" svg:height="0.327cm" svg:x="14.728cm" svg:y="17.228cm" svg:viewBox="0 0 182 328" svg:d="M112 14c0-14 0-14-14-14-32 32-78 32-98 32v18c12 0 44 0 72-14v252c0 16 0 22-50 22h-18v18c8 0 70-2 88-2 16 0 78 2 90 2v-18h-20c-50 0-50-6-50-22z">
            <text:p/>
          </draw:path>
        </draw:g>
        <draw:g>
          <svg:title>TexMaths</svg:title>
          <svg:desc>20§display§m_2</svg:desc>
          <draw:polygon draw:style-name="gr2" draw:text-style-name="P2" draw:layer="layout" svg:width="0.895cm" svg:height="0.407cm" svg:x="19.233cm" svg:y="20.924cm" svg:viewBox="0 0 896 408" draw:points="448,408 0,408 0,0 896,0 896,408">
            <text:p/>
          </draw:polygon>
          <draw:path draw:style-name="gr3" draw:text-style-name="P3" draw:layer="layout" svg:width="0.577cm" svg:height="0.319cm" svg:x="19.253cm" svg:y="20.914cm" svg:viewBox="0 0 578 320" svg:d="M42 270c-2 12-6 28-6 32 0 12 10 18 20 18 8 0 20-6 26-20 0 0 8-34 14-52l14-64c4-14 10-30 12-46 4-12 10-34 10-36 10-22 48-86 114-86 32 0 38 26 38 50 0 16-4 36-10 58l-20 82-14 54c-2 14-8 38-8 42 0 12 10 18 20 18 22 0 26-18 32-40 10-40 36-142 42-170 2-10 40-94 116-94 30 0 38 24 38 50 0 40-30 120-44 158-6 16-8 24-8 38 0 34 24 58 58 58 66 0 92-102 92-108 0-8-6-8-8-8-8 0-8 2-12 14-10 36-32 86-72 86-12 0-16-6-16-22 0-18 6-36 12-50 14-38 44-116 44-156 0-46-28-76-82-76-52 0-88 32-114 68-2-8-4-32-24-50-16-14-40-18-58-18-62 0-98 46-110 62-2-40-32-62-64-62s-46 28-52 40c-12 26-22 66-22 68 0 8 8 8 8 8 8 0 8 0 12-16 12-50 26-84 52-84 12 0 22 6 22 32 0 14-2 22-12 60z">
            <text:p/>
          </draw:path>
          <draw:path draw:style-name="gr3" draw:text-style-name="P3" draw:layer="layout" svg:width="0.219cm" svg:height="0.327cm" svg:x="19.879cm" svg:y="21.004cm" svg:viewBox="0 0 220 328" svg:d="M220 238h-18c0 12-6 40-12 46-4 2-42 2-50 2h-90c52-46 68-60 98-82 38-30 72-60 72-108 0-60-54-96-116-96s-104 44-104 88c0 26 22 28 26 28 12 0 26-8 26-26 0-8-2-26-28-26 14-36 48-46 72-46 50 0 76 38 76 78 0 44-32 78-48 96l-120 118c-4 4-4 4-4 18h204z">
            <text:p/>
          </draw:path>
        </draw:g>
      </draw:page>
      <draw:page draw:name="page2" draw:style-name="dp1" draw:master-page-name="Default">
        <draw:line draw:style-name="gr4" draw:text-style-name="P1" draw:layer="layout" svg:x1="3.826cm" svg:y1="8.405cm" svg:x2="7.479cm" svg:y2="8.366cm">
          <text:p/>
        </draw:line>
        <draw:line draw:style-name="gr4" draw:text-style-name="P1" draw:layer="layout" svg:x1="3.824cm" svg:y1="8.411cm" svg:x2="2.187cm" svg:y2="9.523cm">
          <text:p/>
        </draw:line>
        <draw:line draw:style-name="gr4" draw:text-style-name="P1" draw:layer="layout" svg:x1="3.824cm" svg:y1="8.411cm" svg:x2="3.785cm" svg:y2="5.389cm">
          <text:p/>
        </draw:line>
        <draw:g>
          <svg:title>TexMaths</svg:title>
          <svg:desc>20§display§r</svg:desc>
          <draw:polygon draw:style-name="gr2" draw:text-style-name="P2" draw:layer="layout" svg:width="0.337cm" svg:height="0.303cm" svg:x="10.621cm" svg:y="9.985cm" svg:viewBox="0 0 338 304" draw:points="168,304 0,304 0,0 338,0 338,304">
            <text:p/>
          </draw:polygon>
          <draw:path draw:style-name="gr3" draw:text-style-name="P3" draw:layer="layout" svg:width="0.287cm" svg:height="0.319cm" svg:x="10.641cm" svg:y="9.975cm" svg:viewBox="0 0 288 320" svg:d="M42 270c-2 12-6 28-6 32 0 12 10 18 20 18 8 0 22-6 26-20 2-2 26-98 28-112 6-22 18-72 24-92 2-8 22-42 38-58 6-4 26-22 58-22 18 0 28 8 30 8-22 4-38 20-38 38 0 12 8 26 28 26 18 0 38-16 38-42 0-24-22-46-58-46-46 0-78 34-92 54-4-32-30-54-64-54-32 0-46 28-52 40-12 24-22 66-22 68 0 8 8 8 8 8 8 0 8 0 12-16 12-50 26-84 52-84 12 0 22 6 22 32 0 14-2 22-12 60z">
            <text:p/>
          </draw:path>
        </draw:g>
        <draw:line draw:style-name="gr1" draw:text-style-name="P1" draw:layer="layout" svg:x1="3.819cm" svg:y1="8.409cm" svg:x2="17.824cm" svg:y2="11.062cm">
          <text:p/>
        </draw:line>
        <draw:line draw:style-name="gr4" draw:text-style-name="P1" draw:layer="layout" svg:x1="12.901cm" svg:y1="5.608cm" svg:x2="15.828cm" svg:y2="3.422cm">
          <text:p/>
        </draw:line>
        <draw:line draw:style-name="gr4" draw:text-style-name="P1" draw:layer="layout" svg:x1="12.903cm" svg:y1="5.614cm" svg:x2="12.237cm" svg:y2="7.478cm">
          <text:p/>
        </draw:line>
        <draw:line draw:style-name="gr4" draw:text-style-name="P1" draw:layer="layout" svg:x1="12.903cm" svg:y1="5.614cm" svg:x2="11.089cm" svg:y2="3.197cm">
          <text:p/>
        </draw:line>
        <draw:line draw:style-name="gr1" draw:text-style-name="P1" draw:layer="layout" svg:x1="12.905cm" svg:y1="5.598cm" svg:x2="13.512cm" svg:y2="1.766cm">
          <text:p/>
        </draw:line>
        <draw:line draw:style-name="gr1" draw:text-style-name="P1" draw:layer="layout" svg:x1="3.841cm" svg:y1="8.394cm" svg:x2="12.908cm" svg:y2="5.607cm">
          <text:p/>
        </draw:line>
        <draw:line draw:style-name="gr1" draw:text-style-name="P1" draw:layer="layout" svg:x1="12.902cm" svg:y1="5.607cm" svg:x2="17.841cm" svg:y2="11.067cm">
          <text:p/>
        </draw:line>
        <draw:g>
          <svg:title>TexMaths</svg:title>
          <svg:desc>20§display§\hat{x}</svg:desc>
          <draw:polygon draw:style-name="gr2" draw:text-style-name="P2" draw:layer="layout" svg:width="0.401cm" svg:height="0.487cm" svg:x="1.809cm" svg:y="8.965cm" svg:viewBox="0 0 402 488" draw:points="202,488 0,488 0,0 402,0 402,488">
            <text:p/>
          </draw:polygon>
          <draw:polygon draw:style-name="gr3" draw:text-style-name="P3" draw:layer="layout" svg:width="0.189cm" svg:height="0.109cm" svg:x="1.935cm" svg:y="8.963cm" svg:viewBox="0 0 190 110" draw:points="96,0 0,98 12,110 96,38 176,110 190,98">
            <text:p/>
          </draw:polygon>
          <draw:path draw:style-name="gr3" draw:text-style-name="P3" draw:layer="layout" svg:width="0.351cm" svg:height="0.319cm" svg:x="1.829cm" svg:y="9.141cm" svg:viewBox="0 0 352 320" svg:d="M216 100c4-20 20-84 70-84 4 0 20 0 34 8-18 4-32 22-32 38 0 12 6 26 26 26 16 0 38-14 38-42 0-36-42-46-66-46-40 0-66 38-74 54-18-46-56-54-76-54-74 0-114 92-114 108 0 8 6 8 8 8 6 0 8-2 10-8 24-74 70-92 94-92 14 0 38 6 38 46 0 22-12 70-38 170-10 44-36 72-66 72-6 0-22 0-36-8 18-4 34-18 34-38s-16-26-28-26c-20 0-38 20-38 42 0 32 36 46 66 46 48 0 72-50 74-54 10 26 34 54 78 54 72 0 112-90 112-108 0-8-6-8-8-8-6 0-8 4-10 8-22 76-70 92-94 92-28 0-38-22-38-46 0-16 4-30 12-62z">
            <text:p/>
          </draw:path>
        </draw:g>
        <draw:g>
          <svg:title>TexMaths</svg:title>
          <svg:desc>20§display§\hat{z}</svg:desc>
          <draw:polygon draw:style-name="gr2" draw:text-style-name="P2" draw:layer="layout" svg:width="0.393cm" svg:height="0.487cm" svg:x="3.967cm" svg:y="5.447cm" svg:viewBox="0 0 394 488" draw:points="198,488 0,488 0,0 394,0 394,488">
            <text:p/>
          </draw:polygon>
          <draw:polygon draw:style-name="gr3" draw:text-style-name="P3" draw:layer="layout" svg:width="0.189cm" svg:height="0.109cm" svg:x="4.091cm" svg:y="5.445cm" svg:viewBox="0 0 190 110" draw:points="96,0 0,98 12,110 96,38 176,110 190,98">
            <text:p/>
          </draw:polygon>
          <draw:path draw:style-name="gr3" draw:text-style-name="P3" draw:layer="layout" svg:width="0.299cm" svg:height="0.319cm" svg:x="3.997cm" svg:y="5.623cm" svg:viewBox="0 0 300 320" svg:d="M64 254c38-42 58-58 84-80 0-2 44-38 70-64 66-66 82-100 82-102 0-8-6-8-8-8-4 0-6 2-10 8-22 34-36 46-54 46-16 0-24-12-36-24-12-16-24-30-48-30-54 0-86 66-86 80 0 4 2 8 8 8s8-4 10-8c14-32 54-32 60-32 14 0 28 4 44 10 28 10 36 10 54 10-24 32-84 82-98 94l-64 58c-48 48-72 88-72 94s8 6 8 6c6 0 8 0 12-8 16-26 38-44 60-44 16 0 24 6 42 26 12 16 24 26 44 26 70 0 112-90 112-108 0-4-4-8-10-8s-6 4-10 10c-16 46-60 60-84 60-14 0-26-6-42-10-24-10-34-12-50-12 0 0-12 0-18 2z">
            <text:p/>
          </draw:path>
        </draw:g>
        <draw:g>
          <svg:title>TexMaths</svg:title>
          <svg:desc>20§display§\hat{y}</svg:desc>
          <draw:polygon draw:style-name="gr2" draw:text-style-name="P2" draw:layer="layout" svg:width="0.399cm" svg:height="0.623cm" svg:x="7.486cm" svg:y="8.041cm" svg:viewBox="0 0 400 624" draw:points="200,624 0,624 0,0 400,0 400,624">
            <text:p/>
          </draw:polygon>
          <draw:polygon draw:style-name="gr3" draw:text-style-name="P3" draw:layer="layout" svg:width="0.189cm" svg:height="0.109cm" svg:x="7.616cm" svg:y="8.039cm" svg:viewBox="0 0 190 110" draw:points="96,0 0,98 12,110 96,38 176,110 190,98">
            <text:p/>
          </draw:polygon>
          <draw:path draw:style-name="gr3" draw:text-style-name="P3" draw:layer="layout" svg:width="0.325cm" svg:height="0.455cm" svg:x="7.506cm" svg:y="8.217cm" svg:viewBox="0 0 326 456" svg:d="M324 44c2-10 2-12 2-18 0-12-10-18-20-18-8 0-18 4-26 14 0 4-6 26-10 38-4 20-10 38-14 58l-32 126c-2 10-32 60-80 60-36 0-42-30-42-56 0-34 12-78 36-140 10-28 14-36 14-50 0-32-24-58-58-58-68 0-94 102-94 108 0 8 8 8 8 8 8 0 8-2 12-12 18-68 48-88 72-88 4 0 16 0 16 22 0 18-6 36-12 50-28 74-40 114-40 148 0 62 44 84 86 84 28 0 52-12 72-32-10 36-18 72-46 108-18 24-46 46-78 46-10 0-42-2-54-30 12 0 20 0 30-8 8-8 14-16 14-30 0-22-18-24-26-24-16 0-40 10-40 46 0 34 32 60 76 60 72 0 146-64 166-144z">
            <text:p/>
          </draw:path>
        </draw:g>
        <draw:g>
          <svg:title>TexMaths</svg:title>
          <svg:desc>20§display§r'</svg:desc>
          <draw:polygon draw:style-name="gr17" draw:text-style-name="P5" draw:layer="layout" svg:width="0.497cm" svg:height="0.563cm" svg:x="15.207cm" svg:y="7.53cm" svg:viewBox="0 0 498 564" draw:points="250,564 0,564 0,0 498,0 498,564">
            <text:p/>
          </draw:polygon>
          <draw:path draw:style-name="gr3" draw:text-style-name="P3" draw:layer="layout" svg:width="0.287cm" svg:height="0.319cm" svg:x="15.227cm" svg:y="7.782cm" svg:viewBox="0 0 288 320" svg:d="M42 270c-2 12-6 28-6 32 0 12 10 18 20 18 8 0 22-6 26-20 2-2 26-98 28-112 6-22 18-72 24-92 2-8 22-42 38-58 6-4 26-22 58-22 18 0 28 8 30 8-22 4-38 20-38 38 0 12 8 26 28 26 18 0 38-16 38-42 0-24-22-46-58-46-46 0-78 34-92 54-4-32-30-54-64-54-32 0-46 28-52 40-12 24-22 66-22 68 0 8 8 8 8 8 8 0 8 0 12-16 12-50 26-84 52-84 12 0 22 6 22 32 0 14-2 22-12 60z">
            <text:p/>
          </draw:path>
          <draw:path draw:style-name="gr3" draw:text-style-name="P3" draw:layer="layout" svg:width="0.125cm" svg:height="0.255cm" svg:x="15.567cm" svg:y="7.528cm" svg:viewBox="0 0 126 256" svg:d="M120 44c4-10 6-14 6-16 0-16-14-28-30-28-20 0-26 16-28 24l-66 214c0 2-2 8-2 8 0 6 16 10 20 10 2 0 4 0 6-8z">
            <text:p/>
          </draw:path>
        </draw:g>
        <draw:g>
          <svg:title>TexMaths</svg:title>
          <svg:desc>20§display§\mathbf{\Omega}</svg:desc>
          <draw:polygon draw:style-name="gr2" draw:text-style-name="P2" draw:layer="layout" svg:width="0.583cm" svg:height="0.481cm" svg:x="13.565cm" svg:y="2.261cm" svg:viewBox="0 0 584 482" draw:points="292,482 0,482 0,0 584,0 584,482">
            <text:p/>
          </draw:polygon>
          <draw:path draw:style-name="gr3" draw:text-style-name="P3" draw:layer="layout" svg:width="0.513cm" svg:height="0.491cm" svg:x="13.601cm" svg:y="2.251cm" svg:viewBox="0 0 514 492" svg:d="M514 350h-34c0 10-6 40-12 54-2 8-6 16-48 16h-50c14-32 34-58 56-84 40-52 78-102 78-166 0-76-62-170-248-170-184 0-246 94-246 170 0 64 40 116 78 164 24 32 42 56 56 86h-50c-42 0-44-8-48-14-6-14-12-48-12-56h-34l26 142h134c16 0 24 0 24-20 0-48-22-114-32-144-18-56-34-108-34-158 0-28 2-78 38-110 34-32 80-34 100-34 38 0 78 10 104 36 20 20 36 50 36 108 0 48-14 96-32 150-14 42-34 104-34 152 0 20 8 20 22 20h136z">
            <text:p/>
          </draw:path>
        </draw:g>
        <draw:g>
          <svg:title>TexMaths</svg:title>
          <svg:desc>20§display§\hat{y}'</svg:desc>
          <draw:polygon draw:style-name="gr17" draw:text-style-name="P5" draw:layer="layout" svg:width="0.531cm" svg:height="0.699cm" svg:x="15.777cm" svg:y="3.565cm" svg:viewBox="0 0 532 700" draw:points="266,700 0,700 0,0 532,0 532,700">
            <text:p/>
          </draw:polygon>
          <draw:polygon draw:style-name="gr3" draw:text-style-name="P3" draw:layer="layout" svg:width="0.189cm" svg:height="0.109cm" svg:x="15.907cm" svg:y="3.639cm" svg:viewBox="0 0 190 110" draw:points="96,0 0,98 12,110 96,38 176,110 190,98">
            <text:p/>
          </draw:polygon>
          <draw:path draw:style-name="gr3" draw:text-style-name="P3" draw:layer="layout" svg:width="0.325cm" svg:height="0.455cm" svg:x="15.797cm" svg:y="3.817cm" svg:viewBox="0 0 326 456" svg:d="M324 44c2-10 2-12 2-18 0-12-10-18-20-18-8 0-18 4-26 14 0 4-6 26-10 38-4 20-10 38-14 58l-32 126c-2 10-32 60-80 60-36 0-42-30-42-56 0-34 12-78 36-140 10-28 14-36 14-50 0-32-24-58-58-58-68 0-94 102-94 108 0 8 8 8 8 8 8 0 8-2 12-12 18-68 48-88 72-88 4 0 16 0 16 22 0 18-6 36-12 50-28 74-40 114-40 148 0 62 44 84 86 84 28 0 52-12 72-32-10 36-18 72-46 108-18 24-46 46-78 46-10 0-42-2-54-30 12 0 20 0 30-8 8-8 14-16 14-30 0-22-18-24-26-24-16 0-40 10-40 46 0 34 32 60 76 60 72 0 146-64 166-144z">
            <text:p/>
          </draw:path>
          <draw:path draw:style-name="gr3" draw:text-style-name="P3" draw:layer="layout" svg:width="0.125cm" svg:height="0.255cm" svg:x="16.169cm" svg:y="3.563cm" svg:viewBox="0 0 126 256" svg:d="M120 44c4-10 6-14 6-16 0-16-14-28-30-28-20 0-26 16-28 24l-66 214c0 2-2 8-2 8 0 6 16 10 20 10 2 0 4 0 6-8z">
            <text:p/>
          </draw:path>
        </draw:g>
        <draw:g>
          <svg:title>TexMaths</svg:title>
          <svg:desc>20§display§\hat{z}'</svg:desc>
          <draw:polygon draw:style-name="gr2" draw:text-style-name="P2" draw:layer="layout" svg:width="0.519cm" svg:height="0.563cm" svg:x="11.42cm" svg:y="2.801cm" svg:viewBox="0 0 520 564" draw:points="260,564 0,564 0,0 520,0 520,564">
            <text:p/>
          </draw:polygon>
          <draw:polygon draw:style-name="gr3" draw:text-style-name="P3" draw:layer="layout" svg:width="0.189cm" svg:height="0.109cm" svg:x="11.544cm" svg:y="2.875cm" svg:viewBox="0 0 190 110" draw:points="96,0 0,98 12,110 96,38 176,110 190,98">
            <text:p/>
          </draw:polygon>
          <draw:path draw:style-name="gr3" draw:text-style-name="P3" draw:layer="layout" svg:width="0.299cm" svg:height="0.319cm" svg:x="11.45cm" svg:y="3.053cm" svg:viewBox="0 0 300 320" svg:d="M64 254c38-42 58-58 84-80 0-2 44-38 70-64 66-66 82-100 82-102 0-8-6-8-8-8-4 0-6 2-10 8-22 34-36 46-54 46-16 0-24-12-36-24-12-16-24-30-48-30-54 0-86 66-86 80 0 4 2 8 8 8s8-4 10-8c14-32 54-32 60-32 14 0 28 4 44 10 28 10 36 10 54 10-24 32-84 82-98 94l-64 58c-48 48-72 88-72 94s8 6 8 6c6 0 8 0 12-8 16-26 38-44 60-44 16 0 24 6 42 26 12 16 24 26 44 26 70 0 112-90 112-108 0-4-4-8-10-8s-6 4-10 10c-16 46-60 60-84 60-14 0-26-6-42-10-24-10-34-12-50-12 0 0-12 0-18 2z">
            <text:p/>
          </draw:path>
          <draw:path draw:style-name="gr3" draw:text-style-name="P3" draw:layer="layout" svg:width="0.125cm" svg:height="0.255cm" svg:x="11.8cm" svg:y="2.799cm" svg:viewBox="0 0 126 256" svg:d="M120 44c4-10 6-14 6-16 0-16-14-28-30-28-20 0-26 16-28 24l-66 214c0 2-2 8-2 8 0 6 16 10 20 10 2 0 4 0 6-8z">
            <text:p/>
          </draw:path>
        </draw:g>
        <draw:g>
          <svg:title>TexMaths</svg:title>
          <svg:desc>20§display§\hat{x}'</svg:desc>
          <draw:polygon draw:style-name="gr2" draw:text-style-name="P2" draw:layer="layout" svg:width="0.563cm" svg:height="0.563cm" svg:x="11.753cm" svg:y="6.739cm" svg:viewBox="0 0 564 564" draw:points="282,564 0,564 0,0 564,0 564,564">
            <text:p/>
          </draw:polygon>
          <draw:polygon draw:style-name="gr3" draw:text-style-name="P3" draw:layer="layout" svg:width="0.189cm" svg:height="0.109cm" svg:x="11.879cm" svg:y="6.813cm" svg:viewBox="0 0 190 110" draw:points="96,0 0,98 12,110 96,38 176,110 190,98">
            <text:p/>
          </draw:polygon>
          <draw:path draw:style-name="gr3" draw:text-style-name="P3" draw:layer="layout" svg:width="0.351cm" svg:height="0.319cm" svg:x="11.773cm" svg:y="6.991cm" svg:viewBox="0 0 352 320" svg:d="M216 100c4-20 20-84 70-84 4 0 20 0 34 8-18 4-32 22-32 38 0 12 6 26 26 26 16 0 38-14 38-42 0-36-42-46-66-46-40 0-66 38-74 54-18-46-56-54-76-54-74 0-114 92-114 108 0 8 6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3" draw:text-style-name="P3" draw:layer="layout" svg:width="0.125cm" svg:height="0.255cm" svg:x="12.177cm" svg:y="6.737cm" svg:viewBox="0 0 126 256" svg:d="M120 44c4-10 6-14 6-16 0-16-14-28-30-28-20 0-26 16-28 24l-66 214c0 2-2 8-2 8 0 6 16 10 20 10 2 0 4 0 6-8z">
            <text:p/>
          </draw:path>
        </draw:g>
        <draw:g>
          <svg:title>TexMaths</svg:title>
          <svg:desc>20§display§\mathbf{R}</svg:desc>
          <draw:polygon draw:style-name="gr2" draw:text-style-name="P2" draw:layer="layout" svg:width="0.605cm" svg:height="0.481cm" svg:x="8.466cm" svg:y="6.1cm" svg:viewBox="0 0 606 482" draw:points="304,482 0,482 0,0 606,0 606,482">
            <text:p/>
          </draw:polygon>
          <draw:path draw:style-name="gr3" draw:text-style-name="P3" draw:layer="layout" svg:width="0.577cm" svg:height="0.491cm" svg:x="8.494cm" svg:y="6.098cm" svg:viewBox="0 0 578 492" svg:d="M172 230v-196h84c112 0 114 54 114 98 0 38 0 98-116 98zM360 244c82-20 118-66 118-114 0-70-78-130-210-130h-268v34h76v416h-76v34c26-2 94-2 124-2s98 0 124 2v-34h-76v-196h82c10 0 42 0 64 24 22 26 22 38 22 90 0 48 0 82 50 106 30 16 74 18 104 18 74 0 84-64 84-74 0-16-10-16-18-16-14 0-14 6-16 16-2 32-24 48-44 48-42 0-50-50-52-80-2-6-8-56-8-60-10-48-50-70-80-82z">
            <text:p/>
          </draw:path>
        </draw:g>
        <draw:line draw:style-name="gr4" draw:text-style-name="P1" draw:layer="layout" svg:x1="4.241cm" svg:y1="18.84cm" svg:x2="7.894cm" svg:y2="18.801cm">
          <text:p/>
        </draw:line>
        <draw:line draw:style-name="gr4" draw:text-style-name="P1" draw:layer="layout" svg:x1="4.239cm" svg:y1="18.846cm" svg:x2="2.602cm" svg:y2="19.958cm">
          <text:p/>
        </draw:line>
        <draw:line draw:style-name="gr4" draw:text-style-name="P1" draw:layer="layout" svg:x1="4.239cm" svg:y1="18.846cm" svg:x2="4.2cm" svg:y2="15.824cm">
          <text:p/>
        </draw:line>
        <draw:g>
          <svg:title>TexMaths</svg:title>
          <svg:desc>20§display§r</svg:desc>
          <draw:polygon draw:style-name="gr2" draw:text-style-name="P2" draw:layer="layout" svg:width="0.337cm" svg:height="0.303cm" svg:x="11.036cm" svg:y="20.42cm" svg:viewBox="0 0 338 304" draw:points="168,304 0,304 0,0 338,0 338,304">
            <text:p/>
          </draw:polygon>
          <draw:path draw:style-name="gr3" draw:text-style-name="P3" draw:layer="layout" svg:width="0.287cm" svg:height="0.319cm" svg:x="11.056cm" svg:y="20.41cm" svg:viewBox="0 0 288 320" svg:d="M42 270c-2 12-6 28-6 32 0 12 10 18 20 18 8 0 22-6 26-20 2-2 26-98 28-112 6-22 18-72 24-92 2-8 22-42 38-58 6-4 26-22 58-22 18 0 28 8 30 8-22 4-38 20-38 38 0 12 8 26 28 26 18 0 38-16 38-42 0-24-22-46-58-46-46 0-78 34-92 54-4-32-30-54-64-54-32 0-46 28-52 40-12 24-22 66-22 68 0 8 8 8 8 8 8 0 8 0 12-16 12-50 26-84 52-84 12 0 22 6 22 32 0 14-2 22-12 60z">
            <text:p/>
          </draw:path>
        </draw:g>
        <draw:line draw:style-name="gr1" draw:text-style-name="P1" draw:layer="layout" svg:x1="4.234cm" svg:y1="18.844cm" svg:x2="18.239cm" svg:y2="21.497cm">
          <text:p/>
        </draw:line>
        <draw:line draw:style-name="gr4" draw:text-style-name="P1" draw:layer="layout" svg:x1="13.316cm" svg:y1="16.043cm" svg:x2="16.243cm" svg:y2="13.857cm">
          <text:p/>
        </draw:line>
        <draw:line draw:style-name="gr4" draw:text-style-name="P1" draw:layer="layout" svg:x1="13.318cm" svg:y1="16.049cm" svg:x2="12.652cm" svg:y2="17.913cm">
          <text:p/>
        </draw:line>
        <draw:line draw:style-name="gr4" draw:text-style-name="P1" draw:layer="layout" svg:x1="13.318cm" svg:y1="16.049cm" svg:x2="11.504cm" svg:y2="13.632cm">
          <text:p/>
        </draw:line>
        <draw:line draw:style-name="gr1" draw:text-style-name="P1" draw:layer="layout" svg:x1="13.32cm" svg:y1="16.033cm" svg:x2="13.927cm" svg:y2="12.201cm">
          <text:p/>
        </draw:line>
        <draw:line draw:style-name="gr1" draw:text-style-name="P1" draw:layer="layout" svg:x1="4.256cm" svg:y1="18.829cm" svg:x2="13.323cm" svg:y2="16.042cm">
          <text:p/>
        </draw:line>
        <draw:line draw:style-name="gr1" draw:text-style-name="P1" draw:layer="layout" svg:x1="13.317cm" svg:y1="16.042cm" svg:x2="18.256cm" svg:y2="21.502cm">
          <text:p/>
        </draw:line>
        <draw:g>
          <svg:title>TexMaths</svg:title>
          <svg:desc>20§display§\hat{x}</svg:desc>
          <draw:polygon draw:style-name="gr2" draw:text-style-name="P2" draw:layer="layout" svg:width="0.401cm" svg:height="0.487cm" svg:x="2.224cm" svg:y="19.4cm" svg:viewBox="0 0 402 488" draw:points="202,488 0,488 0,0 402,0 402,488">
            <text:p/>
          </draw:polygon>
          <draw:polygon draw:style-name="gr3" draw:text-style-name="P3" draw:layer="layout" svg:width="0.189cm" svg:height="0.109cm" svg:x="2.35cm" svg:y="19.398cm" svg:viewBox="0 0 190 110" draw:points="96,0 0,98 12,110 96,38 176,110 190,98">
            <text:p/>
          </draw:polygon>
          <draw:path draw:style-name="gr3" draw:text-style-name="P3" draw:layer="layout" svg:width="0.351cm" svg:height="0.319cm" svg:x="2.244cm" svg:y="19.576cm" svg:viewBox="0 0 352 320" svg:d="M216 100c4-20 20-84 70-84 4 0 20 0 34 8-18 4-32 22-32 38 0 12 6 26 26 26 16 0 38-14 38-42 0-36-42-46-66-46-40 0-66 38-74 54-18-46-56-54-76-54-74 0-114 92-114 108 0 8 6 8 8 8 6 0 8-2 10-8 24-74 70-92 94-92 14 0 38 6 38 46 0 22-12 70-38 170-10 44-36 72-66 72-6 0-22 0-36-8 18-4 34-18 34-38s-16-26-28-26c-20 0-38 20-38 42 0 32 36 46 66 46 48 0 72-50 74-54 10 26 34 54 78 54 72 0 112-90 112-108 0-8-6-8-8-8-6 0-8 4-10 8-22 76-70 92-94 92-28 0-38-22-38-46 0-16 4-30 12-62z">
            <text:p/>
          </draw:path>
        </draw:g>
        <draw:g>
          <svg:title>TexMaths</svg:title>
          <svg:desc>20§display§\hat{z}</svg:desc>
          <draw:polygon draw:style-name="gr2" draw:text-style-name="P2" draw:layer="layout" svg:width="0.393cm" svg:height="0.487cm" svg:x="4.382cm" svg:y="15.882cm" svg:viewBox="0 0 394 488" draw:points="198,488 0,488 0,0 394,0 394,488">
            <text:p/>
          </draw:polygon>
          <draw:polygon draw:style-name="gr3" draw:text-style-name="P3" draw:layer="layout" svg:width="0.189cm" svg:height="0.109cm" svg:x="4.506cm" svg:y="15.88cm" svg:viewBox="0 0 190 110" draw:points="96,0 0,98 12,110 96,38 176,110 190,98">
            <text:p/>
          </draw:polygon>
          <draw:path draw:style-name="gr3" draw:text-style-name="P3" draw:layer="layout" svg:width="0.299cm" svg:height="0.319cm" svg:x="4.412cm" svg:y="16.058cm" svg:viewBox="0 0 300 320" svg:d="M64 254c38-42 58-58 84-80 0-2 44-38 70-64 66-66 82-100 82-102 0-8-6-8-8-8-4 0-6 2-10 8-22 34-36 46-54 46-16 0-24-12-36-24-12-16-24-30-48-30-54 0-86 66-86 80 0 4 2 8 8 8s8-4 10-8c14-32 54-32 60-32 14 0 28 4 44 10 28 10 36 10 54 10-24 32-84 82-98 94l-64 58c-48 48-72 88-72 94s8 6 8 6c6 0 8 0 12-8 16-26 38-44 60-44 16 0 24 6 42 26 12 16 24 26 44 26 70 0 112-90 112-108 0-4-4-8-10-8s-6 4-10 10c-16 46-60 60-84 60-14 0-26-6-42-10-24-10-34-12-50-12 0 0-12 0-18 2z">
            <text:p/>
          </draw:path>
        </draw:g>
        <draw:g>
          <svg:title>TexMaths</svg:title>
          <svg:desc>20§display§\hat{y}</svg:desc>
          <draw:polygon draw:style-name="gr2" draw:text-style-name="P2" draw:layer="layout" svg:width="0.399cm" svg:height="0.623cm" svg:x="7.901cm" svg:y="18.476cm" svg:viewBox="0 0 400 624" draw:points="200,624 0,624 0,0 400,0 400,624">
            <text:p/>
          </draw:polygon>
          <draw:polygon draw:style-name="gr3" draw:text-style-name="P3" draw:layer="layout" svg:width="0.189cm" svg:height="0.109cm" svg:x="8.031cm" svg:y="18.474cm" svg:viewBox="0 0 190 110" draw:points="96,0 0,98 12,110 96,38 176,110 190,98">
            <text:p/>
          </draw:polygon>
          <draw:path draw:style-name="gr3" draw:text-style-name="P3" draw:layer="layout" svg:width="0.325cm" svg:height="0.455cm" svg:x="7.921cm" svg:y="18.652cm" svg:viewBox="0 0 326 456" svg:d="M324 44c2-10 2-12 2-18 0-12-10-18-20-18-8 0-18 4-26 14 0 4-6 26-10 38-4 20-10 38-14 58l-32 126c-2 10-32 60-80 60-36 0-42-30-42-56 0-34 12-78 36-140 10-28 14-36 14-50 0-32-24-58-58-58-68 0-94 102-94 108 0 8 8 8 8 8 8 0 8-2 12-12 18-68 48-88 72-88 4 0 16 0 16 22 0 18-6 36-12 50-28 74-40 114-40 148 0 62 44 84 86 84 28 0 52-12 72-32-10 36-18 72-46 108-18 24-46 46-78 46-10 0-42-2-54-30 12 0 20 0 30-8 8-8 14-16 14-30 0-22-18-24-26-24-16 0-40 10-40 46 0 34 32 60 76 60 72 0 146-64 166-144z">
            <text:p/>
          </draw:path>
        </draw:g>
        <draw:g>
          <svg:title>TexMaths</svg:title>
          <svg:desc>20§display§r'</svg:desc>
          <draw:polygon draw:style-name="gr17" draw:text-style-name="P5" draw:layer="layout" svg:width="0.497cm" svg:height="0.563cm" svg:x="15.622cm" svg:y="17.965cm" svg:viewBox="0 0 498 564" draw:points="250,564 0,564 0,0 498,0 498,564">
            <text:p/>
          </draw:polygon>
          <draw:path draw:style-name="gr3" draw:text-style-name="P3" draw:layer="layout" svg:width="0.287cm" svg:height="0.319cm" svg:x="15.642cm" svg:y="18.217cm" svg:viewBox="0 0 288 320" svg:d="M42 270c-2 12-6 28-6 32 0 12 10 18 20 18 8 0 22-6 26-20 2-2 26-98 28-112 6-22 18-72 24-92 2-8 22-42 38-58 6-4 26-22 58-22 18 0 28 8 30 8-22 4-38 20-38 38 0 12 8 26 28 26 18 0 38-16 38-42 0-24-22-46-58-46-46 0-78 34-92 54-4-32-30-54-64-54-32 0-46 28-52 40-12 24-22 66-22 68 0 8 8 8 8 8 8 0 8 0 12-16 12-50 26-84 52-84 12 0 22 6 22 32 0 14-2 22-12 60z">
            <text:p/>
          </draw:path>
          <draw:path draw:style-name="gr3" draw:text-style-name="P3" draw:layer="layout" svg:width="0.125cm" svg:height="0.255cm" svg:x="15.982cm" svg:y="17.963cm" svg:viewBox="0 0 126 256" svg:d="M120 44c4-10 6-14 6-16 0-16-14-28-30-28-20 0-26 16-28 24l-66 214c0 2-2 8-2 8 0 6 16 10 20 10 2 0 4 0 6-8z">
            <text:p/>
          </draw:path>
        </draw:g>
        <draw:g>
          <svg:title>TexMaths</svg:title>
          <svg:desc>20§display§\mathbf{\Omega}</svg:desc>
          <draw:polygon draw:style-name="gr2" draw:text-style-name="P2" draw:layer="layout" svg:width="0.583cm" svg:height="0.481cm" svg:x="13.98cm" svg:y="12.696cm" svg:viewBox="0 0 584 482" draw:points="292,482 0,482 0,0 584,0 584,482">
            <text:p/>
          </draw:polygon>
          <draw:path draw:style-name="gr3" draw:text-style-name="P3" draw:layer="layout" svg:width="0.513cm" svg:height="0.491cm" svg:x="14.016cm" svg:y="12.686cm" svg:viewBox="0 0 514 492" svg:d="M514 350h-34c0 10-6 40-12 54-2 8-6 16-48 16h-50c14-32 34-58 56-84 40-52 78-102 78-166 0-76-62-170-248-170-184 0-246 94-246 170 0 64 40 116 78 164 24 32 42 56 56 86h-50c-42 0-44-8-48-14-6-14-12-48-12-56h-34l26 142h134c16 0 24 0 24-20 0-48-22-114-32-144-18-56-34-108-34-158 0-28 2-78 38-110 34-32 80-34 100-34 38 0 78 10 104 36 20 20 36 50 36 108 0 48-14 96-32 150-14 42-34 104-34 152 0 20 8 20 22 20h136z">
            <text:p/>
          </draw:path>
        </draw:g>
        <draw:g>
          <svg:title>TexMaths</svg:title>
          <svg:desc>20§display§\hat{y}'</svg:desc>
          <draw:polygon draw:style-name="gr17" draw:text-style-name="P5" draw:layer="layout" svg:width="0.531cm" svg:height="0.699cm" svg:x="16.192cm" svg:y="14cm" svg:viewBox="0 0 532 700" draw:points="266,700 0,700 0,0 532,0 532,700">
            <text:p/>
          </draw:polygon>
          <draw:polygon draw:style-name="gr3" draw:text-style-name="P3" draw:layer="layout" svg:width="0.189cm" svg:height="0.109cm" svg:x="16.322cm" svg:y="14.074cm" svg:viewBox="0 0 190 110" draw:points="96,0 0,98 12,110 96,38 176,110 190,98">
            <text:p/>
          </draw:polygon>
          <draw:path draw:style-name="gr3" draw:text-style-name="P3" draw:layer="layout" svg:width="0.325cm" svg:height="0.455cm" svg:x="16.212cm" svg:y="14.252cm" svg:viewBox="0 0 326 456" svg:d="M324 44c2-10 2-12 2-18 0-12-10-18-20-18-8 0-18 4-26 14 0 4-6 26-10 38-4 20-10 38-14 58l-32 126c-2 10-32 60-80 60-36 0-42-30-42-56 0-34 12-78 36-140 10-28 14-36 14-50 0-32-24-58-58-58-68 0-94 102-94 108 0 8 8 8 8 8 8 0 8-2 12-12 18-68 48-88 72-88 4 0 16 0 16 22 0 18-6 36-12 50-28 74-40 114-40 148 0 62 44 84 86 84 28 0 52-12 72-32-10 36-18 72-46 108-18 24-46 46-78 46-10 0-42-2-54-30 12 0 20 0 30-8 8-8 14-16 14-30 0-22-18-24-26-24-16 0-40 10-40 46 0 34 32 60 76 60 72 0 146-64 166-144z">
            <text:p/>
          </draw:path>
          <draw:path draw:style-name="gr3" draw:text-style-name="P3" draw:layer="layout" svg:width="0.125cm" svg:height="0.255cm" svg:x="16.584cm" svg:y="13.998cm" svg:viewBox="0 0 126 256" svg:d="M120 44c4-10 6-14 6-16 0-16-14-28-30-28-20 0-26 16-28 24l-66 214c0 2-2 8-2 8 0 6 16 10 20 10 2 0 4 0 6-8z">
            <text:p/>
          </draw:path>
        </draw:g>
        <draw:g>
          <svg:title>TexMaths</svg:title>
          <svg:desc>20§display§\hat{z}'</svg:desc>
          <draw:polygon draw:style-name="gr2" draw:text-style-name="P2" draw:layer="layout" svg:width="0.519cm" svg:height="0.563cm" svg:x="11.835cm" svg:y="13.236cm" svg:viewBox="0 0 520 564" draw:points="260,564 0,564 0,0 520,0 520,564">
            <text:p/>
          </draw:polygon>
          <draw:polygon draw:style-name="gr3" draw:text-style-name="P3" draw:layer="layout" svg:width="0.189cm" svg:height="0.109cm" svg:x="11.959cm" svg:y="13.31cm" svg:viewBox="0 0 190 110" draw:points="96,0 0,98 12,110 96,38 176,110 190,98">
            <text:p/>
          </draw:polygon>
          <draw:path draw:style-name="gr3" draw:text-style-name="P3" draw:layer="layout" svg:width="0.299cm" svg:height="0.319cm" svg:x="11.865cm" svg:y="13.488cm" svg:viewBox="0 0 300 320" svg:d="M64 254c38-42 58-58 84-80 0-2 44-38 70-64 66-66 82-100 82-102 0-8-6-8-8-8-4 0-6 2-10 8-22 34-36 46-54 46-16 0-24-12-36-24-12-16-24-30-48-30-54 0-86 66-86 80 0 4 2 8 8 8s8-4 10-8c14-32 54-32 60-32 14 0 28 4 44 10 28 10 36 10 54 10-24 32-84 82-98 94l-64 58c-48 48-72 88-72 94s8 6 8 6c6 0 8 0 12-8 16-26 38-44 60-44 16 0 24 6 42 26 12 16 24 26 44 26 70 0 112-90 112-108 0-4-4-8-10-8s-6 4-10 10c-16 46-60 60-84 60-14 0-26-6-42-10-24-10-34-12-50-12 0 0-12 0-18 2z">
            <text:p/>
          </draw:path>
          <draw:path draw:style-name="gr3" draw:text-style-name="P3" draw:layer="layout" svg:width="0.125cm" svg:height="0.255cm" svg:x="12.215cm" svg:y="13.234cm" svg:viewBox="0 0 126 256" svg:d="M120 44c4-10 6-14 6-16 0-16-14-28-30-28-20 0-26 16-28 24l-66 214c0 2-2 8-2 8 0 6 16 10 20 10 2 0 4 0 6-8z">
            <text:p/>
          </draw:path>
        </draw:g>
        <draw:g>
          <svg:title>TexMaths</svg:title>
          <svg:desc>20§display§\hat{x}'</svg:desc>
          <draw:polygon draw:style-name="gr2" draw:text-style-name="P2" draw:layer="layout" svg:width="0.563cm" svg:height="0.563cm" svg:x="12.168cm" svg:y="17.174cm" svg:viewBox="0 0 564 564" draw:points="282,564 0,564 0,0 564,0 564,564">
            <text:p/>
          </draw:polygon>
          <draw:polygon draw:style-name="gr3" draw:text-style-name="P3" draw:layer="layout" svg:width="0.189cm" svg:height="0.109cm" svg:x="12.294cm" svg:y="17.248cm" svg:viewBox="0 0 190 110" draw:points="96,0 0,98 12,110 96,38 176,110 190,98">
            <text:p/>
          </draw:polygon>
          <draw:path draw:style-name="gr3" draw:text-style-name="P3" draw:layer="layout" svg:width="0.351cm" svg:height="0.319cm" svg:x="12.188cm" svg:y="17.426cm" svg:viewBox="0 0 352 320" svg:d="M216 100c4-20 20-84 70-84 4 0 20 0 34 8-18 4-32 22-32 38 0 12 6 26 26 26 16 0 38-14 38-42 0-36-42-46-66-46-40 0-66 38-74 54-18-46-56-54-76-54-74 0-114 92-114 108 0 8 6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3" draw:text-style-name="P3" draw:layer="layout" svg:width="0.125cm" svg:height="0.255cm" svg:x="12.592cm" svg:y="17.172cm" svg:viewBox="0 0 126 256" svg:d="M120 44c4-10 6-14 6-16 0-16-14-28-30-28-20 0-26 16-28 24l-66 214c0 2-2 8-2 8 0 6 16 10 20 10 2 0 4 0 6-8z">
            <text:p/>
          </draw:path>
        </draw:g>
        <draw:g>
          <svg:title>TexMaths</svg:title>
          <svg:desc>20§display§\mathbf{R}</svg:desc>
          <draw:polygon draw:style-name="gr2" draw:text-style-name="P2" draw:layer="layout" svg:width="0.605cm" svg:height="0.481cm" svg:x="8.881cm" svg:y="16.535cm" svg:viewBox="0 0 606 482" draw:points="304,482 0,482 0,0 606,0 606,482">
            <text:p/>
          </draw:polygon>
          <draw:path draw:style-name="gr3" draw:text-style-name="P3" draw:layer="layout" svg:width="0.577cm" svg:height="0.491cm" svg:x="8.909cm" svg:y="16.533cm" svg:viewBox="0 0 578 492" svg:d="M172 230v-196h84c112 0 114 54 114 98 0 38 0 98-116 98zM360 244c82-20 118-66 118-114 0-70-78-130-210-130h-268v34h76v416h-76v34c26-2 94-2 124-2s98 0 124 2v-34h-76v-196h82c10 0 42 0 64 24 22 26 22 38 22 90 0 48 0 82 50 106 30 16 74 18 104 18 74 0 84-64 84-74 0-16-10-16-18-16-14 0-14 6-16 16-2 32-24 48-44 48-42 0-50-50-52-80-2-6-8-56-8-60-10-48-50-70-80-82z">
            <text:p/>
          </draw:path>
        </draw:g>
      </draw:page>
      <draw:page draw:name="page3" draw:style-name="dp1" draw:master-page-name="Default">
        <draw:path draw:style-name="gr19" draw:text-style-name="P1" draw:layer="layout" svg:width="4.181cm" svg:height="2.211cm" draw:transform="rotate (0.392699081698724) translate (10.824cm 14.264cm)" svg:viewBox="0 0 4182 2212" svg:d="M0 0c2271 0 4182 2212 4182 2212">
          <text:p/>
        </draw:path>
        <draw:line draw:style-name="gr20" draw:text-style-name="P1" draw:layer="layout" svg:x1="5.016cm" svg:y1="16.294cm" svg:x2="7.45cm" svg:y2="13.691cm">
          <text:p/>
        </draw:line>
        <draw:line draw:style-name="gr21" draw:text-style-name="P1" draw:layer="layout" svg:x1="14.412cm" svg:y1="8.26cm" svg:x2="14.002cm" svg:y2="7.51cm">
          <text:p/>
        </draw:line>
        <draw:line draw:style-name="gr22" draw:text-style-name="P1" draw:layer="layout" svg:x1="4.444cm" svg:y1="5.081cm" svg:x2="7.218cm" svg:y2="5.914cm">
          <text:p/>
        </draw:line>
        <draw:line draw:style-name="gr22" draw:text-style-name="P1" draw:layer="layout" svg:x1="4.442cm" svg:y1="5.087cm" svg:x2="2.666cm" svg:y2="6.294cm">
          <text:p/>
        </draw:line>
        <draw:line draw:style-name="gr22" draw:text-style-name="P1" draw:layer="layout" svg:x1="4.442cm" svg:y1="5.087cm" svg:x2="4.403cm" svg:y2="2.065cm">
          <text:p/>
        </draw:line>
        <draw:custom-shape draw:style-name="gr23" draw:text-style-name="P7" draw:layer="layout" svg:width="0.144cm" svg:height="0.144cm" svg:x="6.137cm" svg:y="2.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7" draw:layer="layout" svg:width="0.144cm" svg:height="0.144cm" svg:x="8.247cm" svg:y="3.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8" draw:layer="layout" svg:width="0.144cm" svg:height="0.144cm" svg:x="8.638cm" svg:y="2.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7" draw:layer="layout" svg:width="0.144cm" svg:height="0.144cm" svg:x="9.738cm" svg:y="4.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6" draw:text-style-name="P1" draw:layer="layout" svg:x1="6.161cm" svg:y1="2.954cm" svg:x2="7.336cm" svg:y2="3.062cm">
          <text:p/>
        </draw:line>
        <draw:frame draw:style-name="gr27" draw:text-style-name="P9" draw:layer="layout" svg:width="11.098cm" svg:height="0.962cm" svg:x="4.528cm" svg:y="0.471cm">
          <draw:text-box>
            <text:p>Dibujos del tomo de mecánica clásica</text:p>
          </draw:text-box>
        </draw:frame>
        <draw:line draw:style-name="gr22" draw:text-style-name="P1" draw:layer="layout" svg:x1="4.444cm" svg:y1="10.781cm" svg:x2="8.769cm" svg:y2="11.509cm">
          <text:p/>
        </draw:line>
        <draw:line draw:style-name="gr22" draw:text-style-name="P1" draw:layer="layout" svg:x1="4.442cm" svg:y1="10.787cm" svg:x2="2.702cm" svg:y2="11.97cm">
          <text:p/>
        </draw:line>
        <draw:line draw:style-name="gr22" draw:text-style-name="P1" draw:layer="layout" svg:x1="4.442cm" svg:y1="10.787cm" svg:x2="4.403cm" svg:y2="7.765cm">
          <text:p/>
        </draw:line>
        <draw:g>
          <svg:title>TexMaths</svg:title>
          <svg:desc>20§display§\hat{x}</svg:desc>
          <draw:polygon draw:style-name="gr2" draw:text-style-name="P2" draw:layer="layout" svg:width="0.401cm" svg:height="0.487cm" svg:x="2.206cm" svg:y="11.451cm" svg:viewBox="0 0 402 488" draw:points="202,488 0,488 0,0 402,0 402,488">
            <text:p/>
          </draw:polygon>
          <draw:polygon draw:style-name="gr3" draw:text-style-name="P3" draw:layer="layout" svg:width="0.189cm" svg:height="0.109cm" svg:x="2.332cm" svg:y="11.449cm" svg:viewBox="0 0 190 110" draw:points="96,0 0,98 12,110 96,38 176,110 190,98">
            <text:p/>
          </draw:polygon>
          <draw:path draw:style-name="gr3" draw:text-style-name="P3" draw:layer="layout" svg:width="0.351cm" svg:height="0.319cm" svg:x="2.226cm" svg:y="11.627cm" svg:viewBox="0 0 352 320" svg:d="M216 100c4-20 20-84 70-84 4 0 20 0 34 8-18 4-32 22-32 38 0 12 6 26 26 26 16 0 38-14 38-42 0-36-42-46-66-46-40 0-66 38-74 54-18-46-56-54-76-54-74 0-114 92-114 108 0 8 6 8 8 8 6 0 8-2 10-8 24-74 70-92 94-92 14 0 38 6 38 46 0 22-12 70-38 170-10 44-36 72-66 72-6 0-22 0-36-8 18-4 34-18 34-38s-16-26-28-26c-20 0-38 20-38 42 0 32 36 46 66 46 48 0 72-50 74-54 10 26 34 54 78 54 72 0 112-90 112-108 0-8-6-8-8-8-6 0-8 4-10 8-22 76-70 92-94 92-28 0-38-22-38-46 0-16 4-30 12-62z">
            <text:p/>
          </draw:path>
        </draw:g>
        <draw:g>
          <svg:title>TexMaths</svg:title>
          <svg:desc>20§display§\hat{z}</svg:desc>
          <draw:polygon draw:style-name="gr2" draw:text-style-name="P2" draw:layer="layout" svg:width="0.393cm" svg:height="0.487cm" svg:x="3.791cm" svg:y="7.823cm" svg:viewBox="0 0 394 488" draw:points="198,488 0,488 0,0 394,0 394,488">
            <text:p/>
          </draw:polygon>
          <draw:polygon draw:style-name="gr3" draw:text-style-name="P3" draw:layer="layout" svg:width="0.189cm" svg:height="0.109cm" svg:x="3.915cm" svg:y="7.821cm" svg:viewBox="0 0 190 110" draw:points="96,0 0,98 12,110 96,38 176,110 190,98">
            <text:p/>
          </draw:polygon>
          <draw:path draw:style-name="gr3" draw:text-style-name="P3" draw:layer="layout" svg:width="0.299cm" svg:height="0.319cm" svg:x="3.821cm" svg:y="7.999cm" svg:viewBox="0 0 300 320" svg:d="M64 254c38-42 58-58 84-80 0-2 44-38 70-64 66-66 82-100 82-102 0-8-6-8-8-8-4 0-6 2-10 8-22 34-36 46-54 46-16 0-24-12-36-24-12-16-24-30-48-30-54 0-86 66-86 80 0 4 2 8 8 8s8-4 10-8c14-32 54-32 60-32 14 0 28 4 44 10 28 10 36 10 54 10-24 32-84 82-98 94l-64 58c-48 48-72 88-72 94s8 6 8 6c6 0 8 0 12-8 16-26 38-44 60-44 16 0 24 6 42 26 12 16 24 26 44 26 70 0 112-90 112-108 0-4-4-8-10-8s-6 4-10 10c-16 46-60 60-84 60-14 0-26-6-42-10-24-10-34-12-50-12 0 0-12 0-18 2z">
            <text:p/>
          </draw:path>
        </draw:g>
        <draw:g>
          <svg:title>TexMaths</svg:title>
          <svg:desc>20§display§\hat{y}</svg:desc>
          <draw:polygon draw:style-name="gr2" draw:text-style-name="P2" draw:layer="layout" svg:width="0.399cm" svg:height="0.623cm" svg:x="7.623cm" svg:y="11.447cm" svg:viewBox="0 0 400 624" draw:points="200,624 0,624 0,0 400,0 400,624">
            <text:p/>
          </draw:polygon>
          <draw:polygon draw:style-name="gr3" draw:text-style-name="P3" draw:layer="layout" svg:width="0.189cm" svg:height="0.109cm" svg:x="7.753cm" svg:y="11.445cm" svg:viewBox="0 0 190 110" draw:points="96,0 0,98 12,110 96,38 176,110 190,98">
            <text:p/>
          </draw:polygon>
          <draw:path draw:style-name="gr3" draw:text-style-name="P3" draw:layer="layout" svg:width="0.325cm" svg:height="0.455cm" svg:x="7.643cm" svg:y="11.623cm" svg:viewBox="0 0 326 456" svg:d="M324 44c2-10 2-12 2-18 0-12-10-18-20-18-8 0-18 4-26 14 0 4-6 26-10 38-4 20-10 38-14 58l-32 126c-2 10-32 60-80 60-36 0-42-30-42-56 0-34 12-78 36-140 10-28 14-36 14-50 0-32-24-58-58-58-68 0-94 102-94 108 0 8 8 8 8 8 8 0 8-2 12-12 18-68 48-88 72-88 4 0 16 0 16 22 0 18-6 36-12 50-28 74-40 114-40 148 0 62 44 84 86 84 28 0 52-12 72-32-10 36-18 72-46 108-18 24-46 46-78 46-10 0-42-2-54-30 12 0 20 0 30-8 8-8 14-16 14-30 0-22-18-24-26-24-16 0-40 10-40 46 0 34 32 60 76 60 72 0 146-64 166-144z">
            <text:p/>
          </draw:path>
        </draw:g>
        <draw:custom-shape draw:style-name="gr23" draw:text-style-name="P7" draw:layer="layout" svg:width="0.144cm" svg:height="0.144cm" svg:x="6.797cm" svg:y="8.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 draw:text-style-name="P1" draw:layer="layout" svg:x1="4.444cm" svg:y1="10.788cm" svg:x2="6.874cm" svg:y2="8.179cm">
          <text:p/>
        </draw:line>
        <draw:line draw:style-name="gr29" draw:text-style-name="P1" draw:layer="layout" svg:x1="7.98cm" svg:y1="10.277cm" svg:x2="6.872cm" svg:y2="8.179cm">
          <text:p/>
        </draw:line>
        <draw:line draw:style-name="gr28" draw:text-style-name="P1" draw:layer="layout" svg:x1="4.437cm" svg:y1="10.796cm" svg:x2="7.957cm" svg:y2="10.235cm">
          <text:p/>
        </draw:line>
        <draw:g>
          <svg:title>TexMaths</svg:title>
          <svg:desc>11§display§m_i§svg§600§TRUE§</svg:desc>
          <draw:polygon draw:style-name="gr30" draw:text-style-name="P2" draw:layer="layout" svg:width="0.559cm" svg:height="0.279cm" svg:x="6.616cm" svg:y="7.802cm" svg:viewBox="0 0 560 280" draw:points="281,280 0,280 0,0 560,0 560,280">
            <text:p/>
          </draw:polygon>
          <draw:path draw:style-name="gr31" draw:text-style-name="P3" draw:layer="layout" svg:width="0.396cm" svg:height="0.219cm" svg:x="6.63cm" svg:y="7.795cm" svg:viewBox="0 0 397 220" svg:d="M29 186c-1 7-5 18-5 21 0 8 7 13 15 13 5 0 14-5 17-13 1-2 7-25 9-37l11-44c3-10 5-21 9-32 1-8 5-23 5-24 8-15 33-59 79-59 22 0 27 18 27 34 0 12-3 25-8 40l-13 56-10 37c-2 10-5 26-5 29 0 8 6 13 13 13 15 0 18-12 22-28 6-27 25-98 29-117 2-6 27-64 80-64 21 0 26 16 26 34 0 27-20 82-30 109-4 11-6 16-6 26 0 23 16 40 39 40 47 0 64-71 64-75s-4-4-5-4c-6 0-6 1-8 8-8 26-23 60-50 60-8 0-12-5-12-16 0-12 5-24 9-35 10-25 30-79 30-106 0-31-19-52-55-52s-62 21-79 47c-1-6-3-23-16-35-12-10-27-12-39-12-44 0-69 31-76 42-2-28-23-42-45-42s-31 19-36 27c-8 18-15 47-15 48 0 4 4 4 6 4 5 0 5 0 8-11 8-34 18-57 36-57 7 0 15 3 15 22 0 10-2 15-8 41z">
            <text:p/>
          </draw:path>
          <draw:path draw:style-name="gr31" draw:text-style-name="P3" draw:layer="layout" svg:width="0.102cm" svg:height="0.227cm" svg:x="7.055cm" svg:y="7.857cm" svg:viewBox="0 0 103 228" svg:d="M95 13c0-5-5-13-14-13s-19 9-19 19c0 5 4 13 14 13s19-10 19-19zM25 186c-2 4-3 7-3 14 0 15 13 28 32 28 35 0 49-47 49-51 0-5-4-5-5-5-4 0-4 3-7 6-7 27-23 41-36 41-7 0-8-5-8-12 0-8 3-14 6-21 3-10 6-19 11-28 2-8 14-39 16-43 1-3 3-7 3-11 0-16-15-28-33-28-35 0-50 46-50 51s4 5 6 5c5 0 5-2 6-6 9-29 24-41 36-41 6 0 9 3 9 12 0 7-2 13-11 34z">
            <text:p/>
          </draw:path>
        </draw:g>
        <draw:g>
          <svg:title>TexMaths</svg:title>
          <svg:desc>11§display§\mathbf{x}_i§svg§600§TRUE§</svg:desc>
          <draw:polygon draw:style-name="gr30" draw:text-style-name="P2" draw:layer="layout" svg:width="0.428cm" svg:height="0.286cm" svg:x="5.239cm" svg:y="8.999cm" svg:viewBox="0 0 429 287" draw:points="215,287 0,287 0,0 429,0 429,287">
            <text:p/>
          </draw:polygon>
          <draw:path draw:style-name="gr31" draw:text-style-name="P3" draw:layer="layout" svg:width="0.272cm" svg:height="0.215cm" svg:x="5.25cm" svg:y="8.998cm" svg:viewBox="0 0 273 216" svg:d="M157 96l58-63c5-7 8-10 49-10v-23c-18 1-43 1-45 1-12 0-36-1-50-1v23c7 0 13 1 18 5-1 2-1 3-3 5l-41 46-48-56h19v-23c-12 0-42 1-58 1-15 0-37-1-54-1v23h35l75 89-62 72c-9 9-27 9-50 9v23c17-1 42-1 45-1 12 0 40 1 50 1v-23c-9 0-18-2-18-6l3-4 48-53 52 63h-18v23c12 0 42-1 58-1 15 0 37 1 53 1v-23h-34z">
            <text:p/>
          </draw:path>
          <draw:path draw:style-name="gr31" draw:text-style-name="P3" draw:layer="layout" svg:width="0.102cm" svg:height="0.228cm" svg:x="5.547cm" svg:y="9.062cm" svg:viewBox="0 0 103 229" svg:d="M95 13c0-5-5-13-14-13s-19 9-19 19c0 5 4 13 14 13s19-10 19-19zM25 186c-2 5-3 8-3 14 0 16 13 29 32 29 35 0 49-47 49-52 0-4-4-4-5-4-4 0-4 2-7 5-7 28-23 41-36 41-7 0-8-4-8-12s3-13 6-21c3-10 6-19 11-27 2-8 14-40 16-43 1-4 3-8 3-11 0-17-15-29-33-29-35 0-50 46-50 52 0 4 4 4 6 4 5 0 5-2 6-5 9-30 24-42 36-42 6 0 9 3 9 12 0 8-2 13-11 34z">
            <text:p/>
          </draw:path>
        </draw:g>
        <draw:g>
          <svg:title>TexMaths</svg:title>
          <svg:desc>11§display§\mathbf{x}'_i§svg§600§TRUE§</svg:desc>
          <draw:polygon draw:style-name="gr30" draw:text-style-name="P2" draw:layer="layout" svg:width="0.428cm" svg:height="0.506cm" svg:x="7.624cm" svg:y="9.041cm" svg:viewBox="0 0 429 507" draw:points="215,507 0,507 0,0 429,0 429,507">
            <text:p/>
          </draw:polygon>
          <draw:path draw:style-name="gr31" draw:text-style-name="P3" draw:layer="layout" svg:width="0.272cm" svg:height="0.215cm" svg:x="7.635cm" svg:y="9.214cm" svg:viewBox="0 0 273 216" svg:d="M157 96l58-63c5-7 8-10 49-10v-23c-18 1-43 1-45 1-12 0-36-1-50-1v23c7 0 13 1 18 5-1 2-1 3-3 5l-41 46-48-56h19v-23c-12 0-42 1-58 1-15 0-37-1-54-1v23h35l75 89-62 72c-9 9-27 9-50 9v23c17-1 42-1 45-1 12 0 40 1 50 1v-23c-9 0-18-3-18-6l3-4 48-53 52 63h-18v23c12 0 42-1 58-1 15 0 37 1 53 1v-23h-34z">
            <text:p/>
          </draw:path>
          <draw:path draw:style-name="gr31" draw:text-style-name="P3" draw:layer="layout" svg:width="0.085cm" svg:height="0.175cm" svg:x="7.932cm" svg:y="9.039cm" svg:viewBox="0 0 86 176" svg:d="M83 30c3-6 3-9 3-11 0-11-10-19-20-19-13 0-18 11-19 17l-45 147c-1 0-2 4-2 4 0 5 11 8 13 8s3 0 6-5z">
            <text:p/>
          </draw:path>
          <draw:path draw:style-name="gr31" draw:text-style-name="P3" draw:layer="layout" svg:width="0.102cm" svg:height="0.228cm" svg:x="7.932cm" svg:y="9.323cm" svg:viewBox="0 0 103 229" svg:d="M95 13c0-5-5-13-14-13-10 0-19 9-19 19 0 5 4 13 14 13s19-10 19-19zM25 186c-2 4-3 8-3 14 0 16 13 29 32 29 35 0 49-47 49-52 0-4-4-4-5-4-5 0-5 2-7 5-7 28-23 41-36 41-7 0-8-4-8-11 0-9 2-14 6-22 3-10 6-19 11-27 2-8 14-40 16-43 1-4 3-8 3-11 0-17-15-29-33-29-35 0-50 46-50 52 0 4 4 4 6 4 5 0 5-2 6-5 9-30 24-42 36-42 6 0 9 3 9 12 0 8-2 13-11 34z">
            <text:p/>
          </draw:path>
        </draw:g>
        <draw:g>
          <svg:title>TexMaths</svg:title>
          <svg:desc>11§display§\mathbf{X}_{\text{cm}}§svg§600§TRUE§</svg:desc>
          <draw:polygon draw:style-name="gr30" draw:text-style-name="P2" draw:layer="layout" svg:width="0.907cm" svg:height="0.403cm" svg:x="6.727cm" svg:y="10.538cm" svg:viewBox="0 0 908 404" draw:points="453,404 0,404 0,0 908,0 908,404">
            <text:p/>
          </draw:polygon>
          <draw:path draw:style-name="gr31" draw:text-style-name="P3" draw:layer="layout" svg:width="0.388cm" svg:height="0.331cm" svg:x="6.744cm" svg:y="10.537cm" svg:viewBox="0 0 389 332" svg:d="M218 140l81-107c6-7 7-8 23-9 13-1 15-1 29-1h13v-23c-20 1-44 1-65 1-18 0-56 0-73-1v23c8 0 27 0 45 6-1 0-4 3-5 4l-63 86-70-96h41v-23c-20 1-66 1-88 1-20 0-62 0-78-1v23h47l108 149-98 128c-4 6-6 7-21 8-10 1-20 2-30 2h-14v22c21-1 44-1 65-1 19 0 56 0 74 1v-22c-9 0-28 0-45-5 1-1 3-5 4-6l80-107 84 118h-40v22c20-1 66-1 88-1 19 0 61 0 79 1v-22h-48z">
            <text:p/>
          </draw:path>
          <draw:path draw:style-name="gr31" draw:text-style-name="P3" draw:layer="layout" svg:width="0.143cm" svg:height="0.154cm" svg:x="7.162cm" svg:y="10.79cm" svg:viewBox="0 0 144 155" svg:d="M117 16c-6 3-9 8-9 15 0 10 6 16 15 16 10 0 17-6 17-16 0-31-48-31-57-31-51 0-83 40-83 78 0 43 36 77 81 77 51 0 63-40 63-44s-4-4-5-4c-6 0-6 1-7 6-8 21-26 31-47 31-23 0-54-16-54-66 0-43 21-67 53-67 4 0 21 0 33 5z">
            <text:p/>
          </draw:path>
          <draw:path draw:style-name="gr31" draw:text-style-name="P3" draw:layer="layout" svg:width="0.285cm" svg:height="0.15cm" svg:x="7.336cm" svg:y="10.792cm" svg:viewBox="0 0 286 151" svg:d="M261 47c0-29-14-47-51-47-27 0-45 14-55 32-6-24-24-32-49-32-28 0-47 15-55 33h-1v-33l-50 3v13c23 0 25 3 25 19v88c0 14-3 14-25 14v14c1 0 24-3 39-3 13 0 36 2 39 3v-14c-22 0-25 0-25-14v-61c0-36 27-52 50-52 24 0 27 19 27 36v77c0 14-3 14-25 14v14c0 0 24-3 38-3 12 0 36 2 39 3v-14c-22 0-26 0-26-14v-61c0-36 29-52 51-52 24 0 27 19 27 36v77c0 14-3 14-25 14v14c0 0 24-3 39-3 12 0 35 2 38 3v-14c-22 0-25 0-25-14z">
            <text:p/>
          </draw:path>
        </draw:g>
        <draw:g>
          <svg:title>TexMaths</svg:title>
          <svg:desc>8§display§ \text{cm}§svg§600§TRUE§</svg:desc>
          <draw:polygon draw:style-name="gr30" draw:text-style-name="P2" draw:layer="layout" svg:width="0.447cm" svg:height="0.15cm" svg:x="8.073cm" svg:y="10.159cm" svg:viewBox="0 0 448 151" draw:points="224,151 0,151 0,0 448,0 448,151">
            <text:p/>
          </draw:polygon>
          <draw:path draw:style-name="gr31" draw:text-style-name="P3" draw:layer="layout" svg:width="0.133cm" svg:height="0.161cm" svg:x="8.085cm" svg:y="10.153cm" svg:viewBox="0 0 134 162" svg:d="M30 81c0-57 28-72 47-72 3 0 25 0 38 13-14 1-17 12-17 16 0 9 7 16 16 16 10 0 17-6 17-16 0-24-27-38-54-38-44 0-77 38-77 81 0 46 35 81 76 81 47 0 58-42 58-46 0-3-3-3-4-3-3 0-4 1-4 3-11 32-34 37-47 37-18 0-49-15-49-72z">
            <text:p/>
          </draw:path>
          <draw:path draw:style-name="gr31" draw:text-style-name="P3" draw:layer="layout" svg:width="0.274cm" svg:height="0.155cm" svg:x="8.24cm" svg:y="10.155cm" svg:viewBox="0 0 275 156" svg:d="M27 34v95c0 15-3 15-27 15v12c12 0 30-1 40-1 9 0 27 1 39 1v-12c-23 0-27 0-27-15v-65c0-37 25-56 47-56 23 0 27 19 27 39v82c0 15-4 15-28 15v12c12 0 30-1 40-1 9 0 28 1 40 1v-12c-24 0-28 0-28-15v-65c0-37 25-56 48-56 22 0 25 19 25 39v82c0 15-3 15-27 15v12c12 0 30-1 40-1 9 0 27 1 39 1v-12c-18 0-27 0-27-10v-67c0-30 0-41-11-54-5-6-17-13-37-13-30 0-46 21-51 34-5-30-31-34-47-34-26 0-43 15-52 37v-37l-50 4v11c25 0 27 3 27 19z">
            <text:p/>
          </draw:path>
        </draw:g>
        <draw:line draw:style-name="gr22" draw:text-style-name="P1" draw:layer="layout" svg:x1="5.022cm" svg:y1="16.289cm" svg:x2="9.347cm" svg:y2="17.017cm">
          <text:p/>
        </draw:line>
        <draw:line draw:style-name="gr22" draw:text-style-name="P1" draw:layer="layout" svg:x1="5.02cm" svg:y1="16.295cm" svg:x2="3.28cm" svg:y2="17.478cm">
          <text:p/>
        </draw:line>
        <draw:line draw:style-name="gr22" draw:text-style-name="P1" draw:layer="layout" svg:x1="5.02cm" svg:y1="16.295cm" svg:x2="4.981cm" svg:y2="13.273cm">
          <text:p/>
        </draw:line>
        <draw:g>
          <svg:title>TexMaths</svg:title>
          <svg:desc>12§display§\hat{x}§svg§600§TRUE§</svg:desc>
          <draw:polygon draw:style-name="gr30" draw:text-style-name="P2" draw:layer="layout" svg:width="0.3cm" svg:height="0.365cm" svg:x="2.95cm" svg:y="17.042cm" svg:viewBox="0 0 301 366" draw:points="151,366 0,366 0,0 301,0 301,366">
            <text:p/>
          </draw:polygon>
          <draw:polygon draw:style-name="gr31" draw:text-style-name="P3" draw:layer="layout" svg:width="0.141cm" svg:height="0.082cm" svg:x="3.045cm" svg:y="17.041cm" svg:viewBox="0 0 142 83" draw:points="71,0 0,73 10,83 71,28 132,83 142,73">
            <text:p/>
          </draw:polygon>
          <draw:path draw:style-name="gr31" draw:text-style-name="P3" draw:layer="layout" svg:width="0.263cm" svg:height="0.239cm" svg:x="2.966cm" svg:y="17.174cm" svg:viewBox="0 0 264 240" svg:d="M162 74c2-14 14-62 51-62 4 0 16 0 27 6-15 4-25 17-25 29 0 8 6 19 20 19 12 0 29-10 29-31 0-28-31-35-49-35-32 0-50 28-57 41-13-36-40-41-56-41-55 0-85 68-85 82 0 4 5 4 6 4 5 0 6 0 7-4 18-57 53-70 71-70 9 0 29 5 29 35 0 17-10 53-29 126-9 33-28 55-51 55-3 0-15 0-26-6 13-4 25-15 25-29s-12-19-20-19c-16 0-29 14-29 31 0 24 26 35 49 35 36 0 55-37 57-41 6 20 25 41 56 41 55 0 85-68 85-82 0-4-5-4-6-4-5 0-6 1-7 4-17 58-54 70-71 70-20 0-29-17-29-35 0-12 4-23 10-47z">
            <text:p/>
          </draw:path>
        </draw:g>
        <draw:g>
          <svg:title>TexMaths</svg:title>
          <svg:desc>14§display§\hat{z}§svg§600§FALSE§</svg:desc>
          <draw:polygon draw:style-name="gr32" draw:text-style-name="P5" draw:layer="layout" svg:width="0.343cm" svg:height="0.426cm" svg:x="4.369cm" svg:y="13.331cm" svg:viewBox="0 0 344 427" draw:points="172,427 0,427 0,0 344,0 344,427">
            <text:p/>
          </draw:polygon>
          <draw:polygon draw:style-name="gr31" draw:text-style-name="P3" draw:layer="layout" svg:width="0.164cm" svg:height="0.096cm" svg:x="4.477cm" svg:y="13.33cm" svg:viewBox="0 0 165 97" draw:points="83,0 0,85 11,97 83,32 154,97 165,85">
            <text:p/>
          </draw:polygon>
          <draw:path draw:style-name="gr31" draw:text-style-name="P3" draw:layer="layout" svg:width="0.26cm" svg:height="0.279cm" svg:x="4.396cm" svg:y="13.485cm" svg:viewBox="0 0 261 280" svg:d="M56 222c33-36 50-51 73-71 0 0 39-34 61-56 59-57 71-87 71-89 0-6-5-6-6-6-5 0-6 1-9 7-18 29-32 39-46 39-15 0-22-10-32-19-11-14-23-27-42-27-46 0-76 57-76 70 0 4 3 7 9 7 4 0 5-3 7-7 12-28 47-28 53-28 12 0 24 4 39 8 24 10 31 10 48 10-23 27-75 71-87 81l-56 52c-42 41-63 77-63 81 0 6 6 6 7 6 6 0 7-2 10-9 15-21 33-37 53-37 14 0 19 5 36 23 10 13 21 23 39 23 62 0 97-79 97-95 0-3-3-6-7-6-6 0-7 3-8 7-16 41-55 52-75 52-12 0-23-3-36-7-21-9-31-11-43-11-2 0-11 0-17 2z">
            <text:p/>
          </draw:path>
        </draw:g>
        <draw:g>
          <svg:title>TexMaths</svg:title>
          <svg:desc>12§display§\hat{y}§svg§600§TRUE§</svg:desc>
          <draw:polygon draw:style-name="gr30" draw:text-style-name="P2" draw:layer="layout" svg:width="0.299cm" svg:height="0.467cm" svg:x="9.459cm" svg:y="16.789cm" svg:viewBox="0 0 300 468" draw:points="150,468 0,468 0,0 300,0 300,468">
            <text:p/>
          </draw:polygon>
          <draw:polygon draw:style-name="gr31" draw:text-style-name="P3" draw:layer="layout" svg:width="0.141cm" svg:height="0.082cm" svg:x="9.556cm" svg:y="16.788cm" svg:viewBox="0 0 142 83" draw:points="71,0 0,73 10,83 71,28 132,83 142,73">
            <text:p/>
          </draw:polygon>
          <draw:path draw:style-name="gr31" draw:text-style-name="P3" draw:layer="layout" svg:width="0.244cm" svg:height="0.341cm" svg:x="9.475cm" svg:y="16.921cm" svg:viewBox="0 0 245 342" svg:d="M242 32c3-7 3-8 3-12 0-9-9-14-16-14-6 0-14 2-19 11-1 2-5 19-7 29-4 13-7 27-11 42l-24 96c-1 7-24 44-59 44-27 0-33-23-33-43 0-24 9-57 27-103 9-22 10-28 10-39 0-24-17-43-43-43-51 0-70 77-70 82 0 4 5 4 6 4 6 0 6-1 8-9 15-49 36-65 54-65 4 0 14 0 14 17 0 13-5 26-10 37-20 55-30 86-30 110 0 47 34 64 65 64 20 0 38-10 53-24-6 27-14 53-34 81-14 18-35 34-59 34-7 0-31-2-39-23 8 0 14 0 22-6 5-5 10-12 10-21 0-17-14-20-19-20-12 0-30 9-30 35 0 27 24 46 56 46 55 0 109-48 124-108z">
            <text:p/>
          </draw:path>
        </draw:g>
        <draw:line draw:style-name="gr33" draw:text-style-name="P1" draw:layer="layout" svg:x1="7.454cm" svg:y1="13.673cm" svg:x2="7.231cm" svg:y2="14.273cm">
          <text:p/>
        </draw:line>
        <draw:g>
          <svg:title>TexMaths</svg:title>
          <svg:desc>11§display§m§svg§600§TRUE§</svg:desc>
          <draw:polygon draw:style-name="gr30" draw:text-style-name="P2" draw:layer="layout" svg:width="0.423cm" svg:height="0.207cm" svg:x="6.937cm" svg:y="13.31cm" svg:viewBox="0 0 424 208" draw:points="213,208 0,208 0,0 424,0 424,208">
            <text:p/>
          </draw:polygon>
          <draw:path draw:style-name="gr31" draw:text-style-name="P3" draw:layer="layout" svg:width="0.397cm" svg:height="0.219cm" svg:x="6.951cm" svg:y="13.303cm" svg:viewBox="0 0 398 220" svg:d="M29 186c-1 8-5 19-5 21 0 9 7 13 15 13 5 0 14-4 17-13 1-1 7-24 9-36l11-44c3-10 5-21 9-32 1-9 5-24 5-25 8-15 33-59 80-59 22 0 26 18 26 34 0 12-3 25-8 40l-13 56-10 37c-2 10-5 27-5 29 0 9 6 13 13 13 15 0 19-12 22-27 7-28 25-98 30-118 1-6 26-64 79-64 21 0 26 17 26 34 0 28-19 83-29 109-5 11-7 16-7 26 0 23 17 40 40 40 46 0 64-70 64-75 0-4-5-4-6-4-5 0-5 1-8 9-7 25-23 59-49 59-9 0-12-4-12-15 0-12 4-25 8-36 10-25 30-79 30-106 0-31-18-52-55-52-36 0-62 21-79 47-1-6-2-23-16-35-12-10-27-12-39-12-44 0-68 31-76 42-2-28-23-42-45-42s-31 19-36 28c-8 17-15 46-15 47 0 4 4 4 6 4 5 0 5 0 8-11 8-34 18-57 36-57 7 0 15 3 15 22 0 10-2 15-8 41z">
            <text:p/>
          </draw:path>
        </draw:g>
        <draw:g>
          <svg:title>TexMaths</svg:title>
          <svg:desc>11§display§\boldsymbol{F}§svg§600§TRUE§</svg:desc>
          <draw:polygon draw:style-name="gr30" draw:text-style-name="P2" draw:layer="layout" svg:width="0.408cm" svg:height="0.33cm" svg:x="8.584cm" svg:y="15.103cm" svg:viewBox="0 0 409 331" draw:points="205,331 0,331 0,0 409,0 409,331">
            <text:p/>
          </draw:polygon>
          <draw:path draw:style-name="gr31" draw:text-style-name="P3" draw:layer="layout" svg:width="0.371cm" svg:height="0.329cm" svg:x="8.605cm" svg:y="15.105cm" svg:viewBox="0 0 372 330" svg:d="M156 176h32c29 0 37 4 37 21 0 5-1 14-3 20-1 4-1 6-1 7 0 7 7 9 11 9 9 0 10-3 12-12l28-108c2-6 2-7 2-7 0-9-10-9-12-9-9 0-10 3-14 12-8 37-24 44-59 44h-26l32-129c5-1 11-1 16-1h57c55 0 73 14 73 56 0 12-2 27-2 29 0 9 8 9 12 9 10 0 10-5 11-14l9-87 1-7c0-9-9-9-17-9h-260c-10 0-11 0-14 2s-4 11-4 12c0 9 7 9 20 9 10 0 20 0 29 1l-68 273c-2 8-2 9-11 10-9 0-18 0-26 0-12 0-13 0-16 1-5 3-5 11-5 13 0 0 0 9 11 9 12 0 24-1 36-1 13 0 27-1 40-1 14 0 28 1 44 1 13 0 27 1 41 1 6 0 15 0 15-14 0-9-9-9-17-9h-15c-19 0-26-1-31-2z">
            <text:p/>
          </draw:path>
        </draw:g>
        <draw:g>
          <svg:title>TexMaths</svg:title>
          <svg:desc>11§display§\hat{n}§svg§600§TRUE§</svg:desc>
          <draw:polygon draw:style-name="gr30" draw:text-style-name="P2" draw:layer="layout" svg:width="0.289cm" svg:height="0.334cm" svg:x="7.075cm" svg:y="14.331cm" svg:viewBox="0 0 290 335" draw:points="145,335 0,335 0,0 290,0 290,335">
            <text:p/>
          </draw:polygon>
          <draw:polygon draw:style-name="gr31" draw:text-style-name="P3" draw:layer="layout" svg:width="0.129cm" svg:height="0.075cm" svg:x="7.155cm" svg:y="14.33cm" svg:viewBox="0 0 130 76" draw:points="65,0 0,67 9,76 65,25 121,76 130,67">
            <text:p/>
          </draw:polygon>
          <draw:path draw:style-name="gr31" draw:text-style-name="P3" draw:layer="layout" svg:width="0.262cm" svg:height="0.219cm" svg:x="7.089cm" svg:y="14.452cm" svg:viewBox="0 0 263 220" svg:d="M29 186c-2 8-5 19-5 21 0 9 7 13 14 13 6 0 15-4 18-13 1-1 7-24 10-37l10-44c3-9 6-20 9-31 2-9 5-24 6-25 7-15 32-59 78-59 22 0 27 18 27 34 0 30-24 92-31 112-5 12-6 18-6 23 0 23 18 40 40 40 46 0 64-70 64-75 0-4-5-4-6-4-5 0-5 1-8 9-10 33-25 59-49 59-8 0-11-4-11-15 0-13 4-25 9-36 9-25 28-79 28-106 0-32-19-52-55-52-44 0-68 31-75 42-3-27-22-42-45-42-22 0-31 19-37 27-7 17-14 46-14 48 0 4 4 4 5 4 6 0 6 0 9-11 8-34 18-57 35-57 10 0 16 5 16 22 0 10-2 15-8 41z">
            <text:p/>
          </draw:path>
        </draw:g>
        <draw:path draw:style-name="gr19" draw:text-style-name="P1" draw:layer="layout" svg:width="1.962cm" svg:height="1.398cm" draw:transform="rotate (0.392699081698724) translate (6.198cm 13.966cm)" svg:viewBox="0 0 1963 1399" svg:d="M0 0c2271 0 1947 1399 1947 1399">
          <text:p/>
        </draw:path>
        <draw:line draw:style-name="gr34" draw:text-style-name="P1" draw:layer="layout" svg:x1="7.43cm" svg:y1="13.682cm" svg:x2="9.484cm" svg:y2="13.827cm">
          <text:p/>
        </draw:line>
        <draw:line draw:style-name="gr35" draw:text-style-name="P1" draw:layer="layout" svg:x1="7.447cm" svg:y1="13.682cm" svg:x2="8.222cm" svg:y2="13.733cm">
          <text:p/>
        </draw:line>
        <draw:g>
          <svg:title>TexMaths</svg:title>
          <svg:desc>11§display§\hat{t}§svg§600§TRUE§</svg:desc>
          <draw:polygon draw:style-name="gr30" draw:text-style-name="P2" draw:layer="layout" svg:width="0.248cm" svg:height="0.423cm" svg:x="8.052cm" svg:y="13.213cm" svg:viewBox="0 0 249 424" draw:points="125,424 0,424 0,0 249,0 249,424">
            <text:p/>
          </draw:polygon>
          <draw:polygon draw:style-name="gr31" draw:text-style-name="P3" draw:layer="layout" svg:width="0.129cm" svg:height="0.075cm" svg:x="8.115cm" svg:y="13.212cm" svg:viewBox="0 0 130 76" draw:points="65,0 0,67 9,76 65,25 121,76 130,67">
            <text:p/>
          </draw:polygon>
          <draw:path draw:style-name="gr31" draw:text-style-name="P3" draw:layer="layout" svg:width="0.149cm" svg:height="0.308cm" svg:x="8.063cm" svg:y="13.334cm" svg:viewBox="0 0 150 309" svg:d="M89 110h47c8 0 14 0 14-10 0-5-6-5-14-5h-42c16-70 19-79 19-82 0-9-6-13-14-13-1 0-15 0-20 18l-18 77h-47c-10 0-14 0-14 8 0 7 4 7 13 7h43c-35 137-36 145-36 154 0 26 19 45 44 45 51 0 78-72 78-75 0-4-4-4-6-4-5 0-5 1-7 6-21 51-47 62-64 62-10 0-14-7-14-22 0-12 0-15 2-23z">
            <text:p/>
          </draw:path>
        </draw:g>
        <draw:g>
          <svg:title>TexMaths</svg:title>
          <svg:desc>11§display§\boldsymbol{v}§svg§600§TRUE§</svg:desc>
          <draw:polygon draw:style-name="gr30" draw:text-style-name="P2" draw:layer="layout" svg:width="0.291cm" svg:height="0.214cm" svg:x="9.155cm" svg:y="13.441cm" svg:viewBox="0 0 292 215" draw:points="147,215 0,215 0,0 292,0 292,215">
            <text:p/>
          </draw:polygon>
          <draw:path draw:style-name="gr31" draw:text-style-name="P3" draw:layer="layout" svg:width="0.247cm" svg:height="0.223cm" svg:x="9.17cm" svg:y="13.437cm" svg:viewBox="0 0 248 224" svg:d="M248 44c0-44-33-44-33-44-20 0-38 21-38 37 0 14 10 19 15 21 21 12 24 21 24 31 0 11-28 117-85 117-35 0-35-29-35-38 0-27 14-64 30-102 3-10 5-14 5-22 0-28-29-44-55-44-52 0-76 66-76 76 0 6 8 6 12 6 6 0 9 0 11-5 16-53 41-59 50-59 3 0 9 0 9 11s-7 25-8 28c-22 56-30 78-30 101 0 52 42 66 85 66 83 0 119-138 119-180z">
            <text:p/>
          </draw:path>
        </draw:g>
        <draw:line draw:style-name="gr36" draw:text-style-name="P1" draw:layer="layout" svg:x1="7.444cm" svg:y1="13.679cm" svg:x2="8.746cm" svg:y2="15cm">
          <text:p/>
        </draw:line>
        <draw:custom-shape draw:style-name="gr23" draw:text-style-name="P7" draw:layer="layout" svg:width="0.144cm" svg:height="0.144cm" svg:x="7.375cm" svg:y="1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 draw:text-style-name="P1" draw:layer="layout" svg:x1="6.218cm" svg:y1="13.957cm" svg:x2="3.386cm" svg:y2="15.108cm">
          <text:p/>
        </draw:line>
        <draw:line draw:style-name="gr38" draw:text-style-name="P1" draw:layer="layout" svg:x1="15.521cm" svg:y1="10.356cm" svg:x2="14.413cm" svg:y2="8.258cm">
          <text:p/>
        </draw:line>
        <draw:g>
          <svg:title>TexMaths</svg:title>
          <svg:desc>11§display§m_i§svg§600§TRUE§</svg:desc>
          <draw:polygon draw:style-name="gr30" draw:text-style-name="P2" draw:layer="layout" svg:width="0.559cm" svg:height="0.279cm" svg:x="14.539cm" svg:y="7.918cm" svg:viewBox="0 0 560 280" draw:points="281,280 0,280 0,0 560,0 560,280">
            <text:p/>
          </draw:polygon>
          <draw:path draw:style-name="gr31" draw:text-style-name="P3" draw:layer="layout" svg:width="0.396cm" svg:height="0.219cm" svg:x="14.553cm" svg:y="7.911cm" svg:viewBox="0 0 397 220" svg:d="M29 186c-1 7-5 18-5 21 0 8 7 13 15 13 5 0 14-5 17-13 1-2 7-25 9-37l11-44c3-10 5-21 9-32 1-8 5-23 5-24 8-15 33-59 79-59 22 0 27 18 27 34 0 12-3 25-8 40l-13 56-10 37c-2 10-5 26-5 29 0 8 6 13 13 13 15 0 18-12 22-28 6-27 25-98 29-117 2-6 27-64 80-64 21 0 26 16 26 34 0 27-20 82-30 109-4 11-6 16-6 26 0 23 16 40 39 40 47 0 64-71 64-75s-4-4-5-4c-6 0-6 1-8 8-8 26-23 60-50 60-8 0-12-5-12-16 0-12 5-24 9-35 10-25 30-79 30-106 0-31-19-52-55-52s-62 21-79 47c-1-6-3-23-16-35-12-10-27-12-39-12-44 0-69 31-76 42-2-28-23-42-45-42s-31 19-36 27c-8 18-15 47-15 48 0 4 4 4 6 4 5 0 5 0 8-11 8-34 18-57 36-57 7 0 15 3 15 22 0 10-2 15-8 41z">
            <text:p/>
          </draw:path>
          <draw:path draw:style-name="gr31" draw:text-style-name="P3" draw:layer="layout" svg:width="0.102cm" svg:height="0.227cm" svg:x="14.978cm" svg:y="7.973cm" svg:viewBox="0 0 103 228" svg:d="M95 13c0-5-5-13-14-13s-19 9-19 19c0 5 4 13 14 13s19-10 19-19zM25 186c-2 4-3 7-3 14 0 15 13 28 32 28 35 0 49-47 49-51 0-5-4-5-5-5-4 0-4 3-7 6-7 27-23 41-36 41-7 0-8-5-8-12 0-8 3-14 6-21 3-10 6-19 11-28 2-8 14-39 16-43 1-3 3-7 3-11 0-16-15-28-33-28-35 0-50 46-50 51s4 5 6 5c5 0 5-2 6-6 9-29 24-41 36-41 6 0 9 3 9 12 0 7-2 13-11 34z">
            <text:p/>
          </draw:path>
        </draw:g>
        <draw:g>
          <svg:title>TexMaths</svg:title>
          <svg:desc>10§display§m_j§svg§600§TRUE</svg:desc>
          <draw:polygon draw:style-name="gr30" draw:text-style-name="P2" draw:layer="layout" svg:width="0.551cm" svg:height="0.316cm" svg:x="15.749cm" svg:y="10.235cm" svg:viewBox="0 0 552 317" draw:points="276,317 0,317 0,0 552,0 552,317">
            <text:p/>
          </draw:polygon>
          <draw:path draw:style-name="gr31" draw:text-style-name="P3" draw:layer="layout" svg:width="0.361cm" svg:height="0.2cm" svg:x="15.762cm" svg:y="10.23cm" svg:viewBox="0 0 362 201" svg:d="M26 170c-1 6-4 17-4 19 0 8 6 12 13 12 5 0 13-4 16-13 1-1 6-21 9-32l9-40c3-10 6-20 8-30 2-8 5-20 6-22 6-14 30-54 72-54 20 0 24 16 24 31 0 11-3 23-7 37l-12 51-9 34c-2 9-6 24-6 26 0 8 6 12 13 12 14 0 16-11 20-26 6-24 22-89 26-106 2-6 25-59 73-59 19 0 24 15 24 31 0 25-18 76-27 99-4 11-6 16-6 24 0 21 15 37 36 37 42 0 58-65 58-68 0-5-4-5-5-5-5 0-5 1-7 8-6 24-21 55-45 55-7 0-10-4-10-15s3-21 7-31c9-23 27-72 27-98 0-28-17-47-50-47-34 0-56 19-72 43-1-6-2-21-15-31-11-10-25-12-36-12-40 0-61 28-69 39-2-26-21-39-41-39s-28 17-32 25c-8 16-14 42-14 43 0 5 4 5 5 5 5 0 5-1 8-11 7-31 16-52 32-52 7 0 14 3 14 20 0 9-2 14-7 37z">
            <text:p/>
          </draw:path>
          <draw:path draw:style-name="gr31" draw:text-style-name="P3" draw:layer="layout" svg:width="0.136cm" svg:height="0.268cm" svg:x="16.136cm" svg:y="10.286cm" svg:viewBox="0 0 137 269" svg:d="M137 12c0-5-5-12-13-12-9 0-17 9-17 17 0 5 3 12 12 12 8 0 18-8 18-17zM71 221c-6 21-22 39-41 39-4 0-7-1-11-2 8-4 11-11 11-16 0-7-6-11-12-11-10 0-18 8-18 18 0 12 12 20 31 20 18 0 55-12 64-49l28-111c1-4 2-6 2-11 0-17-15-29-33-29-35 0-55 43-55 47s5 4 6 4c3 0 4-1 6-5 8-18 24-38 42-38 8 0 10 6 10 16 0 3 0 7-1 9z">
            <text:p/>
          </draw:path>
        </draw:g>
        <draw:line draw:style-name="gr39" draw:text-style-name="P1" draw:layer="layout" svg:x1="15.496cm" svg:y1="10.304cm" svg:x2="15.906cm" svg:y2="11.054cm">
          <text:p/>
        </draw:line>
        <draw:g>
          <svg:title>TexMaths</svg:title>
          <svg:desc>10§display§\boldsymbol{x}_i§svg§600§TRUE</svg:desc>
          <draw:polygon draw:style-name="gr30" draw:text-style-name="P2" draw:layer="layout" svg:width="0.415cm" svg:height="0.262cm" svg:x="12.519cm" svg:y="9.425cm" svg:viewBox="0 0 416 263" draw:points="208,263 0,263 0,0 416,0 416,263">
            <text:p/>
          </draw:polygon>
          <draw:path draw:style-name="gr31" draw:text-style-name="P3" draw:layer="layout" svg:width="0.25cm" svg:height="0.203cm" svg:x="12.536cm" svg:y="9.422cm" svg:viewBox="0 0 251 204" svg:d="M220 23c-15 4-23 19-23 30 0 10 7 21 22 21s32-13 32-35c0-23-24-39-51-39-25 0-42 19-47 27-11-19-36-27-61-27-56 0-86 55-86 69 0 6 6 6 10 6 6 0 9 0 11-5 12-41 44-54 62-54 17 0 25 8 25 22 0 9-6 33-10 49l-15 61c-7 27-23 40-38 40-2 0-12 0-21-7 16-4 24-19 24-30 0-10-8-21-22-21-16 0-32 13-32 35 0 23 23 39 50 39 26 0 42-19 48-27 11 18 36 27 61 27 56 0 86-55 86-69 0-6-7-6-11-6-5 0-8 0-10 5-13 41-45 54-63 54-17 0-25-8-25-22 0-10 6-33 10-49 3-12 13-54 16-61 6-26 22-40 37-40 2 0 13 0 21 7z">
            <text:p/>
          </draw:path>
          <draw:path draw:style-name="gr31" draw:text-style-name="P3" draw:layer="layout" svg:width="0.094cm" svg:height="0.208cm" svg:x="12.824cm" svg:y="9.482cm" svg:viewBox="0 0 95 209" svg:d="M86 12c0-5-3-12-12-12-8 0-18 8-18 17 0 5 5 12 13 12 9 0 17-9 17-17zM23 169c-1 4-3 8-3 13 0 15 12 27 30 27 31 0 45-43 45-48 0-4-5-4-5-4-5 0-5 2-6 6-8 24-21 37-33 37-7 0-8-4-8-11s2-13 5-20c3-8 6-16 10-24 3-8 14-36 15-40 1-3 2-7 2-10 0-14-13-26-30-26-31 0-45 42-45 47 0 4 4 4 5 4 5 0 5-1 6-5 8-26 22-37 33-37 5 0 8 2 8 10s-2 12-10 31z">
            <text:p/>
          </draw:path>
        </draw:g>
        <draw:g>
          <svg:title>TexMaths</svg:title>
          <svg:desc>10§display§\boldsymbol{x}_j§svg§600§TRUE</svg:desc>
          <draw:polygon draw:style-name="gr30" draw:text-style-name="P2" draw:layer="layout" svg:width="0.454cm" svg:height="0.322cm" svg:x="12.875cm" svg:y="10.787cm" svg:viewBox="0 0 455 323" draw:points="228,323 0,323 0,0 455,0 455,323">
            <text:p/>
          </draw:polygon>
          <draw:path draw:style-name="gr31" draw:text-style-name="P3" draw:layer="layout" svg:width="0.25cm" svg:height="0.203cm" svg:x="12.892cm" svg:y="10.784cm" svg:viewBox="0 0 251 204" svg:d="M220 23c-15 4-23 19-23 30 0 10 7 21 22 21s32-13 32-35c0-23-24-39-51-39-25 0-42 19-47 27-11-19-36-27-61-27-56 0-86 55-86 69 0 6 6 6 10 6 6 0 9 0 11-5 12-41 44-54 62-54 17 0 25 8 25 22 0 9-6 33-10 49l-15 61c-7 27-23 40-38 40-2 0-12 0-21-7 16-4 24-19 24-30 0-10-8-21-22-21-16 0-32 13-32 35 0 23 23 39 50 39 26 0 42-19 48-27 11 18 36 27 61 27 56 0 86-55 86-69 0-6-7-6-11-6-5 0-8 0-10 5-13 41-45 54-63 54-17 0-25-8-25-22 0-10 6-33 10-49 3-12 13-54 16-61 6-26 22-40 37-40 2 0 13 0 21 7z">
            <text:p/>
          </draw:path>
          <draw:path draw:style-name="gr31" draw:text-style-name="P3" draw:layer="layout" svg:width="0.136cm" svg:height="0.268cm" svg:x="13.166cm" svg:y="10.844cm" svg:viewBox="0 0 137 269" svg:d="M137 12c0-5-5-12-13-12-9 0-17 9-17 17 0 5 3 12 12 12 8 0 18-8 18-17zM71 221c-6 21-22 39-41 39-4 0-7-1-11-2 8-4 11-11 11-16 0-7-6-11-12-11-10 0-18 8-18 18 0 12 12 20 31 20 18 0 55-12 64-49l28-111c1-4 2-6 2-11 0-17-15-29-33-29-35 0-55 43-55 47s5 4 6 4c3 0 4-1 6-5 8-18 24-38 42-38 8 0 10 6 10 16 0 3 0 7-1 9z">
            <text:p/>
          </draw:path>
        </draw:g>
        <draw:g>
          <svg:title>TexMaths</svg:title>
          <svg:desc>10§display§\boldsymbol{x}_i -\boldsymbol{x}_j§svg§600§TRUE</svg:desc>
          <draw:polygon draw:style-name="gr30" draw:text-style-name="P2" draw:layer="layout" svg:width="1.431cm" svg:height="0.383cm" svg:x="15.164cm" svg:y="9.088cm" svg:viewBox="0 0 1432 384" draw:points="716,384 0,384 0,0 1432,0 1432,384">
            <text:p/>
          </draw:polygon>
          <draw:path draw:style-name="gr31" draw:text-style-name="P3" draw:layer="layout" svg:width="0.25cm" svg:height="0.203cm" svg:x="15.181cm" svg:y="9.146cm" svg:viewBox="0 0 251 204" svg:d="M220 23c-15 4-23 19-23 30 0 10 7 21 22 21s32-13 32-35c0-23-24-39-51-39-25 0-42 19-47 27-11-19-36-27-61-27-56 0-86 55-86 69 0 6 6 6 10 6 6 0 9 0 11-5 12-41 44-54 62-54 17 0 25 8 25 22 0 9-6 33-10 49l-15 61c-7 27-23 40-38 40-2 0-12 0-21-7 16-4 24-19 24-30 0-10-8-21-22-21-16 0-32 13-32 35 0 23 23 39 50 39 26 0 42-19 48-27 11 18 36 27 61 27 56 0 86-55 86-69 0-6-7-6-11-6-5 0-8 0-10 5-13 41-45 54-63 54-17 0-25-8-25-22 0-10 6-33 10-49 3-12 13-54 16-61 6-26 22-40 37-40 2 0 13 0 21 7z">
            <text:p/>
          </draw:path>
          <draw:path draw:style-name="gr31" draw:text-style-name="P3" draw:layer="layout" svg:width="0.094cm" svg:height="0.208cm" svg:x="15.469cm" svg:y="9.207cm" svg:viewBox="0 0 95 209" svg:d="M86 12c0-5-3-12-12-12-8 0-18 8-18 17 0 5 5 12 13 12 9 0 17-9 17-17zM23 169c-1 4-3 8-3 13 0 15 12 27 30 27 31 0 45-43 45-48 0-4-5-4-5-4-5 0-5 2-6 6-8 24-21 37-33 37-7 0-8-4-8-11s2-13 5-20c3-8 6-16 10-24 3-8 14-36 15-40 1-3 2-7 2-10 0-14-13-26-30-26-31 0-45 42-45 47 0 4 4 4 5 4 5 0 5-1 6-5 8-26 22-37 33-37 5 0 8 2 8 10s-2 12-10 31z">
            <text:p/>
          </draw:path>
          <draw:path draw:style-name="gr31" draw:text-style-name="P3" draw:layer="layout" svg:width="0.269cm" svg:height="0.018cm" svg:x="15.736cm" svg:y="9.226cm" svg:viewBox="0 0 270 19" svg:d="M255 19c7 0 15 0 15-10 0-9-8-9-15-9h-240c-7 0-15 0-15 9 0 10 8 10 15 10z">
            <text:p/>
          </draw:path>
          <draw:path draw:style-name="gr31" draw:text-style-name="P3" draw:layer="layout" svg:width="0.25cm" svg:height="0.203cm" svg:x="16.157cm" svg:y="9.146cm" svg:viewBox="0 0 251 204" svg:d="M220 23c-15 4-23 19-23 30 0 10 7 21 22 21s32-13 32-35c0-23-24-39-51-39-25 0-41 19-47 27-11-19-36-27-61-27-56 0-86 55-86 69 0 6 6 6 10 6 6 0 9 0 11-5 12-41 44-54 62-54 17 0 25 8 25 22 0 9-6 33-10 49l-15 61c-7 27-23 40-38 40-2 0-12 0-21-7 16-4 24-19 24-30 0-10-7-21-22-21-16 0-32 13-32 35 0 23 23 39 50 39 26 0 42-19 48-27 11 18 36 27 61 27 56 0 86-55 86-69 0-6-7-6-11-6-5 0-8 0-10 5-13 41-45 54-63 54-17 0-25-8-25-22 0-10 6-33 10-49 3-12 13-54 16-61 6-26 22-40 37-40 2 0 13 0 21 7z">
            <text:p/>
          </draw:path>
          <draw:path draw:style-name="gr31" draw:text-style-name="P3" draw:layer="layout" svg:width="0.136cm" svg:height="0.268cm" svg:x="16.431cm" svg:y="9.207cm" svg:viewBox="0 0 137 269" svg:d="M137 12c0-5-5-12-13-12-9 0-17 9-17 17 0 5 3 12 12 12 8 0 18-8 18-17zM71 221c-6 21-22 39-41 39-4 0-7-1-11-2 8-4 11-11 11-16 0-7-6-11-12-11-10 0-18 8-18 18 0 12 12 20 31 20 18 0 55-12 64-49l28-111c1-4 2-6 2-11 0-17-15-29-33-29-35 0-55 43-55 47s5 4 6 4c3 0 4-1 6-5 8-18 24-38 42-38 8 0 10 6 10 16 0 3 0 7-1 9z">
            <text:p/>
          </draw:path>
        </draw:g>
        <draw:g>
          <svg:title>TexMaths</svg:title>
          <svg:desc>11§display§\boldsymbol{x}(t)§svg§600§TRUE§</svg:desc>
          <draw:polygon draw:style-name="gr30" draw:text-style-name="P2" draw:layer="layout" svg:width="0.867cm" svg:height="0.482cm" svg:x="5.366cm" svg:y="14.529cm" svg:viewBox="0 0 868 483" draw:points="433,483 0,483 0,0 868,0 868,483">
            <text:p/>
          </draw:polygon>
          <draw:path draw:style-name="gr31" draw:text-style-name="P3" draw:layer="layout" svg:width="0.274cm" svg:height="0.222cm" svg:x="5.385cm" svg:y="14.672cm" svg:viewBox="0 0 275 223" svg:d="M242 25c-18 5-26 21-26 33 0 11 7 22 24 22 16 0 35-14 35-37 0-26-26-43-56-43-28 0-45 21-52 30-12-21-39-30-67-30-60 0-93 59-93 76 0 7 6 7 11 7 6 0 10 0 11-7 14-44 49-58 69-58 19 0 27 8 27 24 0 9-6 36-11 54l-16 66c-8 29-25 44-42 44-2 0-13 0-23-7 18-5 26-22 26-34 0-11-8-22-24-22-17 0-35 14-35 37 0 27 25 43 55 43 28 0 46-21 52-29 13 20 39 29 67 29 61 0 94-59 94-76 0-6-7-6-12-6s-8 0-11 6c-14 44-48 59-68 59-19 0-27-9-27-24 0-10 6-37 11-54 3-13 14-59 16-66 8-29 24-44 41-44 3 0 14 0 24 7z">
            <text:p/>
          </draw:path>
          <draw:path draw:style-name="gr31" draw:text-style-name="P3" draw:layer="layout" svg:width="0.112cm" svg:height="0.483cm" svg:x="5.732cm" svg:y="14.528cm" svg:viewBox="0 0 113 484" svg:d="M113 480c0-2 0-3-8-11-61-61-76-152-76-227 0-84 18-168 78-229 6-5 6-6 6-9s-2-4-5-4c-5 0-49 33-77 95-25 52-31 106-31 147 0 39 6 97 32 152 30 59 71 90 76 90 3 0 5-1 5-4z">
            <text:p/>
          </draw:path>
          <draw:path draw:style-name="gr31" draw:text-style-name="P3" draw:layer="layout" svg:width="0.149cm" svg:height="0.308cm" svg:x="5.883cm" svg:y="14.587cm" svg:viewBox="0 0 150 309" svg:d="M89 110h46c9 0 15 0 15-10 0-5-6-5-15-5h-41c16-70 19-78 19-82 0-9-6-13-14-13-1 0-15 0-20 18l-18 77h-47c-10 0-14 0-14 8 0 7 4 7 13 7h43c-35 138-36 145-36 154 0 26 19 45 44 45 50 0 78-71 78-75s-4-4-7-4c-4 0-4 1-6 7-21 50-48 61-64 61-10 0-14-6-14-22 0-12 0-15 2-23z">
            <text:p/>
          </draw:path>
          <draw:path draw:style-name="gr31" draw:text-style-name="P3" draw:layer="layout" svg:width="0.112cm" svg:height="0.483cm" svg:x="6.073cm" svg:y="14.528cm" svg:viewBox="0 0 113 484" svg:d="M113 242c0-37-5-96-32-151-29-59-71-91-77-91-2 0-4 2-4 4 0 3 0 4 9 13 48 47 76 124 76 225 0 83-18 168-78 229-7 6-7 7-7 9 0 3 2 4 4 4 6 0 50-33 79-95 25-52 30-106 30-147z">
            <text:p/>
          </draw:path>
        </draw:g>
        <draw:line draw:style-name="gr40" draw:text-style-name="P1" draw:layer="layout" svg:x1="10.032cm" svg:y1="16.578cm" svg:x2="12.466cm" svg:y2="13.975cm">
          <text:p/>
        </draw:line>
        <draw:line draw:style-name="gr33" draw:text-style-name="P1" draw:layer="layout" svg:x1="12.47cm" svg:y1="13.957cm" svg:x2="12.247cm" svg:y2="14.557cm">
          <text:p/>
        </draw:line>
        <draw:line draw:style-name="gr40" draw:text-style-name="P1" draw:layer="layout" svg:x1="12.455cm" svg:y1="13.974cm" svg:x2="14.184cm" svg:y2="14.205cm">
          <text:p/>
        </draw:line>
        <draw:g>
          <svg:title>TexMaths</svg:title>
          <svg:desc>11§display§m§svg§600§TRUE§</svg:desc>
          <draw:polygon draw:style-name="gr30" draw:text-style-name="P2" draw:layer="layout" svg:width="0.423cm" svg:height="0.207cm" svg:x="12.164cm" svg:y="13.595cm" svg:viewBox="0 0 424 208" draw:points="213,208 0,208 0,0 424,0 424,208">
            <text:p/>
          </draw:polygon>
          <draw:path draw:style-name="gr31" draw:text-style-name="P3" draw:layer="layout" svg:width="0.397cm" svg:height="0.219cm" svg:x="12.178cm" svg:y="13.588cm" svg:viewBox="0 0 398 220" svg:d="M29 186c-1 8-5 19-5 21 0 9 7 13 15 13 5 0 14-4 17-13 1-1 7-24 9-36l11-44c3-10 5-21 9-32 1-9 5-24 5-25 8-15 33-59 80-59 22 0 26 18 26 34 0 12-3 25-8 40l-13 56-10 37c-2 10-5 27-5 29 0 9 6 13 13 13 15 0 19-12 22-27 7-28 25-98 30-118 1-6 26-64 79-64 21 0 26 17 26 34 0 28-19 83-29 109-5 11-7 16-7 26 0 23 17 40 40 40 46 0 64-70 64-75 0-4-5-4-6-4-5 0-5 1-8 9-7 25-23 59-49 59-9 0-12-4-12-15 0-12 4-25 8-36 10-25 30-79 30-106 0-31-18-52-55-52-36 0-62 21-79 47-1-6-2-23-16-35-12-10-27-12-39-12-44 0-68 31-76 42-2-28-23-42-45-42s-31 19-36 28c-8 17-15 46-15 47 0 4 4 4 6 4 5 0 5 0 8-11 8-34 18-57 36-57 7 0 15 3 15 22 0 10-2 15-8 41z">
            <text:p/>
          </draw:path>
        </draw:g>
        <draw:g>
          <svg:title>TexMaths</svg:title>
          <svg:desc>11§display§\boldsymbol{F}§svg§600§TRUE§</svg:desc>
          <draw:polygon draw:style-name="gr30" draw:text-style-name="P2" draw:layer="layout" svg:width="0.408cm" svg:height="0.33cm" svg:x="13.6cm" svg:y="15.387cm" svg:viewBox="0 0 409 331" draw:points="205,331 0,331 0,0 409,0 409,331">
            <text:p/>
          </draw:polygon>
          <draw:path draw:style-name="gr31" draw:text-style-name="P3" draw:layer="layout" svg:width="0.371cm" svg:height="0.329cm" svg:x="13.621cm" svg:y="15.389cm" svg:viewBox="0 0 372 330" svg:d="M156 176h32c29 0 37 4 37 21 0 5-1 14-3 20-1 4-1 6-1 7 0 7 7 9 11 9 9 0 10-3 12-12l28-108c2-6 2-7 2-7 0-9-10-9-12-9-9 0-10 3-14 12-8 37-24 44-59 44h-26l32-129c5-1 11-1 16-1h57c55 0 73 14 73 56 0 12-2 27-2 29 0 9 8 9 12 9 10 0 10-5 11-14l9-87 1-7c0-9-9-9-17-9h-260c-10 0-11 0-14 2s-4 11-4 12c0 9 7 9 20 9 10 0 20 0 29 1l-68 273c-2 8-2 9-11 10-9 0-18 0-26 0-12 0-13 0-16 1-5 3-5 11-5 13 0 0 0 9 11 9 12 0 24-1 36-1 13 0 27-1 40-1 14 0 28 1 44 1 13 0 27 1 41 1 6 0 15 0 15-14 0-9-9-9-17-9h-15c-19 0-26-1-31-2z">
            <text:p/>
          </draw:path>
        </draw:g>
        <draw:g>
          <svg:title>TexMaths</svg:title>
          <svg:desc>9§display§\textcolor{blue}{\hat{n}}§svg§600§TRUE§</svg:desc>
          <draw:polygon draw:style-name="gr30" draw:text-style-name="P2" draw:layer="layout" svg:width="0.237cm" svg:height="0.274cm" svg:x="12.121cm" svg:y="14.575cm" svg:viewBox="0 0 238 275" draw:points="119,275 0,275 0,0 238,0 238,275">
            <text:p/>
          </draw:polygon>
          <draw:polygon draw:style-name="gr41" draw:text-style-name="P10" draw:layer="layout" svg:width="0.105cm" svg:height="0.061cm" svg:x="12.187cm" svg:y="14.574cm" svg:viewBox="0 0 106 62" draw:points="53,0 0,55 7,62 53,21 99,62 106,55">
            <text:p/>
          </draw:polygon>
          <draw:path draw:style-name="gr41" draw:text-style-name="P10" draw:layer="layout" svg:width="0.214cm" svg:height="0.179cm" svg:x="12.133cm" svg:y="14.674cm" svg:viewBox="0 0 215 180" svg:d="M23 152c0 6-3 15-3 17 0 7 5 11 12 11 4 0 11-4 14-11 1-1 5-20 8-29l8-36c3-9 6-18 7-27 2-7 5-18 6-19 5-13 26-49 64-49 18 0 21 14 21 28 0 24-18 76-25 92-3 10-4 14-4 19 0 19 14 32 32 32 38 0 52-58 52-61 0-4-3-4-4-4-5 0-5 1-6 7-8 27-21 49-41 49-6 0-9-4-9-13s4-19 7-28c7-21 24-65 24-88 0-26-17-42-45-42-36 0-56 25-63 34-1-21-18-34-37-34-18 0-25 15-29 23-7 13-12 36-12 38 0 4 4 4 5 4 4 0 4 0 7-9 6-28 14-47 29-47 8 0 12 5 12 18 0 8-2 13-6 33z">
            <text:p/>
          </draw:path>
        </draw:g>
        <draw:line draw:style-name="gr34" draw:text-style-name="P1" draw:layer="layout" svg:x1="12.446cm" svg:y1="13.966cm" svg:x2="14.5cm" svg:y2="14.111cm">
          <text:p/>
        </draw:line>
        <draw:line draw:style-name="gr35" draw:text-style-name="P1" draw:layer="layout" svg:x1="12.463cm" svg:y1="13.966cm" svg:x2="13.239cm" svg:y2="14.021cm">
          <text:p/>
        </draw:line>
        <draw:g>
          <svg:title>TexMaths</svg:title>
          <svg:desc>9§display§\textcolor{blue}{\hat{t}}§svg§600§TRUE§</svg:desc>
          <draw:polygon draw:style-name="gr30" draw:text-style-name="P2" draw:layer="layout" svg:width="0.202cm" svg:height="0.347cm" svg:x="12.865cm" svg:y="13.559cm" svg:viewBox="0 0 203 348" draw:points="102,348 0,348 0,0 203,0 203,348">
            <text:p/>
          </draw:polygon>
          <draw:polygon draw:style-name="gr41" draw:text-style-name="P10" draw:layer="layout" svg:width="0.105cm" svg:height="0.061cm" svg:x="12.916cm" svg:y="13.558cm" svg:viewBox="0 0 106 62" draw:points="53,0 0,55 7,62 53,21 99,62 106,55">
            <text:p/>
          </draw:polygon>
          <draw:path draw:style-name="gr41" draw:text-style-name="P10" draw:layer="layout" svg:width="0.121cm" svg:height="0.252cm" svg:x="12.874cm" svg:y="13.658cm" svg:viewBox="0 0 122 253" svg:d="M73 90h37c8 0 12 0 12-8 0-5-4-5-12-5h-34c14-56 17-63 17-66 0-7-6-11-12-11-1 0-13 0-16 14l-16 63h-37c-8 0-12 0-12 8 0 5 4 5 11 5h35c-29 113-30 119-30 126 0 22 15 37 36 37 41 0 64-58 64-61 0-4-4-4-6-4-3 0-3 1-5 6-17 41-39 50-52 50-8 0-12-5-12-18 0-10 0-13 2-19z">
            <text:p/>
          </draw:path>
        </draw:g>
        <draw:g>
          <svg:title>TexMaths</svg:title>
          <svg:desc>11§display§\boldsymbol{v}§svg§600§TRUE§</svg:desc>
          <draw:polygon draw:style-name="gr30" draw:text-style-name="P2" draw:layer="layout" svg:width="0.291cm" svg:height="0.214cm" svg:x="14.584cm" svg:y="13.895cm" svg:viewBox="0 0 292 215" draw:points="147,215 0,215 0,0 292,0 292,215">
            <text:p/>
          </draw:polygon>
          <draw:path draw:style-name="gr31" draw:text-style-name="P3" draw:layer="layout" svg:width="0.247cm" svg:height="0.223cm" svg:x="14.599cm" svg:y="13.891cm" svg:viewBox="0 0 248 224" svg:d="M248 44c0-44-33-44-33-44-20 0-38 21-38 37 0 14 10 19 15 21 21 12 24 21 24 31 0 11-28 117-85 117-35 0-35-29-35-38 0-27 14-64 30-102 3-10 5-14 5-22 0-28-29-44-55-44-52 0-76 66-76 76 0 6 8 6 12 6 6 0 9 0 11-5 16-53 41-59 50-59 3 0 9 0 9 11s-7 25-8 28c-22 56-30 78-30 101 0 52 42 66 85 66 83 0 119-138 119-180z">
            <text:p/>
          </draw:path>
        </draw:g>
        <draw:line draw:style-name="gr36" draw:text-style-name="P1" draw:layer="layout" svg:x1="12.46cm" svg:y1="13.963cm" svg:x2="13.762cm" svg:y2="15.284cm">
          <text:p/>
        </draw:line>
        <draw:custom-shape draw:style-name="gr23" draw:text-style-name="P7" draw:layer="layout" svg:width="0.094cm" svg:height="0.094cm" svg:x="12.417cm" svg:y="13.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svg:title>TexMaths</svg:title>
          <svg:desc>11§display§\boldsymbol{x}(t)§svg§600§TRUE§</svg:desc>
          <draw:polygon draw:style-name="gr30" draw:text-style-name="P2" draw:layer="layout" svg:width="0.867cm" svg:height="0.482cm" svg:x="10.276cm" svg:y="15.035cm" svg:viewBox="0 0 868 483" draw:points="433,483 0,483 0,0 868,0 868,483">
            <text:p/>
          </draw:polygon>
          <draw:path draw:style-name="gr31" draw:text-style-name="P3" draw:layer="layout" svg:width="0.274cm" svg:height="0.222cm" svg:x="10.295cm" svg:y="15.178cm" svg:viewBox="0 0 275 223" svg:d="M242 25c-18 5-26 21-26 33 0 11 7 22 24 22 16 0 35-14 35-37 0-26-26-43-56-43-28 0-45 21-52 30-12-21-39-30-67-30-60 0-93 59-93 76 0 7 6 7 11 7 6 0 10 0 11-7 14-44 49-58 69-58 19 0 27 8 27 24 0 9-6 36-11 54l-16 66c-8 29-25 44-42 44-2 0-13 0-23-7 18-5 26-22 26-34 0-11-8-22-24-22-17 0-35 14-35 37 0 27 25 43 55 43 28 0 46-21 52-29 13 20 39 29 67 29 61 0 94-59 94-76 0-6-7-6-12-6s-8 0-11 6c-14 44-48 59-68 59-19 0-27-9-27-24 0-10 6-37 11-54 3-13 14-59 16-66 8-29 24-44 41-44 3 0 14 0 24 7z">
            <text:p/>
          </draw:path>
          <draw:path draw:style-name="gr31" draw:text-style-name="P3" draw:layer="layout" svg:width="0.112cm" svg:height="0.483cm" svg:x="10.642cm" svg:y="15.034cm" svg:viewBox="0 0 113 484" svg:d="M113 480c0-2 0-3-8-11-61-61-76-152-76-227 0-84 18-168 78-229 6-5 6-6 6-9s-2-4-5-4c-5 0-49 33-77 95-25 52-31 106-31 147 0 39 6 97 32 152 30 59 71 90 76 90 3 0 5-1 5-4z">
            <text:p/>
          </draw:path>
          <draw:path draw:style-name="gr31" draw:text-style-name="P3" draw:layer="layout" svg:width="0.149cm" svg:height="0.308cm" svg:x="10.793cm" svg:y="15.093cm" svg:viewBox="0 0 150 309" svg:d="M89 110h46c9 0 15 0 15-10 0-5-6-5-15-5h-41c16-70 19-78 19-82 0-9-6-13-14-13-1 0-15 0-20 18l-18 77h-47c-10 0-14 0-14 8 0 7 4 7 13 7h43c-35 138-36 145-36 154 0 26 19 45 44 45 50 0 78-71 78-75s-4-4-7-4c-4 0-4 1-6 7-21 50-48 61-64 61-10 0-14-6-14-22 0-12 0-15 2-23z">
            <text:p/>
          </draw:path>
          <draw:path draw:style-name="gr31" draw:text-style-name="P3" draw:layer="layout" svg:width="0.112cm" svg:height="0.483cm" svg:x="10.983cm" svg:y="15.034cm" svg:viewBox="0 0 113 484" svg:d="M113 242c0-37-5-96-32-151-29-59-71-91-77-91-2 0-4 2-4 4 0 3 0 4 9 13 48 47 76 124 76 225 0 83-18 168-78 229-7 6-7 7-7 9 0 3 2 4 4 4 6 0 50-33 79-95 25-52 30-106 30-147z">
            <text:p/>
          </draw:path>
        </draw:g>
        <draw:line draw:style-name="gr40" draw:text-style-name="P1" draw:layer="layout" svg:x1="10.026cm" svg:y1="16.585cm" svg:x2="14.186cm" svg:y2="14.206cm">
          <text:p/>
        </draw:line>
        <draw:g>
          <svg:title>TexMaths</svg:title>
          <svg:desc>11§display§\boldsymbol{x}(t')§svg§600§TRUE§</svg:desc>
          <draw:polygon draw:style-name="gr30" draw:text-style-name="P2" draw:layer="layout" svg:width="1.002cm" svg:height="0.507cm" svg:x="11.843cm" svg:y="15.599cm" svg:viewBox="0 0 1003 508" draw:points="502,508 0,508 0,0 1003,0 1003,508">
            <text:p/>
          </draw:polygon>
          <draw:path draw:style-name="gr31" draw:text-style-name="P3" draw:layer="layout" svg:width="0.274cm" svg:height="0.222cm" svg:x="11.862cm" svg:y="15.767cm" svg:viewBox="0 0 275 223" svg:d="M242 25c-18 5-26 21-26 33 0 11 7 22 24 22 16 0 35-14 35-37 0-27-26-43-56-43-28 0-45 21-52 30-12-21-39-30-67-30-60 0-93 59-93 76 0 6 6 6 11 6 6 0 9 0 11-6 14-44 49-58 69-58 19 0 27 8 27 24 0 9-6 36-11 54l-16 66c-8 29-25 44-42 44-2 0-13 0-23-7 18-6 26-22 26-34 0-11-8-22-24-22-17 0-35 14-35 37 0 27 25 43 55 43 27 0 46-21 52-30 13 21 39 30 67 30 61 0 94-59 94-76 0-6-7-6-12-6s-9 0-11 6c-14 44-48 59-68 59-19 0-27-9-27-25 0-10 6-36 11-53 3-13 14-59 16-66 8-29 24-44 41-44 3 0 14 0 24 7z">
            <text:p/>
          </draw:path>
          <draw:path draw:style-name="gr31" draw:text-style-name="P3" draw:layer="layout" svg:width="0.112cm" svg:height="0.483cm" svg:x="12.209cm" svg:y="15.623cm" svg:viewBox="0 0 113 484" svg:d="M113 479c0-1 0-2-9-11-60-60-75-151-75-226 0-84 18-168 78-229 6-5 6-6 6-9s-2-4-5-4c-5 0-49 33-77 95-26 52-31 106-31 147 0 38 5 97 32 151 30 60 71 91 76 91 3 0 5-1 5-5z">
            <text:p/>
          </draw:path>
          <draw:path draw:style-name="gr31" draw:text-style-name="P3" draw:layer="layout" svg:width="0.149cm" svg:height="0.308cm" svg:x="12.36cm" svg:y="15.684cm" svg:viewBox="0 0 150 309" svg:d="M89 110h46c9 0 15 0 15-10 0-5-6-5-15-5h-42c17-70 20-79 20-82 0-9-6-13-14-13-1 0-15 0-20 18l-19 77h-46c-10 0-14 0-14 8 0 7 4 7 13 7h43c-35 137-36 145-36 154 0 26 18 45 44 45 50 0 78-72 78-75 0-4-5-4-7-4-4 0-4 1-6 6-21 51-48 62-64 62-10 0-14-7-14-22 0-12 0-16 2-23z">
            <text:p/>
          </draw:path>
          <draw:path draw:style-name="gr31" draw:text-style-name="P3" draw:layer="layout" svg:width="0.085cm" svg:height="0.175cm" svg:x="12.539cm" svg:y="15.597cm" svg:viewBox="0 0 86 176" svg:d="M82 30c4-6 4-9 4-11 0-11-10-19-20-19-13 0-18 11-19 16l-45 148c-1 0-2 4-2 4 0 5 11 8 13 8s3 0 6-6z">
            <text:p/>
          </draw:path>
          <draw:path draw:style-name="gr31" draw:text-style-name="P3" draw:layer="layout" svg:width="0.112cm" svg:height="0.483cm" svg:x="12.685cm" svg:y="15.623cm" svg:viewBox="0 0 113 484" svg:d="M113 242c0-38-5-96-32-151-29-59-71-91-77-91-2 0-4 2-4 4 0 3 0 4 9 12 48 48 76 125 76 226 0 82-18 168-78 228-7 7-7 8-7 9 0 4 2 5 4 5 6 0 50-33 78-95 26-53 31-107 31-147z">
            <text:p/>
          </draw:path>
        </draw:g>
        <draw:g>
          <svg:title>TexMaths</svg:title>
          <svg:desc>11§display§\Delta\boldsymbol{x}(t)§svg§600§TRUE§</svg:desc>
          <draw:polygon draw:style-name="gr30" draw:text-style-name="P2" draw:layer="layout" svg:width="1.268cm" svg:height="0.482cm" svg:x="13.177cm" svg:y="13.131cm" svg:viewBox="0 0 1269 483" draw:points="635,483 0,483 0,0 1269,0 1269,483">
            <text:p/>
          </draw:polygon>
          <draw:path draw:style-name="gr31" draw:text-style-name="P3" draw:layer="layout" svg:width="0.356cm" svg:height="0.347cm" svg:x="13.2cm" svg:y="13.147cm" svg:viewBox="0 0 357 348" svg:d="M191 9c-3-7-4-9-12-9-9 0-10 2-13 9l-164 329c-2 4-2 5-2 5 0 5 3 5 11 5h336c8 0 10 0 10-5 0 0 0-1-2-5zM164 48l130 262h-261z">
            <text:p/>
          </draw:path>
          <draw:path draw:style-name="gr31" draw:text-style-name="P3" draw:layer="layout" svg:width="0.274cm" svg:height="0.222cm" svg:x="13.596cm" svg:y="13.274cm" svg:viewBox="0 0 275 223" svg:d="M242 25c-18 5-26 21-26 33 0 11 7 22 24 22 16 0 35-14 35-37 0-27-26-43-56-43-28 0-45 21-52 30-12-21-39-30-67-30-60 0-93 59-93 76 0 6 6 7 11 7 6 0 9-1 11-7 14-44 49-58 69-58 19 0 27 8 27 24 0 9-6 36-11 54l-16 66c-8 29-25 44-42 44-2 0-13 0-23-7 18-5 26-22 26-34 0-11-8-22-24-22-17 0-35 14-35 37 0 27 25 43 55 43 27 0 46-21 52-29 13 21 39 29 67 29 61 0 94-59 94-76 0-6-7-6-12-6s-9 0-11 6c-14 44-48 59-68 59-19 0-27-9-27-25 0-9 6-36 11-53 3-12 14-59 16-66 8-29 24-44 41-44 3 0 14 0 24 7z">
            <text:p/>
          </draw:path>
          <draw:path draw:style-name="gr31" draw:text-style-name="P3" draw:layer="layout" svg:width="0.112cm" svg:height="0.483cm" svg:x="13.945cm" svg:y="13.13cm" svg:viewBox="0 0 113 484" svg:d="M113 480c0-2 0-3-9-11-60-61-75-152-75-227 0-84 18-168 78-229 6-5 6-6 6-9s-2-4-5-4c-5 0-49 33-77 95-26 52-31 106-31 147 0 39 5 97 32 152 30 59 71 90 76 90 3 0 5-1 5-4z">
            <text:p/>
          </draw:path>
          <draw:path draw:style-name="gr31" draw:text-style-name="P3" draw:layer="layout" svg:width="0.149cm" svg:height="0.308cm" svg:x="14.095cm" svg:y="13.189cm" svg:viewBox="0 0 150 309" svg:d="M89 110h46c9 0 15 0 15-10 0-5-6-5-15-5h-42c17-70 20-78 20-82 0-9-6-13-14-13-1 0-15 0-20 18l-19 77h-46c-10 0-14 0-14 8 0 7 4 7 13 7h43c-35 138-36 145-36 154 0 26 18 45 44 45 50 0 78-71 78-75s-5-4-7-4c-4 0-4 1-6 7-21 50-48 61-64 61-10 0-14-6-14-22 0-12 0-15 2-23z">
            <text:p/>
          </draw:path>
          <draw:path draw:style-name="gr31" draw:text-style-name="P3" draw:layer="layout" svg:width="0.112cm" svg:height="0.483cm" svg:x="14.285cm" svg:y="13.13cm" svg:viewBox="0 0 113 484" svg:d="M113 242c0-37-5-96-32-151-29-59-71-91-77-91-2 0-4 2-4 4 0 3 0 4 9 13 48 47 76 124 76 225 0 83-18 168-78 229-7 6-7 7-7 9 0 3 2 4 4 4 6 0 50-33 78-95 26-52 31-106 31-147z">
            <text:p/>
          </draw:path>
        </draw:g>
        <draw:path draw:style-name="gr42" draw:text-style-name="P1" draw:layer="layout" svg:width="0.215cm" svg:height="0.483cm" draw:transform="rotate (-0.651356876844284) translate (13.7350000001466cm 13.6139999998077cm)" svg:viewBox="0 0 216 484" svg:d="M0 0c180 0 216 484 216 484">
          <text:p/>
        </draw:path>
        <draw:g>
          <svg:title>TexMaths</svg:title>
          <svg:desc>14§display§\mathbold{F}_{ij}§svg§600§TRUE</svg:desc>
          <draw:polygon draw:style-name="gr30" draw:text-style-name="P2" draw:layer="layout" svg:width="0.796cm" svg:height="0.596cm" svg:x="12.476cm" svg:y="7.556cm" svg:viewBox="0 0 797 597" draw:points="398,597 0,597 0,0 797,0 797,597">
            <text:p/>
          </draw:polygon>
          <draw:path draw:style-name="gr31" draw:text-style-name="P3" draw:layer="layout" svg:width="0.438cm" svg:height="0.419cm" svg:x="12.5cm" svg:y="7.556cm" svg:viewBox="0 0 439 420" svg:d="M164 219h60c46 0 51 11 51 28 0 4 0 12-5 30-1 3-1 6-1 7 0 5 3 7 7 7 6 0 6-1 10-12l33-135c2-7 2-8 2-10 0-1-2-7-7-7-7 0-7 3-10 14-13 48-27 59-80 59h-56l41-157c4-22 5-23 32-23h83c75 0 89 19 89 67 0 14 0 17-1 33-2 9-2 10-2 12s2 7 7 7c7 0 7-3 9-16l12-106c2-17-1-17-16-17h-303c-13 0-18 0-18 13 0 7 5 7 17 7 22 0 40 0 40 11 0 1 0 3-3 14l-82 326c-6 25-7 30-56 30-10 0-17 0-17 11 0 8 7 8 10 8 17 0 63-3 81-3 20 0 71 3 91 3 6 0 14 0 14-12 0-5-4-6-4-6-2-1-3-1-17-1s-17 0-32-2c-18-1-20-4-20-12 0-2 0-5 2-14z">
            <text:p/>
          </draw:path>
          <draw:path draw:style-name="gr31" draw:text-style-name="P3" draw:layer="layout" svg:width="0.131cm" svg:height="0.29cm" svg:x="12.891cm" svg:y="7.782cm" svg:viewBox="0 0 132 291" svg:d="M120 17c0-7-5-17-16-17-13 0-26 11-26 24 0 7 6 17 19 17 12 0 23-13 23-24zM32 237c-3 5-4 10-4 18 0 20 17 36 41 36 44 0 63-60 63-65 0-6-6-6-7-6-6 0-6 3-9 7-10 35-29 52-46 52-8 0-10-6-10-16 0-9 3-16 7-26 4-13 9-24 14-35 3-10 18-51 21-55 2-4 3-10 3-14 0-21-18-36-42-36-43 0-63 59-63 66 0 5 6 5 7 5 7 0 7-3 8-7 12-38 31-53 47-53 7 0 11 4 11 15 0 10-3 17-14 44z">
            <text:p/>
          </draw:path>
          <draw:path draw:style-name="gr31" draw:text-style-name="P3" draw:layer="layout" svg:width="0.189cm" svg:height="0.374cm" svg:x="13.043cm" svg:y="7.782cm" svg:viewBox="0 0 190 375" svg:d="M190 17c0-9-5-17-16-17-13 0-26 13-26 24 0 7 6 17 19 17 11 0 23-12 23-24zM98 308c-7 30-29 55-56 55-6 0-10-2-15-3 11-6 15-15 15-22 0-10-8-16-17-16-14 0-25 11-25 25 0 17 17 28 43 28s77-15 90-68l39-156c2-4 3-8 3-14 0-24-21-40-48-40-47 0-75 59-75 66 0 5 7 5 7 5 5 0 5-1 10-8 9-26 32-52 57-52 11 0 15 7 15 21 0 5-1 11-1 14z">
            <text:p/>
          </draw:path>
        </draw:g>
        <draw:line draw:style-name="gr21" draw:text-style-name="P1" draw:layer="layout" svg:x1="14.412cm" svg:y1="8.255cm" svg:x2="14.781cm" svg:y2="8.949cm">
          <text:p/>
        </draw:line>
        <draw:line draw:style-name="gr39" draw:text-style-name="P1" draw:layer="layout" svg:x1="15.51cm" svg:y1="10.331cm" svg:x2="15.165cm" svg:y2="9.687cm">
          <text:p/>
        </draw:line>
        <draw:custom-shape draw:style-name="gr23" draw:text-style-name="P7" draw:layer="layout" svg:width="0.144cm" svg:height="0.144cm" svg:x="15.423cm" svg:y="10.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7" draw:layer="layout" svg:width="0.144cm" svg:height="0.144cm" svg:x="14.338cm" svg:y="8.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3" draw:text-style-name="P1" draw:layer="layout" svg:x1="11.985cm" svg:y1="10.867cm" svg:x2="14.415cm" svg:y2="8.258cm">
          <text:p/>
        </draw:line>
        <draw:line draw:style-name="gr43" draw:text-style-name="P1" draw:layer="layout" svg:x1="11.978cm" svg:y1="10.875cm" svg:x2="15.498cm" svg:y2="10.314cm">
          <text:p/>
        </draw:line>
        <draw:g>
          <svg:title>TexMaths</svg:title>
          <svg:desc>14§display§\mathbold{F}_{ji}§svg§600§TRUE</svg:desc>
          <draw:polygon draw:style-name="gr30" draw:text-style-name="P2" draw:layer="layout" svg:width="0.796cm" svg:height="0.596cm" svg:x="14.13cm" svg:y="10.704cm" svg:viewBox="0 0 797 597" draw:points="398,597 0,597 0,0 797,0 797,597">
            <text:p/>
          </draw:polygon>
          <draw:path draw:style-name="gr31" draw:text-style-name="P3" draw:layer="layout" svg:width="0.438cm" svg:height="0.419cm" svg:x="14.154cm" svg:y="10.704cm" svg:viewBox="0 0 439 420" svg:d="M164 219h60c46 0 51 11 51 28 0 4 0 12-5 30-1 3-1 6-1 7 0 5 3 7 7 7 6 0 6-1 10-12l33-135c2-7 2-8 2-10 0-1-2-7-7-7-7 0-7 3-10 14-13 48-27 59-80 59h-56l41-157c4-22 5-23 32-23h83c75 0 89 19 89 67 0 14 0 17-1 33-2 9-2 10-2 12s2 7 7 7c7 0 7-3 9-16l12-106c2-17-1-17-16-17h-303c-13 0-18 0-18 13 0 7 5 7 17 7 22 0 40 0 40 11 0 1 0 3-3 14l-82 326c-6 25-7 30-56 30-10 0-17 0-17 11 0 8 7 8 10 8 17 0 63-3 81-3 20 0 71 3 91 3 6 0 14 0 14-12 0-5-4-6-4-6-2-1-3-1-17-1s-17 0-32-2c-18-1-20-4-20-12 0-2 0-5 2-14z">
            <text:p/>
          </draw:path>
          <draw:path draw:style-name="gr31" draw:text-style-name="P3" draw:layer="layout" svg:width="0.189cm" svg:height="0.374cm" svg:x="14.524cm" svg:y="10.93cm" svg:viewBox="0 0 190 375" svg:d="M190 17c0-9-5-17-16-17-13 0-26 13-26 24 0 7 6 17 19 17 11 0 23-12 23-24zM98 308c-7 30-29 55-56 55-6 0-10-2-15-3 11-6 15-15 15-22 0-10-8-16-17-16-14 0-25 11-25 25 0 17 17 28 43 28s77-15 90-68l39-156c2-4 3-8 3-14 0-24-21-40-48-40-47 0-75 59-75 66 0 5 7 5 7 5 5 0 5-1 10-8 9-26 32-52 57-52 11 0 15 7 15 21 0 5-1 11-1 14z">
            <text:p/>
          </draw:path>
          <draw:path draw:style-name="gr31" draw:text-style-name="P3" draw:layer="layout" svg:width="0.131cm" svg:height="0.29cm" svg:x="14.773cm" svg:y="10.93cm" svg:viewBox="0 0 132 291" svg:d="M120 17c0-7-5-17-16-17-13 0-26 11-26 24 0 7 6 17 19 17 12 0 23-13 23-24zM32 237c-3 5-4 10-4 18 0 20 17 36 41 36 44 0 63-60 63-65 0-6-6-6-7-6-6 0-6 3-9 7-10 35-29 52-46 52-8 0-10-6-10-16 0-9 3-16 7-26 4-13 9-24 14-35 3-10 18-51 21-55 2-4 3-10 3-14 0-21-18-36-42-36-43 0-63 59-63 66 0 5 6 5 7 5 7 0 7-3 8-7 12-38 31-53 47-53 7 0 11 4 11 15 0 10-3 17-14 44z">
            <text:p/>
          </draw:path>
        </draw:g>
        <draw:path draw:style-name="gr44" draw:text-style-name="P1" draw:layer="layout" svg:width="0.776cm" svg:height="0.175cm" draw:transform="rotate (-0.392350015848326) translate (13.4324238289715cm 7.71706363265142cm)" svg:viewBox="0 0 777 176" svg:d="M0 176c458 0 777-176 777-176">
          <text:p/>
        </draw:path>
        <draw:path draw:style-name="gr45" draw:text-style-name="P1" draw:layer="layout" svg:width="1.29cm" svg:height="0.664cm" draw:transform="rotate (3.09726129058914) translate (14.551cm 8.827cm)" svg:viewBox="0 0 1291 665" svg:d="M0 0c654 0 1291 665 1291 665">
          <text:p/>
        </draw:path>
        <draw:path draw:style-name="gr44" draw:text-style-name="P1" draw:layer="layout" svg:width="0.83cm" svg:height="0.369cm" draw:transform="rotate (1.12591190046154) translate (14.591cm 10.608cm)" svg:viewBox="0 0 831 370" svg:d="M0 0c646 0 831 370 831 370">
          <text:p/>
        </draw:path>
        <draw:path draw:style-name="gr44" draw:text-style-name="P1" draw:layer="layout" svg:width="0.636cm" svg:height="0.216cm" draw:transform="rotate (0.287455727803466) translate (14.9673670818464cm 10.8125299844819cm)" svg:viewBox="0 0 637 217" svg:d="M0 217c388 0 637-217 637-217">
          <text:p/>
        </draw:path>
        <draw:g>
          <svg:title>TexMaths</svg:title>
          <svg:desc>10§display§\boldsymbol{x}_N§svg§600§TRUE</svg:desc>
          <draw:polygon draw:style-name="gr30" draw:text-style-name="P2" draw:layer="layout" svg:width="0.6cm" svg:height="0.26cm" svg:x="8.403cm" svg:y="5.007cm" svg:viewBox="0 0 601 261" draw:points="300,261 0,261 0,0 601,0 601,261">
            <text:p/>
          </draw:polygon>
          <draw:path draw:style-name="gr31" draw:text-style-name="P3" draw:layer="layout" svg:width="0.249cm" svg:height="0.202cm" svg:x="8.42cm" svg:y="5.003cm" svg:viewBox="0 0 250 203" svg:d="M220 23c-16 4-24 19-24 30 0 10 7 20 22 20s32-13 32-34c0-24-24-39-51-39-25 0-41 19-47 27-11-19-36-27-61-27-55 0-85 54-85 69 0 6 6 6 10 6 6 0 9 0 10-6 13-40 45-53 63-53 17 0 25 8 25 22 0 8-6 33-10 49l-15 60c-7 27-23 40-38 40-2 0-12 0-21-6 16-5 24-20 24-31 0-10-8-20-22-20-16 0-32 13-32 34 0 24 23 39 50 39 25 0 42-19 47-27 12 19 36 27 61 27 56 0 86-54 86-69 0-6-7-6-11-6-5 0-8 0-10 6-13 40-44 53-62 53-17 0-25-8-25-22 0-9 6-33 10-49 3-11 13-53 15-60 7-26 22-40 37-40 3 0 13 0 22 7z">
            <text:p/>
          </draw:path>
          <draw:path draw:style-name="gr31" draw:text-style-name="P3" draw:layer="layout" svg:width="0.274cm" svg:height="0.21cm" svg:x="8.714cm" svg:y="5.057cm" svg:viewBox="0 0 275 211" svg:d="M236 34c3-12 8-22 33-23 1 0 6 0 6-7 0-2-2-4-5-4-10 0-21 1-32 1-7 0-25-1-32-1-2 0-7 0-7 7 0 4 4 4 7 4 15 0 20 5 20 13 0 2 0 4-1 7l-34 135-78-161c-3-5-3-5-11-5h-42c-6 0-10 0-10 7 0 4 4 4 10 4 7 0 13 0 20 2l-41 165c-3 12-8 21-33 22-2 0-6 0-6 6 0 4 2 5 5 5 10 0 21-1 32-1 7 0 25 1 32 1 4 0 7-2 7-6 0-5-4-5-7-5-20-1-20-9-20-13 0-1 0-3 1-8l40-158 90 185c2 5 4 5 7 5 5 0 5-1 6-6z">
            <text:p/>
          </draw:path>
        </draw:g>
        <draw:g>
          <svg:title>TexMaths</svg:title>
          <svg:desc>10§display§\boldsymbol{x}_j§svg§600§TRUE</svg:desc>
          <draw:polygon draw:style-name="gr30" draw:text-style-name="P2" draw:layer="layout" svg:width="0.452cm" svg:height="0.32cm" svg:x="7.239cm" svg:y="4.129cm" svg:viewBox="0 0 453 321" draw:points="227,321 0,321 0,0 453,0 453,321">
            <text:p/>
          </draw:polygon>
          <draw:path draw:style-name="gr31" draw:text-style-name="P3" draw:layer="layout" svg:width="0.249cm" svg:height="0.202cm" svg:x="7.256cm" svg:y="4.125cm" svg:viewBox="0 0 250 203" svg:d="M220 23c-16 4-24 19-24 30 0 10 7 20 22 20s32-13 32-34c0-24-24-39-51-39-25 0-41 19-47 27-11-19-36-27-61-27-55 0-85 54-85 69 0 6 6 6 10 6 6 0 9 0 10-6 13-40 45-53 63-53 17 0 25 8 25 22 0 8-6 33-10 49l-15 60c-7 27-23 40-38 40-2 0-12 0-21-6 16-5 24-20 24-31 0-10-8-20-22-20-16 0-32 13-32 34 0 24 23 39 50 39 25 0 42-19 47-27 12 19 36 27 61 27 56 0 86-54 86-69 0-6-7-6-11-6-5 0-8 0-10 6-13 40-44 53-62 53-17 0-25-8-25-22 0-9 6-33 10-49 3-11 13-53 15-60 7-26 22-40 37-40 3 0 13 0 22 7z">
            <text:p/>
          </draw:path>
          <draw:path draw:style-name="gr31" draw:text-style-name="P3" draw:layer="layout" svg:width="0.135cm" svg:height="0.267cm" svg:x="7.529cm" svg:y="4.186cm" svg:viewBox="0 0 136 268" svg:d="M136 12c0-6-4-12-12-12-9 0-18 9-18 17 0 5 4 12 13 12 8 0 17-8 17-17zM70 220c-5 21-21 39-40 39-4 0-7-1-11-2 8-4 11-11 11-16 0-7-6-11-12-11-10 0-18 8-18 18 0 12 12 20 31 20 18 0 55-11 64-49l28-111c1-3 2-6 2-10 0-17-15-29-34-29-34 0-54 42-54 47 0 4 5 4 5 4 4 0 4-1 7-6 7-18 23-37 41-37 8 0 11 5 11 15 0 4-1 8-1 10z">
            <text:p/>
          </draw:path>
        </draw:g>
        <draw:g>
          <svg:title>TexMaths</svg:title>
          <svg:desc>10§display§\boldsymbol{x}_2§svg§600§TRUE</svg:desc>
          <draw:polygon draw:style-name="gr30" draw:text-style-name="P2" draw:layer="layout" svg:width="0.464cm" svg:height="0.26cm" svg:x="6.135cm" svg:y="3.476cm" svg:viewBox="0 0 465 261" draw:points="232,261 0,261 0,0 465,0 465,261">
            <text:p/>
          </draw:polygon>
          <draw:path draw:style-name="gr31" draw:text-style-name="P3" draw:layer="layout" svg:width="0.249cm" svg:height="0.202cm" svg:x="6.152cm" svg:y="3.472cm" svg:viewBox="0 0 250 203" svg:d="M220 23c-16 4-24 19-24 30 0 10 7 20 22 20s32-13 32-34c0-24-24-39-51-39-25 0-41 19-47 27-11-19-36-27-61-27-55 0-85 54-85 69 0 6 6 6 10 6 6 0 9 0 10-6 13-40 45-53 63-53 17 0 25 8 25 22 0 8-6 33-10 49l-15 60c-7 27-23 40-38 40-2 0-12 0-21-6 16-5 24-20 24-31 0-10-8-20-22-20-16 0-32 13-32 34 0 24 23 39 50 39 25 0 42-19 47-27 12 19 36 27 61 27 56 0 86-54 86-69 0-6-7-6-11-6-5 0-8 0-10 6-13 40-44 53-62 53-17 0-25-8-25-22 0-9 6-33 10-49 3-11 13-53 15-60 7-26 22-40 37-40 3 0 13 0 22 7z">
            <text:p/>
          </draw:path>
          <draw:path draw:style-name="gr31" draw:text-style-name="P3" draw:layer="layout" svg:width="0.136cm" svg:height="0.204cm" svg:x="6.444cm" svg:y="3.532cm" svg:viewBox="0 0 137 205" svg:d="M137 149h-11c-1 7-4 25-8 28-2 2-26 2-30 2h-57c32-29 43-37 62-52 23-18 44-37 44-67 0-37-33-60-73-60-38 0-64 27-64 55 0 16 13 18 16 18 8 0 17-6 17-17 0-5-2-16-18-16 9-22 30-29 45-29 31 0 47 24 47 49 0 27-19 48-29 60l-75 73c-3 3-3 4-3 12h128z">
            <text:p/>
          </draw:path>
        </draw:g>
        <draw:g>
          <svg:title>TexMaths</svg:title>
          <svg:desc>10§display§\boldsymbol{x}_1§svg§600§TRUE</svg:desc>
          <draw:polygon draw:style-name="gr30" draw:text-style-name="P2" draw:layer="layout" svg:width="0.464cm" svg:height="0.26cm" svg:x="4.858cm" svg:y="3.575cm" svg:viewBox="0 0 465 261" draw:points="232,261 0,261 0,0 465,0 465,261">
            <text:p/>
          </draw:polygon>
          <draw:path draw:style-name="gr31" draw:text-style-name="P3" draw:layer="layout" svg:width="0.249cm" svg:height="0.202cm" svg:x="4.875cm" svg:y="3.571cm" svg:viewBox="0 0 250 203" svg:d="M220 23c-16 4-24 19-24 30 0 10 7 20 22 20s32-13 32-34c0-24-24-39-51-39-25 0-41 19-47 27-11-19-36-27-61-27-55 0-85 54-85 69 0 6 6 6 10 6 6 0 9 0 10-6 13-40 45-53 63-53 17 0 25 8 25 22 0 8-6 33-10 49l-15 60c-7 27-23 40-38 40-2 0-12 0-21-6 16-5 24-20 24-31 0-10-8-20-22-20-16 0-32 13-32 34 0 24 23 39 50 39 25 0 42-19 47-27 12 19 36 27 61 27 56 0 86-54 86-69 0-6-7-6-11-6-5 0-8 0-10 6-13 40-44 53-62 53-17 0-25-8-25-22 0-9 6-33 10-49 3-11 13-53 15-60 7-26 22-40 37-40 3 0 13 0 22 7z">
            <text:p/>
          </draw:path>
          <draw:path draw:style-name="gr31" draw:text-style-name="P3" draw:layer="layout" svg:width="0.112cm" svg:height="0.204cm" svg:x="5.181cm" svg:y="3.631cm" svg:viewBox="0 0 113 205" svg:d="M70 9c0-9 0-9-9-9-20 19-48 20-61 20v11c7 0 28 0 45-9v158c0 10 0 14-31 14h-12v11c6 0 44-1 55-1 10 0 49 1 56 1v-11h-12c-31 0-31-4-31-14z">
            <text:p/>
          </draw:path>
        </draw:g>
        <draw:g>
          <svg:title>TexMaths</svg:title>
          <svg:desc>12§display§\hat{y}§svg§600§TRUE</svg:desc>
          <draw:polygon draw:style-name="gr30" draw:text-style-name="P2" draw:layer="layout" svg:width="0.299cm" svg:height="0.467cm" svg:x="6.351cm" svg:y="5.83cm" svg:viewBox="0 0 300 468" draw:points="150,468 0,468 0,0 300,0 300,468">
            <text:p/>
          </draw:polygon>
          <draw:polygon draw:style-name="gr31" draw:text-style-name="P3" draw:layer="layout" svg:width="0.141cm" svg:height="0.082cm" svg:x="6.448cm" svg:y="5.829cm" svg:viewBox="0 0 142 83" draw:points="71,0 0,73 10,83 71,28 132,83 142,73">
            <text:p/>
          </draw:polygon>
          <draw:path draw:style-name="gr31" draw:text-style-name="P3" draw:layer="layout" svg:width="0.244cm" svg:height="0.341cm" svg:x="6.367cm" svg:y="5.962cm" svg:viewBox="0 0 245 342" svg:d="M242 32c3-7 3-8 3-12 0-9-9-14-16-14-6 0-14 2-19 11-1 2-5 19-7 29-4 13-7 27-11 42l-24 96c-1 7-24 44-59 44-27 0-33-23-33-43 0-24 9-57 27-103 9-22 10-28 10-39 0-24-17-43-43-43-51 0-70 77-70 82 0 4 5 4 6 4 6 0 6-1 8-9 15-49 36-65 54-65 4 0 14 0 14 17 0 13-5 26-10 37-20 55-30 86-30 110 0 47 34 64 65 64 20 0 38-10 53-24-6 27-14 53-34 81-14 18-35 34-59 34-7 0-31-2-39-23 8 0 14 0 22-6 5-5 10-12 10-21 0-17-14-20-19-20-12 0-30 9-30 35 0 27 24 46 56 46 55 0 109-48 124-108z">
            <text:p/>
          </draw:path>
        </draw:g>
        <draw:g>
          <svg:title>TexMaths</svg:title>
          <svg:desc>12§display§\hat{x}§svg§600§TRUE</svg:desc>
          <draw:polygon draw:style-name="gr30" draw:text-style-name="P2" draw:layer="layout" svg:width="0.3cm" svg:height="0.365cm" svg:x="2.531cm" svg:y="5.634cm" svg:viewBox="0 0 301 366" draw:points="151,366 0,366 0,0 301,0 301,366">
            <text:p/>
          </draw:polygon>
          <draw:polygon draw:style-name="gr31" draw:text-style-name="P3" draw:layer="layout" svg:width="0.141cm" svg:height="0.082cm" svg:x="2.626cm" svg:y="5.633cm" svg:viewBox="0 0 142 83" draw:points="71,0 0,73 10,83 71,28 132,83 142,73">
            <text:p/>
          </draw:polygon>
          <draw:path draw:style-name="gr31" draw:text-style-name="P3" draw:layer="layout" svg:width="0.263cm" svg:height="0.239cm" svg:x="2.547cm" svg:y="5.766cm" svg:viewBox="0 0 264 240" svg:d="M162 74c2-14 14-62 51-62 4 0 16 0 27 6-15 4-25 17-25 29 0 8 6 19 20 19 12 0 29-10 29-31 0-28-31-35-49-35-32 0-50 28-57 41-13-36-40-41-56-41-55 0-85 68-85 82 0 4 5 4 6 4 5 0 6 0 7-4 18-57 53-70 71-70 9 0 29 5 29 35 0 17-10 53-29 126-9 33-28 55-51 55-3 0-15 0-26-6 13-4 25-15 25-29s-12-19-20-19c-16 0-29 14-29 31 0 24 26 35 49 35 36 0 55-37 57-41 6 20 25 41 56 41 55 0 85-68 85-82 0-4-5-4-6-4-5 0-6 1-7 4-17 58-54 70-71 70-20 0-29-17-29-35 0-12 4-23 10-47z">
            <text:p/>
          </draw:path>
        </draw:g>
        <draw:g>
          <svg:title>TexMaths</svg:title>
          <svg:desc>12§display§\hat{z}§svg§600§TRUE</svg:desc>
          <draw:polygon draw:style-name="gr30" draw:text-style-name="P2" draw:layer="layout" svg:width="0.294cm" svg:height="0.365cm" svg:x="4.023cm" svg:y="2.502cm" svg:viewBox="0 0 295 366" draw:points="148,366 0,366 0,0 295,0 295,366">
            <text:p/>
          </draw:polygon>
          <draw:polygon draw:style-name="gr31" draw:text-style-name="P3" draw:layer="layout" svg:width="0.141cm" svg:height="0.082cm" svg:x="4.115cm" svg:y="2.501cm" svg:viewBox="0 0 142 83" draw:points="71,0 0,73 10,83 71,28 132,83 142,73">
            <text:p/>
          </draw:polygon>
          <draw:path draw:style-name="gr31" draw:text-style-name="P3" draw:layer="layout" svg:width="0.223cm" svg:height="0.239cm" svg:x="4.046cm" svg:y="2.634cm" svg:viewBox="0 0 224 240" svg:d="M48 191c29-31 43-45 62-61 0 0 34-29 53-48 50-50 61-75 61-77 0-5-5-5-6-5-3 0-5 1-7 6-16 25-28 34-40 34-13 0-19-9-27-17-10-12-19-23-36-23-40 0-65 49-65 60 0 4 3 6 7 6s5-2 6-6c11-24 41-24 46-24 11 0 20 4 34 7 20 9 26 9 40 9-19 22-63 61-74 69l-48 45c-36 34-54 65-54 69 0 5 5 5 6 5 5 0 6-1 8-7 14-18 29-33 46-33 12 0 17 5 31 21 9 10 18 19 34 19 52 0 82-67 82-82 0-2-2-4-6-4s-6 2-7 6c-13 34-47 44-63 44-11 0-21-3-31-6-18-7-27-10-38-10-1 0-9 0-14 3z">
            <text:p/>
          </draw:path>
        </draw:g>
        <draw:line draw:style-name="gr26" draw:text-style-name="P1" draw:layer="layout" svg:x1="8.666cm" svg:y1="2.549cm" svg:x2="9.841cm" svg:y2="2.657cm">
          <text:p/>
        </draw:line>
        <draw:line draw:style-name="gr26" draw:text-style-name="P1" draw:layer="layout" svg:x1="8.269cm" svg:y1="3.593cm" svg:x2="9.444cm" svg:y2="3.701cm">
          <text:p/>
        </draw:line>
        <draw:line draw:style-name="gr26" draw:text-style-name="P1" draw:layer="layout" svg:x1="9.764cm" svg:y1="4.852cm" svg:x2="10.939cm" svg:y2="4.96cm">
          <text:p/>
        </draw:line>
        <draw:line draw:style-name="gr46" draw:text-style-name="P1" draw:layer="layout" svg:x1="4.444cm" svg:y1="5.089cm" svg:x2="7.679cm" svg:y2="5.386cm">
          <text:p/>
        </draw:line>
        <draw:g>
          <svg:title>TexMaths</svg:title>
          <svg:desc>10§display§\hat{n}§svg§600§TRUE</svg:desc>
          <draw:polygon draw:style-name="gr30" draw:text-style-name="P2" draw:layer="layout" svg:width="0.263cm" svg:height="0.304cm" svg:x="7.714cm" svg:y="5.248cm" svg:viewBox="0 0 264 305" draw:points="132,305 0,305 0,0 264,0 264,305">
            <text:p/>
          </draw:polygon>
          <draw:polygon draw:style-name="gr31" draw:text-style-name="P3" draw:layer="layout" svg:width="0.117cm" svg:height="0.068cm" svg:x="7.787cm" svg:y="5.247cm" svg:viewBox="0 0 118 69" draw:points="59,0 0,61 8,69 59,23 110,69 118,61">
            <text:p/>
          </draw:polygon>
          <draw:path draw:style-name="gr31" draw:text-style-name="P3" draw:layer="layout" svg:width="0.238cm" svg:height="0.199cm" svg:x="7.727cm" svg:y="5.358cm" svg:viewBox="0 0 239 200" svg:d="M26 169c-1 7-4 17-4 19 0 8 6 12 13 12 5 0 13-4 16-12 1-1 6-22 9-33l9-40c3-9 6-19 8-29 2-8 5-21 6-22 6-14 29-54 71-54 20 0 24 16 24 31 0 27-21 84-28 102-4 11-5 16-5 21 0 21 16 36 36 36 42 0 58-64 58-68s-4-4-5-4c-5 0-5 1-7 8-9 30-23 54-45 54-7 0-10-4-10-14 0-11 4-22 8-32 8-23 26-72 26-97 0-29-18-47-50-47-40 0-62 28-69 38-2-24-20-38-41-38-20 0-28 17-33 25-7 15-13 41-13 43 0 4 4 4 5 4 5 0 5 0 8-10 7-31 16-52 32-52 9 0 14 5 14 20 0 9-2 14-7 37z">
            <text:p/>
          </draw:path>
        </draw:g>
        <draw:line draw:style-name="gr28" draw:text-style-name="P1" draw:layer="layout" svg:x1="4.437cm" svg:y1="5.096cm" svg:x2="8.71cm" svg:y2="2.552cm">
          <text:p/>
        </draw:line>
        <draw:line draw:style-name="gr28" draw:text-style-name="P1" draw:layer="layout" svg:x1="4.437cm" svg:y1="5.096cm" svg:x2="8.321cm" svg:y2="3.595cm">
          <text:p/>
        </draw:line>
        <draw:line draw:style-name="gr28" draw:text-style-name="P1" draw:layer="layout" svg:x1="4.437cm" svg:y1="5.096cm" svg:x2="9.813cm" svg:y2="4.856cm">
          <text:p/>
        </draw:line>
        <draw:line draw:style-name="gr28" draw:text-style-name="P1" draw:layer="layout" svg:x1="4.444cm" svg:y1="5.088cm" svg:x2="6.207cm" svg:y2="2.958cm">
          <text:p/>
        </draw:line>
        <draw:g>
          <svg:title>TexMaths</svg:title>
          <svg:desc>9§display§\delta q \:\hat{n}§svg§600§TRUE</svg:desc>
          <draw:polygon draw:style-name="gr30" draw:text-style-name="P2" draw:layer="layout" svg:width="0.705cm" svg:height="0.35cm" svg:x="6.446cm" svg:y="2.514cm" svg:viewBox="0 0 706 351" draw:points="353,351 0,351 0,0 706,0 706,351">
            <text:p/>
          </draw:polygon>
          <draw:path draw:style-name="gr31" draw:text-style-name="P3" draw:layer="layout" svg:width="0.162cm" svg:height="0.286cm" svg:x="6.462cm" svg:y="2.507cm" svg:viewBox="0 0 163 287" svg:d="M88 109c-49 12-88 63-88 111 0 38 25 67 63 67 46 0 79-63 79-117 0-36-16-57-29-74-14-18-38-47-38-65 0-9 8-18 22-18 12 0 20 5 28 10s16 10 22 10c10 0 16-10 16-16 0-8-6-10-21-13-20-4-26-4-32-4-32 0-45 17-45 40 0 22 11 45 23 69zM93 117c10 19 22 40 22 68 0 26-15 93-52 93-22 0-39-17-39-47 0-25 16-100 69-114z">
            <text:p/>
          </draw:path>
          <draw:path draw:style-name="gr31" draw:text-style-name="P3" draw:layer="layout" svg:width="0.163cm" svg:height="0.251cm" svg:x="6.652cm" svg:y="2.613cm" svg:viewBox="0 0 164 252" svg:d="M164 4c0-1-1-4-4-4-4 0-20 16-27 28-9-22-24-28-38-28-46 0-95 58-95 116 0 39 23 64 52 64 17 0 34-10 47-24-4 14-16 67-17 71-4 11-7 12-29 13-5 0-9 0-9 8 0 0 0 4 5 4 12 0 27-1 40-1 14 0 27 1 41 1 1 0 7 0 7-7 0-5-4-5-11-5-19 0-19-3-19-6s1-6 2-9zM54 171c-24 0-26-31-26-37 0-20 12-63 19-79 12-30 32-46 48-46 27 0 32 31 32 34s-22 90-23 91c-6 12-28 37-50 37z">
            <text:p/>
          </draw:path>
          <draw:polygon draw:style-name="gr31" draw:text-style-name="P3" draw:layer="layout" svg:width="0.105cm" svg:height="0.061cm" svg:x="6.98cm" svg:y="2.513cm" svg:viewBox="0 0 106 62" draw:points="53,0 0,55 7,62 53,21 99,62 106,55">
            <text:p/>
          </draw:polygon>
          <draw:path draw:style-name="gr31" draw:text-style-name="P3" draw:layer="layout" svg:width="0.214cm" svg:height="0.179cm" svg:x="6.926cm" svg:y="2.613cm" svg:viewBox="0 0 215 180" svg:d="M23 152c0 6-3 15-3 17 0 7 5 11 12 11 4 0 11-4 14-11 1-1 5-20 8-30l8-36c3-8 6-17 7-26 2-7 5-19 6-19 5-13 26-49 64-49 18 0 21 14 21 28 0 24-19 75-25 92-4 10-4 14-4 19 0 18 14 32 32 32 38 0 52-58 52-61 0-4-3-4-4-4-5 0-5 1-7 7-8 27-20 49-40 49-6 0-9-4-9-13 0-10 3-19 7-28 7-21 24-65 24-88 0-26-17-42-46-42-36 0-55 25-62 34-1-21-18-34-37-34-18 0-25 15-29 22-7 14-12 37-12 39 0 4 4 4 5 4 4 0 4 0 7-9 6-28 14-47 29-47 8 0 12 4 12 18 0 8-2 13-6 33z">
            <text:p/>
          </draw:path>
        </draw:g>
        <draw:g>
          <svg:title>TexMaths</svg:title>
          <svg:desc>8§display§m_2§svg§600§TRUE</svg:desc>
          <draw:polygon draw:style-name="gr30" draw:text-style-name="P2" draw:layer="layout" svg:width="0.447cm" svg:height="0.203cm" svg:x="8.66cm" svg:y="2.714cm" svg:viewBox="0 0 448 204" draw:points="224,204 0,204 0,0 448,0 448,204">
            <text:p/>
          </draw:polygon>
          <draw:path draw:style-name="gr31" draw:text-style-name="P3" draw:layer="layout" svg:width="0.288cm" svg:height="0.159cm" svg:x="8.67cm" svg:y="2.709cm" svg:viewBox="0 0 289 160" svg:d="M21 135c-1 6-3 14-3 16 0 6 4 9 10 9 4 0 10-3 13-9 1-1 5-18 6-27l8-32c3-7 4-15 7-23 0-7 4-17 4-18 5-11 24-43 57-43 16 0 19 13 19 25 0 9-2 18-5 29l-10 40-7 28c-2 7-4 19-4 21 0 6 5 9 10 9 11 0 13-9 16-20 4-20 18-71 21-86 1-4 19-46 58-46 15 0 19 12 19 25 0 20-14 60-22 79-3 8-4 12-4 19 0 17 12 29 28 29 34 0 47-51 47-54 0-4-3-4-4-4-4 0-4 1-6 7-5 18-17 43-36 43-6 0-9-3-9-11 0-9 4-18 7-26 7-18 21-57 21-77 0-23-13-38-40-38-26 0-44 15-57 34-1-4-2-16-11-25-9-7-20-9-29-9-32 0-50 22-55 30-2-20-17-30-33-30s-23 14-26 20c-6 13-11 34-11 34 0 4 3 4 4 4 4 0 4 0 6-8 6-25 13-42 26-42 6 0 11 2 11 16 0 7-1 11-5 30z">
            <text:p/>
          </draw:path>
          <draw:path draw:style-name="gr31" draw:text-style-name="P3" draw:layer="layout" svg:width="0.109cm" svg:height="0.163cm" svg:x="8.983cm" svg:y="2.754cm" svg:viewBox="0 0 110 164" svg:d="M110 119h-9c-1 6-3 20-7 23-1 1-20 1-24 1h-45c25-23 34-29 49-41 19-15 36-30 36-54 0-30-27-48-59-48-30 0-51 22-51 44 0 13 10 14 13 14 6 0 13-4 13-13 0-4-1-13-14-13 7-18 24-23 36-23 25 0 38 19 38 39 0 22-16 38-24 48l-60 59c-2 2-2 3-2 9h102z">
            <text:p/>
          </draw:path>
        </draw:g>
        <draw:g>
          <svg:title>TexMaths</svg:title>
          <svg:desc>9§display§\delta q \:\hat{n}§svg§600§TRUE</svg:desc>
          <draw:polygon draw:style-name="gr30" draw:text-style-name="P2" draw:layer="layout" svg:width="0.705cm" svg:height="0.35cm" svg:x="9.083cm" svg:y="2.155cm" svg:viewBox="0 0 706 351" draw:points="353,351 0,351 0,0 706,0 706,351">
            <text:p/>
          </draw:polygon>
          <draw:path draw:style-name="gr31" draw:text-style-name="P3" draw:layer="layout" svg:width="0.162cm" svg:height="0.286cm" svg:x="9.099cm" svg:y="2.148cm" svg:viewBox="0 0 163 287" svg:d="M88 109c-49 12-88 63-88 111 0 38 25 67 63 67 46 0 79-63 79-117 0-36-16-57-29-74-14-18-38-47-38-65 0-9 8-18 22-18 12 0 20 5 28 10s16 10 22 10c10 0 16-10 16-16 0-8-6-10-21-13-20-4-26-4-32-4-32 0-45 17-45 40 0 22 11 45 23 69zM93 117c10 19 22 40 22 68 0 26-15 93-52 93-22 0-39-17-39-47 0-25 16-100 69-114z">
            <text:p/>
          </draw:path>
          <draw:path draw:style-name="gr31" draw:text-style-name="P3" draw:layer="layout" svg:width="0.163cm" svg:height="0.251cm" svg:x="9.289cm" svg:y="2.254cm" svg:viewBox="0 0 164 252" svg:d="M164 4c0-1-1-4-4-4-4 0-20 16-27 28-9-22-24-28-38-28-46 0-95 58-95 116 0 39 23 64 52 64 17 0 34-10 47-24-4 14-16 67-17 71-4 11-7 12-29 13-5 0-9 0-9 8 0 0 0 4 5 4 12 0 27-1 40-1 14 0 27 1 41 1 1 0 7 0 7-7 0-5-4-5-11-5-19 0-19-3-19-6s1-6 2-9zM54 171c-24 0-26-31-26-37 0-20 12-63 19-79 12-30 32-46 48-46 27 0 32 31 32 34s-22 90-23 91c-6 12-28 37-50 37z">
            <text:p/>
          </draw:path>
          <draw:polygon draw:style-name="gr31" draw:text-style-name="P3" draw:layer="layout" svg:width="0.105cm" svg:height="0.061cm" svg:x="9.617cm" svg:y="2.154cm" svg:viewBox="0 0 106 62" draw:points="53,0 0,55 7,62 53,21 99,62 106,55">
            <text:p/>
          </draw:polygon>
          <draw:path draw:style-name="gr31" draw:text-style-name="P3" draw:layer="layout" svg:width="0.214cm" svg:height="0.179cm" svg:x="9.563cm" svg:y="2.254cm" svg:viewBox="0 0 215 180" svg:d="M23 152c0 6-3 15-3 17 0 7 5 11 12 11 4 0 11-4 14-11 1-1 5-20 8-30l8-36c3-8 6-17 7-26 2-7 5-19 6-19 5-13 26-49 64-49 18 0 21 14 21 28 0 24-19 75-25 92-4 10-4 14-4 19 0 18 14 32 32 32 38 0 52-58 52-61 0-4-3-4-4-4-5 0-5 1-7 7-8 27-20 49-40 49-6 0-9-4-9-13 0-10 3-19 7-28 7-21 24-65 24-88 0-26-17-42-46-42-36 0-55 25-62 34-1-21-18-34-37-34-18 0-25 15-29 22-7 14-12 37-12 39 0 4 4 4 5 4 4 0 4 0 7-9 6-28 14-47 29-47 8 0 12 4 12 18 0 8-2 13-6 33z">
            <text:p/>
          </draw:path>
        </draw:g>
        <draw:g>
          <svg:title>TexMaths</svg:title>
          <svg:desc>9§display§\delta q \:\hat{n}§svg§600§TRUE</svg:desc>
          <draw:polygon draw:style-name="gr30" draw:text-style-name="P2" draw:layer="layout" svg:width="0.705cm" svg:height="0.35cm" svg:x="8.682cm" svg:y="3.242cm" svg:viewBox="0 0 706 351" draw:points="353,351 0,351 0,0 706,0 706,351">
            <text:p/>
          </draw:polygon>
          <draw:path draw:style-name="gr31" draw:text-style-name="P3" draw:layer="layout" svg:width="0.162cm" svg:height="0.286cm" svg:x="8.698cm" svg:y="3.235cm" svg:viewBox="0 0 163 287" svg:d="M88 109c-49 12-88 63-88 111 0 38 25 67 63 67 46 0 79-63 79-117 0-36-16-57-29-74-14-18-38-47-38-65 0-9 8-18 22-18 12 0 20 5 28 10s16 10 22 10c10 0 16-10 16-16 0-8-6-10-21-13-20-4-26-4-32-4-32 0-45 17-45 40 0 22 11 45 23 69zM93 117c10 19 22 40 22 68 0 26-15 93-52 93-22 0-39-17-39-47 0-25 16-100 69-114z">
            <text:p/>
          </draw:path>
          <draw:path draw:style-name="gr31" draw:text-style-name="P3" draw:layer="layout" svg:width="0.163cm" svg:height="0.251cm" svg:x="8.888cm" svg:y="3.341cm" svg:viewBox="0 0 164 252" svg:d="M164 4c0-1-1-4-4-4-4 0-20 16-27 28-9-22-24-28-38-28-46 0-95 58-95 116 0 39 23 64 52 64 17 0 34-10 47-24-4 14-16 67-17 71-4 11-7 12-29 13-5 0-9 0-9 8 0 0 0 4 5 4 12 0 27-1 40-1 14 0 27 1 41 1 1 0 7 0 7-7 0-5-4-5-11-5-19 0-19-3-19-6s1-6 2-9zM54 171c-24 0-26-31-26-37 0-20 12-63 19-79 12-30 32-46 48-46 27 0 32 31 32 34s-22 90-23 91c-6 12-28 37-50 37z">
            <text:p/>
          </draw:path>
          <draw:polygon draw:style-name="gr31" draw:text-style-name="P3" draw:layer="layout" svg:width="0.105cm" svg:height="0.061cm" svg:x="9.216cm" svg:y="3.241cm" svg:viewBox="0 0 106 62" draw:points="53,0 0,55 7,62 53,21 99,62 106,55">
            <text:p/>
          </draw:polygon>
          <draw:path draw:style-name="gr31" draw:text-style-name="P3" draw:layer="layout" svg:width="0.214cm" svg:height="0.179cm" svg:x="9.162cm" svg:y="3.341cm" svg:viewBox="0 0 215 180" svg:d="M23 152c0 6-3 15-3 17 0 7 5 11 12 11 4 0 11-4 14-11 1-1 5-20 8-30l8-36c3-8 6-17 7-26 2-7 5-19 6-19 5-13 26-49 64-49 18 0 21 14 21 28 0 24-19 75-25 92-4 10-4 14-4 19 0 18 14 32 32 32 38 0 52-58 52-61 0-4-3-4-4-4-5 0-5 1-7 7-8 27-20 49-40 49-6 0-9-4-9-13 0-10 3-19 7-28 7-21 24-65 24-88 0-26-17-42-46-42-36 0-55 25-62 34-1-21-18-34-37-34-18 0-25 15-29 22-7 14-12 37-12 39 0 4 4 4 5 4 4 0 4 0 7-9 6-28 14-47 29-47 8 0 12 4 12 18 0 8-2 13-6 33z">
            <text:p/>
          </draw:path>
        </draw:g>
        <draw:g>
          <svg:title>TexMaths</svg:title>
          <svg:desc>9§display§\delta q \:\hat{n}§svg§600§TRUE</svg:desc>
          <draw:polygon draw:style-name="gr30" draw:text-style-name="P2" draw:layer="layout" svg:width="0.705cm" svg:height="0.35cm" svg:x="10.137cm" svg:y="4.455cm" svg:viewBox="0 0 706 351" draw:points="353,351 0,351 0,0 706,0 706,351">
            <text:p/>
          </draw:polygon>
          <draw:path draw:style-name="gr31" draw:text-style-name="P3" draw:layer="layout" svg:width="0.162cm" svg:height="0.286cm" svg:x="10.153cm" svg:y="4.448cm" svg:viewBox="0 0 163 287" svg:d="M88 109c-49 12-88 63-88 111 0 38 25 67 63 67 46 0 79-63 79-117 0-36-16-57-29-74-14-18-38-47-38-65 0-9 8-18 22-18 12 0 20 5 28 10s16 10 22 10c10 0 16-10 16-16 0-8-6-10-21-13-20-4-26-4-32-4-32 0-45 17-45 40 0 22 11 45 23 69zM93 117c10 19 22 40 22 68 0 26-15 93-52 93-22 0-39-17-39-47 0-25 16-100 69-114z">
            <text:p/>
          </draw:path>
          <draw:path draw:style-name="gr31" draw:text-style-name="P3" draw:layer="layout" svg:width="0.163cm" svg:height="0.251cm" svg:x="10.343cm" svg:y="4.554cm" svg:viewBox="0 0 164 252" svg:d="M164 4c0-1-1-4-4-4-4 0-20 16-27 28-9-22-24-28-38-28-46 0-95 58-95 116 0 39 23 64 52 64 17 0 34-10 47-24-4 14-16 67-17 71-4 11-7 12-29 13-5 0-9 0-9 8 0 0 0 4 5 4 12 0 27-1 40-1 14 0 27 1 41 1 1 0 7 0 7-7 0-5-4-5-11-5-19 0-19-3-19-6s1-6 2-9zM54 171c-24 0-26-31-26-37 0-20 12-63 19-79 12-30 32-46 48-46 27 0 32 31 32 34s-22 90-23 91c-6 12-28 37-50 37z">
            <text:p/>
          </draw:path>
          <draw:polygon draw:style-name="gr31" draw:text-style-name="P3" draw:layer="layout" svg:width="0.105cm" svg:height="0.061cm" svg:x="10.671cm" svg:y="4.454cm" svg:viewBox="0 0 106 62" draw:points="53,0 0,55 7,62 53,21 99,62 106,55">
            <text:p/>
          </draw:polygon>
          <draw:path draw:style-name="gr31" draw:text-style-name="P3" draw:layer="layout" svg:width="0.214cm" svg:height="0.179cm" svg:x="10.617cm" svg:y="4.554cm" svg:viewBox="0 0 215 180" svg:d="M23 152c0 6-3 15-3 17 0 7 5 11 12 11 4 0 11-4 14-11 1-1 5-20 8-30l8-36c3-8 6-17 7-26 2-7 5-19 6-19 5-13 26-49 64-49 18 0 21 14 21 28 0 24-19 75-25 92-4 10-4 14-4 19 0 18 14 32 32 32 38 0 52-58 52-61 0-4-3-4-4-4-5 0-5 1-7 7-8 27-20 49-40 49-6 0-9-4-9-13 0-10 3-19 7-28 7-21 24-65 24-88 0-26-17-42-46-42-36 0-55 25-62 34-1-21-18-34-37-34-18 0-25 15-29 22-7 14-12 37-12 39 0 4 4 4 5 4 4 0 4 0 7-9 6-28 14-47 29-47 8 0 12 4 12 18 0 8-2 13-6 33z">
            <text:p/>
          </draw:path>
        </draw:g>
        <draw:g>
          <svg:title>TexMaths</svg:title>
          <svg:desc>8§display§m_1§svg§600§TRUE</svg:desc>
          <draw:polygon draw:style-name="gr30" draw:text-style-name="P2" draw:layer="layout" svg:width="0.447cm" svg:height="0.203cm" svg:x="5.558cm" svg:y="2.82cm" svg:viewBox="0 0 448 204" draw:points="224,204 0,204 0,0 448,0 448,204">
            <text:p/>
          </draw:polygon>
          <draw:path draw:style-name="gr31" draw:text-style-name="P3" draw:layer="layout" svg:width="0.288cm" svg:height="0.159cm" svg:x="5.568cm" svg:y="2.815cm" svg:viewBox="0 0 289 160" svg:d="M21 135c-1 6-3 14-3 16 0 6 4 9 10 9 4 0 10-3 13-9 1-1 5-18 6-27l8-32c3-7 4-15 7-23 0-7 4-17 4-18 5-11 24-43 57-43 16 0 19 13 19 25 0 9-2 18-5 29l-10 40-7 28c-2 7-4 19-4 21 0 6 5 9 10 9 11 0 13-9 16-20 4-20 18-71 21-86 1-4 19-46 58-46 15 0 19 12 19 25 0 20-14 60-22 79-3 8-4 12-4 19 0 17 12 29 28 29 34 0 47-51 47-54 0-4-3-4-4-4-4 0-4 1-6 7-5 18-17 43-36 43-6 0-9-3-9-11 0-9 4-18 7-26 7-18 21-57 21-77 0-23-13-38-40-38-26 0-44 15-57 34-1-4-2-16-11-25-9-7-20-9-29-9-32 0-50 22-55 30-2-20-17-30-33-30s-23 14-26 20c-6 13-11 34-11 34 0 4 3 4 4 4 4 0 4 0 6-8 6-25 13-42 26-42 6 0 11 2 11 16 0 7-1 11-5 30z">
            <text:p/>
          </draw:path>
          <draw:path draw:style-name="gr31" draw:text-style-name="P3" draw:layer="layout" svg:width="0.089cm" svg:height="0.163cm" svg:x="5.892cm" svg:y="2.86cm" svg:viewBox="0 0 90 164" svg:d="M56 7c0-7 0-7-7-7-16 15-39 16-49 16v9c6 0 22 0 36-7v126c0 8 0 11-25 11h-9v9c4 0 35-1 44-1 8 0 39 1 44 1v-9h-9c-25 0-25-3-25-11z">
            <text:p/>
          </draw:path>
        </draw:g>
        <draw:g>
          <svg:title>TexMaths</svg:title>
          <svg:desc>8§display§m_j§svg§600§TRUE</svg:desc>
          <draw:polygon draw:style-name="gr30" draw:text-style-name="P2" draw:layer="layout" svg:width="0.437cm" svg:height="0.251cm" svg:x="8.195cm" svg:y="3.78cm" svg:viewBox="0 0 438 252" draw:points="219,252 0,252 0,0 438,0 438,252">
            <text:p/>
          </draw:polygon>
          <draw:path draw:style-name="gr31" draw:text-style-name="P3" draw:layer="layout" svg:width="0.288cm" svg:height="0.159cm" svg:x="8.205cm" svg:y="3.775cm" svg:viewBox="0 0 289 160" svg:d="M21 135c-1 6-3 14-3 15 0 7 4 10 10 10 4 0 10-3 13-10 1-1 5-17 6-26l8-32c3-7 4-15 7-23 0-7 4-17 4-18 5-11 24-43 57-43 16 0 19 13 19 25 0 9-2 18-5 29l-10 40-7 28c-2 7-4 19-4 20 0 7 5 10 9 10 12 0 14-9 16-20 5-20 19-71 22-86 1-4 19-46 58-46 15 0 19 12 19 25 0 20-15 60-22 79-3 8-5 12-5 19 0 17 12 29 29 29 34 0 47-51 47-54 0-4-4-4-4-4-4 0-4 1-6 7-6 18-17 43-36 43-6 0-9-3-9-11 0-9 3-18 7-26 7-18 21-57 21-77 0-23-13-38-40-38-26 0-45 15-57 34-1-4-2-16-12-25-8-7-20-9-28-9-32 0-50 22-55 30-2-20-17-30-33-30s-23 14-26 20c-6 13-11 34-11 34 0 4 3 4 4 4 4 0 4 0 6-8 6-25 13-42 26-42 6 0 11 2 11 16 0 7-1 11-5 30z">
            <text:p/>
          </draw:path>
          <draw:path draw:style-name="gr31" draw:text-style-name="P3" draw:layer="layout" svg:width="0.108cm" svg:height="0.213cm" svg:x="8.502cm" svg:y="3.82cm" svg:viewBox="0 0 109 214" svg:d="M109 10c0-5-3-10-10-10s-14 7-14 14c0 4 3 9 10 9s14-6 14-13zM56 176c-4 17-17 31-32 31-3 0-6-1-9-2 7-3 9-8 9-12 0-6-5-9-10-9-8 0-14 6-14 14 0 10 10 16 25 16 14 0 44-9 51-39l22-89c1-2 2-4 2-8 0-13-12-23-27-23-27 0-43 34-43 38 0 3 4 3 4 3 3 0 3-1 5-5 6-14 19-29 33-29 6 0 9 4 9 12 0 3-1 6-1 8z">
            <text:p/>
          </draw:path>
        </draw:g>
        <draw:g>
          <svg:title>TexMaths</svg:title>
          <svg:desc>8§display§m_N§svg§600§TRUE</svg:desc>
          <draw:polygon draw:style-name="gr30" draw:text-style-name="P2" draw:layer="layout" svg:width="0.555cm" svg:height="0.203cm" svg:x="9.609cm" svg:y="5.058cm" svg:viewBox="0 0 556 204" draw:points="278,204 0,204 0,0 556,0 556,204">
            <text:p/>
          </draw:polygon>
          <draw:path draw:style-name="gr31" draw:text-style-name="P3" draw:layer="layout" svg:width="0.288cm" svg:height="0.159cm" svg:x="9.619cm" svg:y="5.053cm" svg:viewBox="0 0 289 160" svg:d="M21 135c-1 6-3 14-3 16 0 6 4 9 10 9 4 0 10-3 13-9 1-1 5-18 6-27l8-32c3-7 4-15 7-23 0-7 4-17 4-18 5-11 24-43 57-43 16 0 19 13 19 25 0 9-2 18-5 29l-10 40-7 28c-2 7-4 19-4 21 0 6 5 9 10 9 11 0 13-9 16-20 4-20 18-71 21-86 1-4 19-46 58-46 15 0 19 12 19 25 0 20-14 60-22 79-3 8-4 12-4 19 0 17 12 29 28 29 34 0 47-51 47-54 0-4-3-4-4-4-4 0-4 1-6 7-5 18-17 43-36 43-6 0-9-3-9-11 0-9 4-18 7-26 7-18 21-57 21-77 0-23-13-38-40-38-26 0-44 15-57 34-1-4-2-16-11-25-9-7-20-9-29-9-32 0-50 22-55 30-2-20-17-30-33-30s-23 14-26 20c-6 13-11 34-11 34 0 4 3 4 4 4 4 0 4 0 6-8 6-25 13-42 26-42 6 0 11 2 11 16 0 7-1 11-5 30z">
            <text:p/>
          </draw:path>
          <draw:path draw:style-name="gr31" draw:text-style-name="P3" draw:layer="layout" svg:width="0.219cm" svg:height="0.168cm" svg:x="9.934cm" svg:y="5.093cm" svg:viewBox="0 0 220 169" svg:d="M189 27c2-9 6-17 26-18 1 0 5 0 5-6 0-1-2-3-4-3-8 0-17 1-26 1-5 0-20-1-25-1-2 0-6 0-6 6 0 3 3 3 6 3 12 0 16 4 16 10 0 2 0 3-1 6l-27 108-63-129c-2-4-2-4-8-4h-34c-5 0-8 0-8 6 0 3 3 3 8 3 6 0 10 0 16 1l-33 133c-2 9-6 16-26 17-2 0-5 0-5 5 0 3 2 4 4 4 8 0 17-1 26-1 5 0 20 1 25 1 3 0 6-2 6-5 0-4-3-4-6-4-16-1-16-7-16-10 0-1 0-3 1-7l32-126 72 148c2 4 3 4 6 4 4 0 4-1 4-5z">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marker draw:name="Arrowheads_20_1" draw:display-name="Arrowheads 1" svg:viewBox="0 0 1321 3493" svg:d="M1321 3493h-1321l661-3493z"/>
    <draw:marker draw:name="Arrowheads_20_2" draw:display-name="Arrowheads 2" svg:viewBox="0 0 1321 3493" svg:d="M1321 3493h-1321l661-3493z"/>
    <draw:marker draw:name="Arrowheads_20_3" draw:display-name="Arrowheads 3" svg:viewBox="0 0 1321 3493" svg:d="M1321 3493h-1321l661-3493z"/>
    <draw:marker draw:name="Circle" svg:viewBox="0 0 1131 1131" svg:d="M462 1118l-102-29-102-51-93-72-72-93-51-102-29-102-13-105 13-102 29-106 51-102 72-89 93-72 102-50 102-34 106-9 101 9 106 34 98 50 93 72 72 89 51 102 29 106 13 102-13 105-29 102-51 102-72 93-93 72-98 51-106 29-101 13z"/>
    <draw:marker draw:name="Small_20_Arrow" draw:display-name="Small Arrow" svg:viewBox="0 0 1321 3493" svg:d="M1321 3493h-1321l702-349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d </meta:initial-creator>
    <meta:creation-date>2015-11-04T17:20:33.040693176</meta:creation-date>
    <dc:date>2018-09-02T02:07:36.339242712</dc:date>
    <meta:editing-duration>P22DT9H28M19S</meta:editing-duration>
    <meta:editing-cycles>43</meta:editing-cycles>
    <meta:generator>LibreOffice/5.3.7.2.0$Linux_X86_64 LibreOffice_project/30$Build-2</meta:generator>
    <meta:document-statistic meta:object-count="484"/>
    <meta:user-defined meta:name="TexMathsIgnorePreamble">FALSE</meta:user-defined>
    <meta:user-defined meta:name="TexMathsPreamble">\usepackage{amsmath}§\usepackage{amssymb}§\usepackage[usenames]{color}§§§% Uncomment this line for sans-serif font§%\everymath{\mathsf{\xdef\mysf{\mathgroup\the\mathgroup\relax}}\mysf}§§% Uncomment these lines for colored equations§% \definecolor{fgcolor}{RGB}{0,0,255}§% \definecolor{bgcolor}{RGB}{255,255,255}§% \pagecolor{bgcolor}\color{fgcolor}§</meta:user-defined>
  </office:meta>
</office:document-meta>
</file>